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2" table:style-name="ta1">
        <table:table-column table:style-name="co1" table:number-columns-repeated="16384" table:default-cell-style-name="ce1"/>
        <table:table-row table:style-name="ro1">
          <table:table-cell office:value-type="float" office:value="-12578" table:style-name="ce2">
            <text:p>-12578</text:p>
          </table:table-cell>
          <table:table-cell office:value-type="float" office:value="-19852" table:style-name="ce2">
            <text:p>-19852</text:p>
          </table:table-cell>
          <table:table-cell office:value-type="float" office:value="-26732" table:style-name="ce2">
            <text:p>-26732</text:p>
          </table:table-cell>
          <table:table-cell office:value-type="float" office:value="256931" table:style-name="ce2">
            <text:p>256931</text:p>
          </table:table-cell>
          <table:table-cell office:value-type="float" office:value="-4229" table:style-name="ce2">
            <text:p>-4229</text:p>
          </table:table-cell>
          <table:table-cell office:value-type="float" office:value="-1545" table:style-name="ce2">
            <text:p>-1545</text:p>
          </table:table-cell>
          <table:table-cell office:value-type="float" office:value="-4477" table:style-name="ce2">
            <text:p>-4477</text:p>
          </table:table-cell>
          <table:table-cell table:number-columns-repeated="16377"/>
        </table:table-row>
        <table:table-row table:style-name="ro1">
          <table:table-cell office:value-type="float" office:value="-5706" table:style-name="ce2">
            <text:p>-5706</text:p>
          </table:table-cell>
          <table:table-cell office:value-type="float" office:value="-17264" table:style-name="ce2">
            <text:p>-17264</text:p>
          </table:table-cell>
          <table:table-cell office:value-type="float" office:value="-27404" table:style-name="ce2">
            <text:p>-27404</text:p>
          </table:table-cell>
          <table:table-cell office:value-type="float" office:value="256939" table:style-name="ce2">
            <text:p>256939</text:p>
          </table:table-cell>
          <table:table-cell office:value-type="float" office:value="-8661" table:style-name="ce2">
            <text:p>-8661</text:p>
          </table:table-cell>
          <table:table-cell office:value-type="float" office:value="2257" table:style-name="ce2">
            <text:p>2257</text:p>
          </table:table-cell>
          <table:table-cell office:value-type="float" office:value="-630" table:style-name="ce2">
            <text:p>-630</text:p>
          </table:table-cell>
          <table:table-cell table:number-columns-repeated="16377"/>
        </table:table-row>
        <table:table-row table:style-name="ro1">
          <table:table-cell office:value-type="float" office:value="-12110" table:style-name="ce2">
            <text:p>-12110</text:p>
          </table:table-cell>
          <table:table-cell office:value-type="float" office:value="-24996" table:style-name="ce2">
            <text:p>-24996</text:p>
          </table:table-cell>
          <table:table-cell office:value-type="float" office:value="-32768" table:style-name="ce2">
            <text:p>-32768</text:p>
          </table:table-cell>
          <table:table-cell office:value-type="float" office:value="256947" table:style-name="ce2">
            <text:p>256947</text:p>
          </table:table-cell>
          <table:table-cell office:value-type="float" office:value="-6256" table:style-name="ce2">
            <text:p>-6256</text:p>
          </table:table-cell>
          <table:table-cell office:value-type="float" office:value="-275" table:style-name="ce2">
            <text:p>-275</text:p>
          </table:table-cell>
          <table:table-cell office:value-type="float" office:value="1748" table:style-name="ce2">
            <text:p>1748</text:p>
          </table:table-cell>
          <table:table-cell table:number-columns-repeated="16377"/>
        </table:table-row>
        <table:table-row table:style-name="ro1">
          <table:table-cell office:value-type="float" office:value="-6966" table:style-name="ce2">
            <text:p>-6966</text:p>
          </table:table-cell>
          <table:table-cell office:value-type="float" office:value="-17628" table:style-name="ce2">
            <text:p>-17628</text:p>
          </table:table-cell>
          <table:table-cell office:value-type="float" office:value="-25644" table:style-name="ce2">
            <text:p>-25644</text:p>
          </table:table-cell>
          <table:table-cell office:value-type="float" office:value="256956" table:style-name="ce2">
            <text:p>256956</text:p>
          </table:table-cell>
          <table:table-cell office:value-type="float" office:value="-11415" table:style-name="ce2">
            <text:p>-11415</text:p>
          </table:table-cell>
          <table:table-cell office:value-type="float" office:value="2464" table:style-name="ce2">
            <text:p>2464</text:p>
          </table:table-cell>
          <table:table-cell office:value-type="float" office:value="138" table:style-name="ce2">
            <text:p>138</text:p>
          </table:table-cell>
          <table:table-cell table:number-columns-repeated="16377"/>
        </table:table-row>
        <table:table-row table:style-name="ro1">
          <table:table-cell office:value-type="float" office:value="-3678" table:style-name="ce2">
            <text:p>-3678</text:p>
          </table:table-cell>
          <table:table-cell office:value-type="float" office:value="-17580" table:style-name="ce2">
            <text:p>-17580</text:p>
          </table:table-cell>
          <table:table-cell office:value-type="float" office:value="-3944" table:style-name="ce2">
            <text:p>-3944</text:p>
          </table:table-cell>
          <table:table-cell office:value-type="float" office:value="256964" table:style-name="ce2">
            <text:p>256964</text:p>
          </table:table-cell>
          <table:table-cell office:value-type="float" office:value="-14299" table:style-name="ce2">
            <text:p>-14299</text:p>
          </table:table-cell>
          <table:table-cell office:value-type="float" office:value="2972" table:style-name="ce2">
            <text:p>2972</text:p>
          </table:table-cell>
          <table:table-cell office:value-type="float" office:value="-1840" table:style-name="ce2">
            <text:p>-1840</text:p>
          </table:table-cell>
          <table:table-cell table:number-columns-repeated="16377"/>
        </table:table-row>
        <table:table-row table:style-name="ro1">
          <table:table-cell office:value-type="float" office:value="8482" table:style-name="ce2">
            <text:p>8482</text:p>
          </table:table-cell>
          <table:table-cell office:value-type="float" office:value="-12444" table:style-name="ce2">
            <text:p>-12444</text:p>
          </table:table-cell>
          <table:table-cell office:value-type="float" office:value="-20568" table:style-name="ce2">
            <text:p>-20568</text:p>
          </table:table-cell>
          <table:table-cell office:value-type="float" office:value="256972" table:style-name="ce2">
            <text:p>256972</text:p>
          </table:table-cell>
          <table:table-cell office:value-type="float" office:value="-19998" table:style-name="ce2">
            <text:p>-19998</text:p>
          </table:table-cell>
          <table:table-cell office:value-type="float" office:value="7263" table:style-name="ce2">
            <text:p>7263</text:p>
          </table:table-cell>
          <table:table-cell office:value-type="float" office:value="-384" table:style-name="ce2">
            <text:p>-384</text:p>
          </table:table-cell>
          <table:table-cell table:number-columns-repeated="16377"/>
        </table:table-row>
        <table:table-row table:style-name="ro1">
          <table:table-cell office:value-type="float" office:value="-322" table:style-name="ce2">
            <text:p>-322</text:p>
          </table:table-cell>
          <table:table-cell office:value-type="float" office:value="-9508" table:style-name="ce2">
            <text:p>-9508</text:p>
          </table:table-cell>
          <table:table-cell office:value-type="float" office:value="7776" table:style-name="ce2">
            <text:p>7776</text:p>
          </table:table-cell>
          <table:table-cell office:value-type="float" office:value="256981" table:style-name="ce2">
            <text:p>256981</text:p>
          </table:table-cell>
          <table:table-cell office:value-type="float" office:value="-18935" table:style-name="ce2">
            <text:p>-18935</text:p>
          </table:table-cell>
          <table:table-cell office:value-type="float" office:value="4475" table:style-name="ce2">
            <text:p>4475</text:p>
          </table:table-cell>
          <table:table-cell office:value-type="float" office:value="-2639" table:style-name="ce2">
            <text:p>-2639</text:p>
          </table:table-cell>
          <table:table-cell table:number-columns-repeated="16377"/>
        </table:table-row>
        <table:table-row table:style-name="ro1">
          <table:table-cell office:value-type="float" office:value="-5238" table:style-name="ce2">
            <text:p>-5238</text:p>
          </table:table-cell>
          <table:table-cell office:value-type="float" office:value="-9600" table:style-name="ce2">
            <text:p>-9600</text:p>
          </table:table-cell>
          <table:table-cell office:value-type="float" office:value="14832" table:style-name="ce2">
            <text:p>14832</text:p>
          </table:table-cell>
          <table:table-cell office:value-type="float" office:value="256990" table:style-name="ce2">
            <text:p>256990</text:p>
          </table:table-cell>
          <table:table-cell office:value-type="float" office:value="-18489" table:style-name="ce2">
            <text:p>-18489</text:p>
          </table:table-cell>
          <table:table-cell office:value-type="float" office:value="2705" table:style-name="ce2">
            <text:p>2705</text:p>
          </table:table-cell>
          <table:table-cell office:value-type="float" office:value="-4776" table:style-name="ce2">
            <text:p>-4776</text:p>
          </table:table-cell>
          <table:table-cell table:number-columns-repeated="16377"/>
        </table:table-row>
        <table:table-row table:style-name="ro1">
          <table:table-cell office:value-type="float" office:value="-2830" table:style-name="ce2">
            <text:p>-2830</text:p>
          </table:table-cell>
          <table:table-cell office:value-type="float" office:value="12912" table:style-name="ce2">
            <text:p>12912</text:p>
          </table:table-cell>
          <table:table-cell office:value-type="float" office:value="32767" table:style-name="ce2">
            <text:p>32767</text:p>
          </table:table-cell>
          <table:table-cell office:value-type="float" office:value="256998" table:style-name="ce2">
            <text:p>256998</text:p>
          </table:table-cell>
          <table:table-cell office:value-type="float" office:value="-17358" table:style-name="ce2">
            <text:p>-17358</text:p>
          </table:table-cell>
          <table:table-cell office:value-type="float" office:value="836" table:style-name="ce2">
            <text:p>836</text:p>
          </table:table-cell>
          <table:table-cell office:value-type="float" office:value="-2400" table:style-name="ce2">
            <text:p>-2400</text:p>
          </table:table-cell>
          <table:table-cell table:number-columns-repeated="16377"/>
        </table:table-row>
        <table:table-row table:style-name="ro1">
          <table:table-cell office:value-type="float" office:value="-14050" table:style-name="ce2">
            <text:p>-14050</text:p>
          </table:table-cell>
          <table:table-cell office:value-type="float" office:value="-12116" table:style-name="ce2">
            <text:p>-12116</text:p>
          </table:table-cell>
          <table:table-cell office:value-type="float" office:value="8932" table:style-name="ce2">
            <text:p>8932</text:p>
          </table:table-cell>
          <table:table-cell office:value-type="float" office:value="257006" table:style-name="ce2">
            <text:p>257006</text:p>
          </table:table-cell>
          <table:table-cell office:value-type="float" office:value="-10652" table:style-name="ce2">
            <text:p>-10652</text:p>
          </table:table-cell>
          <table:table-cell office:value-type="float" office:value="-6257" table:style-name="ce2">
            <text:p>-6257</text:p>
          </table:table-cell>
          <table:table-cell office:value-type="float" office:value="-4509" table:style-name="ce2">
            <text:p>-4509</text:p>
          </table:table-cell>
          <table:table-cell table:number-columns-repeated="16377"/>
        </table:table-row>
        <table:table-row table:style-name="ro1">
          <table:table-cell office:value-type="float" office:value="-5482" table:style-name="ce2">
            <text:p>-5482</text:p>
          </table:table-cell>
          <table:table-cell office:value-type="float" office:value="-9272" table:style-name="ce2">
            <text:p>-9272</text:p>
          </table:table-cell>
          <table:table-cell office:value-type="float" office:value="-18472" table:style-name="ce2">
            <text:p>-18472</text:p>
          </table:table-cell>
          <table:table-cell office:value-type="float" office:value="257015" table:style-name="ce2">
            <text:p>257015</text:p>
          </table:table-cell>
          <table:table-cell office:value-type="float" office:value="-17958" table:style-name="ce2">
            <text:p>-17958</text:p>
          </table:table-cell>
          <table:table-cell office:value-type="float" office:value="1012" table:style-name="ce2">
            <text:p>1012</text:p>
          </table:table-cell>
          <table:table-cell office:value-type="float" office:value="-5793" table:style-name="ce2">
            <text:p>-5793</text:p>
          </table:table-cell>
          <table:table-cell table:number-columns-repeated="16377"/>
        </table:table-row>
        <table:table-row table:style-name="ro1">
          <table:table-cell office:value-type="float" office:value="-4842" table:style-name="ce2">
            <text:p>-4842</text:p>
          </table:table-cell>
          <table:table-cell office:value-type="float" office:value="-4912" table:style-name="ce2">
            <text:p>-4912</text:p>
          </table:table-cell>
          <table:table-cell office:value-type="float" office:value="-18044" table:style-name="ce2">
            <text:p>-18044</text:p>
          </table:table-cell>
          <table:table-cell office:value-type="float" office:value="257023" table:style-name="ce2">
            <text:p>257023</text:p>
          </table:table-cell>
          <table:table-cell office:value-type="float" office:value="-23352" table:style-name="ce2">
            <text:p>-23352</text:p>
          </table:table-cell>
          <table:table-cell office:value-type="float" office:value="6320" table:style-name="ce2">
            <text:p>6320</text:p>
          </table:table-cell>
          <table:table-cell office:value-type="float" office:value="-3822" table:style-name="ce2">
            <text:p>-3822</text:p>
          </table:table-cell>
          <table:table-cell table:number-columns-repeated="16377"/>
        </table:table-row>
        <table:table-row table:style-name="ro1">
          <table:table-cell office:value-type="float" office:value="-10234" table:style-name="ce2">
            <text:p>-10234</text:p>
          </table:table-cell>
          <table:table-cell office:value-type="float" office:value="-36" table:style-name="ce2">
            <text:p>-36</text:p>
          </table:table-cell>
          <table:table-cell office:value-type="float" office:value="-30856" table:style-name="ce2">
            <text:p>-30856</text:p>
          </table:table-cell>
          <table:table-cell office:value-type="float" office:value="257031" table:style-name="ce2">
            <text:p>257031</text:p>
          </table:table-cell>
          <table:table-cell office:value-type="float" office:value="-19543" table:style-name="ce2">
            <text:p>-19543</text:p>
          </table:table-cell>
          <table:table-cell office:value-type="float" office:value="2926" table:style-name="ce2">
            <text:p>2926</text:p>
          </table:table-cell>
          <table:table-cell office:value-type="float" office:value="-4686" table:style-name="ce2">
            <text:p>-4686</text:p>
          </table:table-cell>
          <table:table-cell table:number-columns-repeated="16377"/>
        </table:table-row>
        <table:table-row table:style-name="ro1">
          <table:table-cell office:value-type="float" office:value="-5950" table:style-name="ce2">
            <text:p>-5950</text:p>
          </table:table-cell>
          <table:table-cell office:value-type="float" office:value="-4056" table:style-name="ce2">
            <text:p>-4056</text:p>
          </table:table-cell>
          <table:table-cell office:value-type="float" office:value="-31392" table:style-name="ce2">
            <text:p>-31392</text:p>
          </table:table-cell>
          <table:table-cell office:value-type="float" office:value="257039" table:style-name="ce2">
            <text:p>257039</text:p>
          </table:table-cell>
          <table:table-cell office:value-type="float" office:value="-27000" table:style-name="ce2">
            <text:p>-27000</text:p>
          </table:table-cell>
          <table:table-cell office:value-type="float" office:value="7212" table:style-name="ce2">
            <text:p>7212</text:p>
          </table:table-cell>
          <table:table-cell office:value-type="float" office:value="-5629" table:style-name="ce2">
            <text:p>-5629</text:p>
          </table:table-cell>
          <table:table-cell table:number-columns-repeated="16377"/>
        </table:table-row>
        <table:table-row table:style-name="ro1">
          <table:table-cell office:value-type="float" office:value="-10298" table:style-name="ce2">
            <text:p>-10298</text:p>
          </table:table-cell>
          <table:table-cell office:value-type="float" office:value="-1912" table:style-name="ce2">
            <text:p>-1912</text:p>
          </table:table-cell>
          <table:table-cell office:value-type="float" office:value="-15936" table:style-name="ce2">
            <text:p>-15936</text:p>
          </table:table-cell>
          <table:table-cell office:value-type="float" office:value="257047" table:style-name="ce2">
            <text:p>257047</text:p>
          </table:table-cell>
          <table:table-cell office:value-type="float" office:value="-27012" table:style-name="ce2">
            <text:p>-27012</text:p>
          </table:table-cell>
          <table:table-cell office:value-type="float" office:value="7880" table:style-name="ce2">
            <text:p>7880</text:p>
          </table:table-cell>
          <table:table-cell office:value-type="float" office:value="-4778" table:style-name="ce2">
            <text:p>-4778</text:p>
          </table:table-cell>
          <table:table-cell table:number-columns-repeated="16377"/>
        </table:table-row>
        <table:table-row table:style-name="ro1">
          <table:table-cell office:value-type="float" office:value="-4962" table:style-name="ce2">
            <text:p>-4962</text:p>
          </table:table-cell>
          <table:table-cell office:value-type="float" office:value="-9572" table:style-name="ce2">
            <text:p>-9572</text:p>
          </table:table-cell>
          <table:table-cell office:value-type="float" office:value="-26120" table:style-name="ce2">
            <text:p>-26120</text:p>
          </table:table-cell>
          <table:table-cell office:value-type="float" office:value="257055" table:style-name="ce2">
            <text:p>257055</text:p>
          </table:table-cell>
          <table:table-cell office:value-type="float" office:value="-30261" table:style-name="ce2">
            <text:p>-30261</text:p>
          </table:table-cell>
          <table:table-cell office:value-type="float" office:value="11754" table:style-name="ce2">
            <text:p>11754</text:p>
          </table:table-cell>
          <table:table-cell office:value-type="float" office:value="-4602" table:style-name="ce2">
            <text:p>-4602</text:p>
          </table:table-cell>
          <table:table-cell table:number-columns-repeated="16377"/>
        </table:table-row>
        <table:table-row table:style-name="ro1">
          <table:table-cell office:value-type="float" office:value="-5046" table:style-name="ce2">
            <text:p>-5046</text:p>
          </table:table-cell>
          <table:table-cell office:value-type="float" office:value="1720" table:style-name="ce2">
            <text:p>1720</text:p>
          </table:table-cell>
          <table:table-cell office:value-type="float" office:value="29040" table:style-name="ce2">
            <text:p>29040</text:p>
          </table:table-cell>
          <table:table-cell office:value-type="float" office:value="257064" table:style-name="ce2">
            <text:p>257064</text:p>
          </table:table-cell>
          <table:table-cell office:value-type="float" office:value="-27920" table:style-name="ce2">
            <text:p>-27920</text:p>
          </table:table-cell>
          <table:table-cell office:value-type="float" office:value="8788" table:style-name="ce2">
            <text:p>8788</text:p>
          </table:table-cell>
          <table:table-cell office:value-type="float" office:value="-4551" table:style-name="ce2">
            <text:p>-4551</text:p>
          </table:table-cell>
          <table:table-cell table:number-columns-repeated="16377"/>
        </table:table-row>
        <table:table-row table:style-name="ro1">
          <table:table-cell office:value-type="float" office:value="-5610" table:style-name="ce2">
            <text:p>-5610</text:p>
          </table:table-cell>
          <table:table-cell office:value-type="float" office:value="2868" table:style-name="ce2">
            <text:p>2868</text:p>
          </table:table-cell>
          <table:table-cell office:value-type="float" office:value="3640" table:style-name="ce2">
            <text:p>3640</text:p>
          </table:table-cell>
          <table:table-cell office:value-type="float" office:value="257072" table:style-name="ce2">
            <text:p>257072</text:p>
          </table:table-cell>
          <table:table-cell office:value-type="float" office:value="-25970" table:style-name="ce2">
            <text:p>-25970</text:p>
          </table:table-cell>
          <table:table-cell office:value-type="float" office:value="8741" table:style-name="ce2">
            <text:p>8741</text:p>
          </table:table-cell>
          <table:table-cell office:value-type="float" office:value="-4855" table:style-name="ce2">
            <text:p>-4855</text:p>
          </table:table-cell>
          <table:table-cell table:number-columns-repeated="16377"/>
        </table:table-row>
        <table:table-row table:style-name="ro1">
          <table:table-cell office:value-type="float" office:value="-13054" table:style-name="ce2">
            <text:p>-13054</text:p>
          </table:table-cell>
          <table:table-cell office:value-type="float" office:value="1096" table:style-name="ce2">
            <text:p>1096</text:p>
          </table:table-cell>
          <table:table-cell office:value-type="float" office:value="18440" table:style-name="ce2">
            <text:p>18440</text:p>
          </table:table-cell>
          <table:table-cell office:value-type="float" office:value="257080" table:style-name="ce2">
            <text:p>257080</text:p>
          </table:table-cell>
          <table:table-cell office:value-type="float" office:value="-24445" table:style-name="ce2">
            <text:p>-24445</text:p>
          </table:table-cell>
          <table:table-cell office:value-type="float" office:value="8100" table:style-name="ce2">
            <text:p>8100</text:p>
          </table:table-cell>
          <table:table-cell office:value-type="float" office:value="-4355" table:style-name="ce2">
            <text:p>-4355</text:p>
          </table:table-cell>
          <table:table-cell table:style-name="ce1">
            <draw:frame draw:z-index="1" draw:id="id0" draw:style-name="a0" draw:name="Diagramm 2" svg:x="0.38542in" svg:y="0.05208in" svg:width="5in" svg:height="2.9687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float" office:value="-32574" table:style-name="ce2">
            <text:p>-32574</text:p>
          </table:table-cell>
          <table:table-cell office:value-type="float" office:value="-4072" table:style-name="ce2">
            <text:p>-4072</text:p>
          </table:table-cell>
          <table:table-cell office:value-type="float" office:value="-32548" table:style-name="ce2">
            <text:p>-32548</text:p>
          </table:table-cell>
          <table:table-cell office:value-type="float" office:value="257088" table:style-name="ce2">
            <text:p>257088</text:p>
          </table:table-cell>
          <table:table-cell office:value-type="float" office:value="-10062" table:style-name="ce2">
            <text:p>-10062</text:p>
          </table:table-cell>
          <table:table-cell office:value-type="float" office:value="-792" table:style-name="ce2">
            <text:p>-792</text:p>
          </table:table-cell>
          <table:table-cell office:value-type="float" office:value="-6850" table:style-name="ce2">
            <text:p>-6850</text:p>
          </table:table-cell>
          <table:table-cell table:number-columns-repeated="16377"/>
        </table:table-row>
        <table:table-row table:style-name="ro1">
          <table:table-cell office:value-type="float" office:value="-14718" table:style-name="ce2">
            <text:p>-14718</text:p>
          </table:table-cell>
          <table:table-cell office:value-type="float" office:value="-32468" table:style-name="ce2">
            <text:p>-32468</text:p>
          </table:table-cell>
          <table:table-cell office:value-type="float" office:value="-32768" table:style-name="ce2">
            <text:p>-32768</text:p>
          </table:table-cell>
          <table:table-cell office:value-type="float" office:value="257096" table:style-name="ce2">
            <text:p>257096</text:p>
          </table:table-cell>
          <table:table-cell office:value-type="float" office:value="-32168" table:style-name="ce2">
            <text:p>-32168</text:p>
          </table:table-cell>
          <table:table-cell office:value-type="float" office:value="13682" table:style-name="ce2">
            <text:p>13682</text:p>
          </table:table-cell>
          <table:table-cell office:value-type="float" office:value="-14115" table:style-name="ce2">
            <text:p>-14115</text:p>
          </table:table-cell>
          <table:table-cell table:number-columns-repeated="16377"/>
        </table:table-row>
        <table:table-row table:style-name="ro1">
          <table:table-cell office:value-type="float" office:value="370" table:style-name="ce2">
            <text:p>370</text:p>
          </table:table-cell>
          <table:table-cell office:value-type="float" office:value="15428" table:style-name="ce2">
            <text:p>15428</text:p>
          </table:table-cell>
          <table:table-cell office:value-type="float" office:value="-32768" table:style-name="ce2">
            <text:p>-32768</text:p>
          </table:table-cell>
          <table:table-cell office:value-type="float" office:value="257104" table:style-name="ce2">
            <text:p>257104</text:p>
          </table:table-cell>
          <table:table-cell office:value-type="float" office:value="-32168" table:style-name="ce2">
            <text:p>-32168</text:p>
          </table:table-cell>
          <table:table-cell office:value-type="float" office:value="32682" table:style-name="ce2">
            <text:p>32682</text:p>
          </table:table-cell>
          <table:table-cell office:value-type="float" office:value="-15046" table:style-name="ce2">
            <text:p>-15046</text:p>
          </table:table-cell>
          <table:table-cell table:number-columns-repeated="16377"/>
        </table:table-row>
        <table:table-row table:style-name="ro1">
          <table:table-cell office:value-type="float" office:value="1730" table:style-name="ce2">
            <text:p>1730</text:p>
          </table:table-cell>
          <table:table-cell office:value-type="float" office:value="33067" table:style-name="ce2">
            <text:p>33067</text:p>
          </table:table-cell>
          <table:table-cell office:value-type="float" office:value="-32768" table:style-name="ce2">
            <text:p>-32768</text:p>
          </table:table-cell>
          <table:table-cell office:value-type="float" office:value="257113" table:style-name="ce2">
            <text:p>257113</text:p>
          </table:table-cell>
          <table:table-cell office:value-type="float" office:value="-3782" table:style-name="ce2">
            <text:p>-3782</text:p>
          </table:table-cell>
          <table:table-cell office:value-type="float" office:value="-11826" table:style-name="ce2">
            <text:p>-11826</text:p>
          </table:table-cell>
          <table:table-cell office:value-type="float" office:value="-26686" table:style-name="ce2">
            <text:p>-26686</text:p>
          </table:table-cell>
          <table:table-cell table:number-columns-repeated="16377"/>
        </table:table-row>
        <table:table-row table:style-name="ro1">
          <table:table-cell office:value-type="float" office:value="31817" table:style-name="ce2">
            <text:p>31817</text:p>
          </table:table-cell>
          <table:table-cell office:value-type="float" office:value="-32468" table:style-name="ce2">
            <text:p>-32468</text:p>
          </table:table-cell>
          <table:table-cell office:value-type="float" office:value="-32768" table:style-name="ce2">
            <text:p>-32768</text:p>
          </table:table-cell>
          <table:table-cell office:value-type="float" office:value="257121" table:style-name="ce2">
            <text:p>257121</text:p>
          </table:table-cell>
          <table:table-cell office:value-type="float" office:value="-5938" table:style-name="ce2">
            <text:p>-5938</text:p>
          </table:table-cell>
          <table:table-cell office:value-type="float" office:value="10413" table:style-name="ce2">
            <text:p>10413</text:p>
          </table:table-cell>
          <table:table-cell office:value-type="float" office:value="-24693" table:style-name="ce2">
            <text:p>-24693</text:p>
          </table:table-cell>
          <table:table-cell table:number-columns-repeated="16377"/>
        </table:table-row>
        <table:table-row table:style-name="ro1">
          <table:table-cell office:value-type="float" office:value="7974" table:style-name="ce2">
            <text:p>7974</text:p>
          </table:table-cell>
          <table:table-cell office:value-type="float" office:value="228" table:style-name="ce2">
            <text:p>228</text:p>
          </table:table-cell>
          <table:table-cell office:value-type="float" office:value="-32768" table:style-name="ce2">
            <text:p>-32768</text:p>
          </table:table-cell>
          <table:table-cell office:value-type="float" office:value="257129" table:style-name="ce2">
            <text:p>257129</text:p>
          </table:table-cell>
          <table:table-cell office:value-type="float" office:value="-30868" table:style-name="ce2">
            <text:p>-30868</text:p>
          </table:table-cell>
          <table:table-cell office:value-type="float" office:value="-5435" table:style-name="ce2">
            <text:p>-5435</text:p>
          </table:table-cell>
          <table:table-cell office:value-type="float" office:value="-18896" table:style-name="ce2">
            <text:p>-18896</text:p>
          </table:table-cell>
          <table:table-cell table:number-columns-repeated="16377"/>
        </table:table-row>
        <table:table-row table:style-name="ro1">
          <table:table-cell office:value-type="float" office:value="7370" table:style-name="ce2">
            <text:p>7370</text:p>
          </table:table-cell>
          <table:table-cell office:value-type="float" office:value="14464" table:style-name="ce2">
            <text:p>14464</text:p>
          </table:table-cell>
          <table:table-cell office:value-type="float" office:value="-32768" table:style-name="ce2">
            <text:p>-32768</text:p>
          </table:table-cell>
          <table:table-cell office:value-type="float" office:value="257137" table:style-name="ce2">
            <text:p>257137</text:p>
          </table:table-cell>
          <table:table-cell office:value-type="float" office:value="-28255" table:style-name="ce2">
            <text:p>-28255</text:p>
          </table:table-cell>
          <table:table-cell office:value-type="float" office:value="-10210" table:style-name="ce2">
            <text:p>-10210</text:p>
          </table:table-cell>
          <table:table-cell office:value-type="float" office:value="-19829" table:style-name="ce2">
            <text:p>-19829</text:p>
          </table:table-cell>
          <table:table-cell table:number-columns-repeated="16377"/>
        </table:table-row>
        <table:table-row table:style-name="ro1">
          <table:table-cell office:value-type="float" office:value="4650" table:style-name="ce2">
            <text:p>4650</text:p>
          </table:table-cell>
          <table:table-cell office:value-type="float" office:value="-32468" table:style-name="ce2">
            <text:p>-32468</text:p>
          </table:table-cell>
          <table:table-cell office:value-type="float" office:value="-32768" table:style-name="ce2">
            <text:p>-32768</text:p>
          </table:table-cell>
          <table:table-cell office:value-type="float" office:value="257145" table:style-name="ce2">
            <text:p>257145</text:p>
          </table:table-cell>
          <table:table-cell office:value-type="float" office:value="-20702" table:style-name="ce2">
            <text:p>-20702</text:p>
          </table:table-cell>
          <table:table-cell office:value-type="float" office:value="-6965" table:style-name="ce2">
            <text:p>-6965</text:p>
          </table:table-cell>
          <table:table-cell office:value-type="float" office:value="-16998" table:style-name="ce2">
            <text:p>-16998</text:p>
          </table:table-cell>
          <table:table-cell table:number-columns-repeated="16377"/>
        </table:table-row>
        <table:table-row table:style-name="ro1">
          <table:table-cell office:value-type="float" office:value="-8074" table:style-name="ce2">
            <text:p>-8074</text:p>
          </table:table-cell>
          <table:table-cell office:value-type="float" office:value="9620" table:style-name="ce2">
            <text:p>9620</text:p>
          </table:table-cell>
          <table:table-cell office:value-type="float" office:value="-32768" table:style-name="ce2">
            <text:p>-32768</text:p>
          </table:table-cell>
          <table:table-cell office:value-type="float" office:value="257153" table:style-name="ce2">
            <text:p>257153</text:p>
          </table:table-cell>
          <table:table-cell office:value-type="float" office:value="-29357" table:style-name="ce2">
            <text:p>-29357</text:p>
          </table:table-cell>
          <table:table-cell office:value-type="float" office:value="-12071" table:style-name="ce2">
            <text:p>-12071</text:p>
          </table:table-cell>
          <table:table-cell office:value-type="float" office:value="-22545" table:style-name="ce2">
            <text:p>-22545</text:p>
          </table:table-cell>
          <table:table-cell table:number-columns-repeated="16377"/>
        </table:table-row>
        <table:table-row table:style-name="ro1">
          <table:table-cell office:value-type="float" office:value="15122" table:style-name="ce2">
            <text:p>15122</text:p>
          </table:table-cell>
          <table:table-cell office:value-type="float" office:value="10656" table:style-name="ce2">
            <text:p>10656</text:p>
          </table:table-cell>
          <table:table-cell office:value-type="float" office:value="-32768" table:style-name="ce2">
            <text:p>-32768</text:p>
          </table:table-cell>
          <table:table-cell office:value-type="float" office:value="257162" table:style-name="ce2">
            <text:p>257162</text:p>
          </table:table-cell>
          <table:table-cell office:value-type="float" office:value="-29008" table:style-name="ce2">
            <text:p>-29008</text:p>
          </table:table-cell>
          <table:table-cell office:value-type="float" office:value="-11950" table:style-name="ce2">
            <text:p>-11950</text:p>
          </table:table-cell>
          <table:table-cell office:value-type="float" office:value="-23434" table:style-name="ce2">
            <text:p>-23434</text:p>
          </table:table-cell>
          <table:table-cell table:number-columns-repeated="16377"/>
        </table:table-row>
        <table:table-row table:style-name="ro1">
          <table:table-cell office:value-type="float" office:value="4918" table:style-name="ce2">
            <text:p>4918</text:p>
          </table:table-cell>
          <table:table-cell office:value-type="float" office:value="-220" table:style-name="ce2">
            <text:p>-220</text:p>
          </table:table-cell>
          <table:table-cell office:value-type="float" office:value="-32768" table:style-name="ce2">
            <text:p>-32768</text:p>
          </table:table-cell>
          <table:table-cell office:value-type="float" office:value="257170" table:style-name="ce2">
            <text:p>257170</text:p>
          </table:table-cell>
          <table:table-cell office:value-type="float" office:value="-24812" table:style-name="ce2">
            <text:p>-24812</text:p>
          </table:table-cell>
          <table:table-cell office:value-type="float" office:value="-14617" table:style-name="ce2">
            <text:p>-14617</text:p>
          </table:table-cell>
          <table:table-cell office:value-type="float" office:value="-22889" table:style-name="ce2">
            <text:p>-22889</text:p>
          </table:table-cell>
          <table:table-cell table:number-columns-repeated="16377"/>
        </table:table-row>
        <table:table-row table:style-name="ro1">
          <table:table-cell office:value-type="float" office:value="3062" table:style-name="ce2">
            <text:p>3062</text:p>
          </table:table-cell>
          <table:table-cell office:value-type="float" office:value="-8108" table:style-name="ce2">
            <text:p>-8108</text:p>
          </table:table-cell>
          <table:table-cell office:value-type="float" office:value="-32768" table:style-name="ce2">
            <text:p>-32768</text:p>
          </table:table-cell>
          <table:table-cell office:value-type="float" office:value="257178" table:style-name="ce2">
            <text:p>257178</text:p>
          </table:table-cell>
          <table:table-cell office:value-type="float" office:value="-18779" table:style-name="ce2">
            <text:p>-18779</text:p>
          </table:table-cell>
          <table:table-cell office:value-type="float" office:value="-20072" table:style-name="ce2">
            <text:p>-20072</text:p>
          </table:table-cell>
          <table:table-cell office:value-type="float" office:value="-23585" table:style-name="ce2">
            <text:p>-23585</text:p>
          </table:table-cell>
          <table:table-cell table:style-name="ce1">
            <draw:frame draw:z-index="2" draw:id="id1" draw:style-name="a1" draw:name="Diagramm 3" svg:x="0.375in" svg:y="0.08333in" svg:width="5in" svg:height="2.9663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float" office:value="4238" table:style-name="ce2">
            <text:p>4238</text:p>
          </table:table-cell>
          <table:table-cell office:value-type="float" office:value="4136" table:style-name="ce2">
            <text:p>4136</text:p>
          </table:table-cell>
          <table:table-cell office:value-type="float" office:value="32767" table:style-name="ce2">
            <text:p>32767</text:p>
          </table:table-cell>
          <table:table-cell office:value-type="float" office:value="257187" table:style-name="ce2">
            <text:p>257187</text:p>
          </table:table-cell>
          <table:table-cell office:value-type="float" office:value="-25866" table:style-name="ce2">
            <text:p>-25866</text:p>
          </table:table-cell>
          <table:table-cell office:value-type="float" office:value="-16242" table:style-name="ce2">
            <text:p>-16242</text:p>
          </table:table-cell>
          <table:table-cell office:value-type="float" office:value="-24195" table:style-name="ce2">
            <text:p>-24195</text:p>
          </table:table-cell>
          <table:table-cell table:number-columns-repeated="16377"/>
        </table:table-row>
        <table:table-row table:style-name="ro1">
          <table:table-cell office:value-type="float" office:value="5642" table:style-name="ce2">
            <text:p>5642</text:p>
          </table:table-cell>
          <table:table-cell office:value-type="float" office:value="156" table:style-name="ce2">
            <text:p>156</text:p>
          </table:table-cell>
          <table:table-cell office:value-type="float" office:value="31716" table:style-name="ce2">
            <text:p>31716</text:p>
          </table:table-cell>
          <table:table-cell office:value-type="float" office:value="257196" table:style-name="ce2">
            <text:p>257196</text:p>
          </table:table-cell>
          <table:table-cell office:value-type="float" office:value="-26122" table:style-name="ce2">
            <text:p>-26122</text:p>
          </table:table-cell>
          <table:table-cell office:value-type="float" office:value="-14035" table:style-name="ce2">
            <text:p>-14035</text:p>
          </table:table-cell>
          <table:table-cell office:value-type="float" office:value="-25754" table:style-name="ce2">
            <text:p>-25754</text:p>
          </table:table-cell>
          <table:table-cell table:number-columns-repeated="16377"/>
        </table:table-row>
        <table:table-row table:style-name="ro1">
          <table:table-cell office:value-type="float" office:value="3622" table:style-name="ce2">
            <text:p>3622</text:p>
          </table:table-cell>
          <table:table-cell office:value-type="float" office:value="-1292" table:style-name="ce2">
            <text:p>-1292</text:p>
          </table:table-cell>
          <table:table-cell office:value-type="float" office:value="31644" table:style-name="ce2">
            <text:p>31644</text:p>
          </table:table-cell>
          <table:table-cell office:value-type="float" office:value="257204" table:style-name="ce2">
            <text:p>257204</text:p>
          </table:table-cell>
          <table:table-cell office:value-type="float" office:value="-24778" table:style-name="ce2">
            <text:p>-24778</text:p>
          </table:table-cell>
          <table:table-cell office:value-type="float" office:value="-12042" table:style-name="ce2">
            <text:p>-12042</text:p>
          </table:table-cell>
          <table:table-cell office:value-type="float" office:value="-26191" table:style-name="ce2">
            <text:p>-26191</text:p>
          </table:table-cell>
          <table:table-cell table:number-columns-repeated="16377"/>
        </table:table-row>
        <table:table-row table:style-name="ro1">
          <table:table-cell office:value-type="float" office:value="2054" table:style-name="ce2">
            <text:p>2054</text:p>
          </table:table-cell>
          <table:table-cell office:value-type="float" office:value="-5296" table:style-name="ce2">
            <text:p>-5296</text:p>
          </table:table-cell>
          <table:table-cell office:value-type="float" office:value="24288" table:style-name="ce2">
            <text:p>24288</text:p>
          </table:table-cell>
          <table:table-cell office:value-type="float" office:value="257213" table:style-name="ce2">
            <text:p>257213</text:p>
          </table:table-cell>
          <table:table-cell office:value-type="float" office:value="-23070" table:style-name="ce2">
            <text:p>-23070</text:p>
          </table:table-cell>
          <table:table-cell office:value-type="float" office:value="-11657" table:style-name="ce2">
            <text:p>-11657</text:p>
          </table:table-cell>
          <table:table-cell office:value-type="float" office:value="-27323" table:style-name="ce2">
            <text:p>-27323</text:p>
          </table:table-cell>
          <table:table-cell table:number-columns-repeated="16377"/>
        </table:table-row>
        <table:table-row table:style-name="ro1">
          <table:table-cell office:value-type="float" office:value="-722" table:style-name="ce2">
            <text:p>-722</text:p>
          </table:table-cell>
          <table:table-cell office:value-type="float" office:value="-8368" table:style-name="ce2">
            <text:p>-8368</text:p>
          </table:table-cell>
          <table:table-cell office:value-type="float" office:value="20804" table:style-name="ce2">
            <text:p>20804</text:p>
          </table:table-cell>
          <table:table-cell office:value-type="float" office:value="257221" table:style-name="ce2">
            <text:p>257221</text:p>
          </table:table-cell>
          <table:table-cell office:value-type="float" office:value="-22565" table:style-name="ce2">
            <text:p>-22565</text:p>
          </table:table-cell>
          <table:table-cell office:value-type="float" office:value="-10179" table:style-name="ce2">
            <text:p>-10179</text:p>
          </table:table-cell>
          <table:table-cell office:value-type="float" office:value="-27633" table:style-name="ce2">
            <text:p>-27633</text:p>
          </table:table-cell>
          <table:table-cell table:number-columns-repeated="16377"/>
        </table:table-row>
        <table:table-row table:style-name="ro1">
          <table:table-cell office:value-type="float" office:value="482" table:style-name="ce2">
            <text:p>482</text:p>
          </table:table-cell>
          <table:table-cell office:value-type="float" office:value="-9972" table:style-name="ce2">
            <text:p>-9972</text:p>
          </table:table-cell>
          <table:table-cell office:value-type="float" office:value="20328" table:style-name="ce2">
            <text:p>20328</text:p>
          </table:table-cell>
          <table:table-cell office:value-type="float" office:value="257229" table:style-name="ce2">
            <text:p>257229</text:p>
          </table:table-cell>
          <table:table-cell office:value-type="float" office:value="-21429" table:style-name="ce2">
            <text:p>-21429</text:p>
          </table:table-cell>
          <table:table-cell office:value-type="float" office:value="-7912" table:style-name="ce2">
            <text:p>-7912</text:p>
          </table:table-cell>
          <table:table-cell office:value-type="float" office:value="-25110" table:style-name="ce2">
            <text:p>-25110</text:p>
          </table:table-cell>
          <table:table-cell table:number-columns-repeated="16377"/>
        </table:table-row>
        <table:table-row table:style-name="ro1">
          <table:table-cell office:value-type="float" office:value="2230" table:style-name="ce2">
            <text:p>2230</text:p>
          </table:table-cell>
          <table:table-cell office:value-type="float" office:value="-5904" table:style-name="ce2">
            <text:p>-5904</text:p>
          </table:table-cell>
          <table:table-cell office:value-type="float" office:value="17412" table:style-name="ce2">
            <text:p>17412</text:p>
          </table:table-cell>
          <table:table-cell office:value-type="float" office:value="257237" table:style-name="ce2">
            <text:p>257237</text:p>
          </table:table-cell>
          <table:table-cell office:value-type="float" office:value="-20751" table:style-name="ce2">
            <text:p>-20751</text:p>
          </table:table-cell>
          <table:table-cell office:value-type="float" office:value="-4941" table:style-name="ce2">
            <text:p>-4941</text:p>
          </table:table-cell>
          <table:table-cell office:value-type="float" office:value="-22757" table:style-name="ce2">
            <text:p>-22757</text:p>
          </table:table-cell>
          <table:table-cell table:number-columns-repeated="16377"/>
        </table:table-row>
        <table:table-row table:style-name="ro1">
          <table:table-cell office:value-type="float" office:value="-1386" table:style-name="ce2">
            <text:p>-1386</text:p>
          </table:table-cell>
          <table:table-cell office:value-type="float" office:value="-10404" table:style-name="ce2">
            <text:p>-10404</text:p>
          </table:table-cell>
          <table:table-cell office:value-type="float" office:value="17124" table:style-name="ce2">
            <text:p>17124</text:p>
          </table:table-cell>
          <table:table-cell office:value-type="float" office:value="257245" table:style-name="ce2">
            <text:p>257245</text:p>
          </table:table-cell>
          <table:table-cell office:value-type="float" office:value="-19399" table:style-name="ce2">
            <text:p>-19399</text:p>
          </table:table-cell>
          <table:table-cell office:value-type="float" office:value="-2446" table:style-name="ce2">
            <text:p>-2446</text:p>
          </table:table-cell>
          <table:table-cell office:value-type="float" office:value="-21030" table:style-name="ce2">
            <text:p>-21030</text:p>
          </table:table-cell>
          <table:table-cell table:number-columns-repeated="16377"/>
        </table:table-row>
        <table:table-row table:style-name="ro1">
          <table:table-cell office:value-type="float" office:value="-134" table:style-name="ce2">
            <text:p>-134</text:p>
          </table:table-cell>
          <table:table-cell office:value-type="float" office:value="-16164" table:style-name="ce2">
            <text:p>-16164</text:p>
          </table:table-cell>
          <table:table-cell office:value-type="float" office:value="17108" table:style-name="ce2">
            <text:p>17108</text:p>
          </table:table-cell>
          <table:table-cell office:value-type="float" office:value="257253" table:style-name="ce2">
            <text:p>257253</text:p>
          </table:table-cell>
          <table:table-cell office:value-type="float" office:value="-18739" table:style-name="ce2">
            <text:p>-18739</text:p>
          </table:table-cell>
          <table:table-cell office:value-type="float" office:value="561" table:style-name="ce2">
            <text:p>561</text:p>
          </table:table-cell>
          <table:table-cell office:value-type="float" office:value="-21611" table:style-name="ce2">
            <text:p>-21611</text:p>
          </table:table-cell>
          <table:table-cell table:number-columns-repeated="16377"/>
        </table:table-row>
        <table:table-row table:style-name="ro1">
          <table:table-cell office:value-type="float" office:value="-342" table:style-name="ce2">
            <text:p>-342</text:p>
          </table:table-cell>
          <table:table-cell office:value-type="float" office:value="-11128" table:style-name="ce2">
            <text:p>-11128</text:p>
          </table:table-cell>
          <table:table-cell office:value-type="float" office:value="18732" table:style-name="ce2">
            <text:p>18732</text:p>
          </table:table-cell>
          <table:table-cell office:value-type="float" office:value="257262" table:style-name="ce2">
            <text:p>257262</text:p>
          </table:table-cell>
          <table:table-cell office:value-type="float" office:value="-18157" table:style-name="ce2">
            <text:p>-18157</text:p>
          </table:table-cell>
          <table:table-cell office:value-type="float" office:value="1765" table:style-name="ce2">
            <text:p>1765</text:p>
          </table:table-cell>
          <table:table-cell office:value-type="float" office:value="-22249" table:style-name="ce2">
            <text:p>-22249</text:p>
          </table:table-cell>
          <table:table-cell table:number-columns-repeated="16377"/>
        </table:table-row>
        <table:table-row table:style-name="ro1">
          <table:table-cell office:value-type="float" office:value="2338" table:style-name="ce2">
            <text:p>2338</text:p>
          </table:table-cell>
          <table:table-cell office:value-type="float" office:value="-9736" table:style-name="ce2">
            <text:p>-9736</text:p>
          </table:table-cell>
          <table:table-cell office:value-type="float" office:value="19840" table:style-name="ce2">
            <text:p>19840</text:p>
          </table:table-cell>
          <table:table-cell office:value-type="float" office:value="257270" table:style-name="ce2">
            <text:p>257270</text:p>
          </table:table-cell>
          <table:table-cell office:value-type="float" office:value="-16707" table:style-name="ce2">
            <text:p>-16707</text:p>
          </table:table-cell>
          <table:table-cell office:value-type="float" office:value="4441" table:style-name="ce2">
            <text:p>4441</text:p>
          </table:table-cell>
          <table:table-cell office:value-type="float" office:value="-20451" table:style-name="ce2">
            <text:p>-20451</text:p>
          </table:table-cell>
          <table:table-cell table:number-columns-repeated="16377"/>
        </table:table-row>
        <table:table-row table:style-name="ro1">
          <table:table-cell office:value-type="float" office:value="4682" table:style-name="ce2">
            <text:p>4682</text:p>
          </table:table-cell>
          <table:table-cell office:value-type="float" office:value="-3960" table:style-name="ce2">
            <text:p>-3960</text:p>
          </table:table-cell>
          <table:table-cell office:value-type="float" office:value="19472" table:style-name="ce2">
            <text:p>19472</text:p>
          </table:table-cell>
          <table:table-cell office:value-type="float" office:value="257278" table:style-name="ce2">
            <text:p>257278</text:p>
          </table:table-cell>
          <table:table-cell office:value-type="float" office:value="-15272" table:style-name="ce2">
            <text:p>-15272</text:p>
          </table:table-cell>
          <table:table-cell office:value-type="float" office:value="6320" table:style-name="ce2">
            <text:p>6320</text:p>
          </table:table-cell>
          <table:table-cell office:value-type="float" office:value="-20195" table:style-name="ce2">
            <text:p>-20195</text:p>
          </table:table-cell>
          <table:table-cell table:number-columns-repeated="16377"/>
        </table:table-row>
        <table:table-row table:style-name="ro1">
          <table:table-cell office:value-type="float" office:value="2346" table:style-name="ce2">
            <text:p>2346</text:p>
          </table:table-cell>
          <table:table-cell office:value-type="float" office:value="-5224" table:style-name="ce2">
            <text:p>-5224</text:p>
          </table:table-cell>
          <table:table-cell office:value-type="float" office:value="17636" table:style-name="ce2">
            <text:p>17636</text:p>
          </table:table-cell>
          <table:table-cell office:value-type="float" office:value="257286" table:style-name="ce2">
            <text:p>257286</text:p>
          </table:table-cell>
          <table:table-cell office:value-type="float" office:value="-12648" table:style-name="ce2">
            <text:p>-12648</text:p>
          </table:table-cell>
          <table:table-cell office:value-type="float" office:value="6889" table:style-name="ce2">
            <text:p>6889</text:p>
          </table:table-cell>
          <table:table-cell office:value-type="float" office:value="-21334" table:style-name="ce2">
            <text:p>-21334</text:p>
          </table:table-cell>
          <table:table-cell table:number-columns-repeated="16377"/>
        </table:table-row>
        <table:table-row table:style-name="ro1">
          <table:table-cell office:value-type="float" office:value="690" table:style-name="ce2">
            <text:p>690</text:p>
          </table:table-cell>
          <table:table-cell office:value-type="float" office:value="-6532" table:style-name="ce2">
            <text:p>-6532</text:p>
          </table:table-cell>
          <table:table-cell office:value-type="float" office:value="18140" table:style-name="ce2">
            <text:p>18140</text:p>
          </table:table-cell>
          <table:table-cell office:value-type="float" office:value="257294" table:style-name="ce2">
            <text:p>257294</text:p>
          </table:table-cell>
          <table:table-cell office:value-type="float" office:value="-11168" table:style-name="ce2">
            <text:p>-11168</text:p>
          </table:table-cell>
          <table:table-cell office:value-type="float" office:value="7846" table:style-name="ce2">
            <text:p>7846</text:p>
          </table:table-cell>
          <table:table-cell office:value-type="float" office:value="-22146" table:style-name="ce2">
            <text:p>-22146</text:p>
          </table:table-cell>
          <table:table-cell table:number-columns-repeated="16377"/>
        </table:table-row>
        <table:table-row table:style-name="ro1">
          <table:table-cell office:value-type="float" office:value="1178" table:style-name="ce2">
            <text:p>1178</text:p>
          </table:table-cell>
          <table:table-cell office:value-type="float" office:value="-6332" table:style-name="ce2">
            <text:p>-6332</text:p>
          </table:table-cell>
          <table:table-cell office:value-type="float" office:value="17716" table:style-name="ce2">
            <text:p>17716</text:p>
          </table:table-cell>
          <table:table-cell office:value-type="float" office:value="257302" table:style-name="ce2">
            <text:p>257302</text:p>
          </table:table-cell>
          <table:table-cell office:value-type="float" office:value="-9411" table:style-name="ce2">
            <text:p>-9411</text:p>
          </table:table-cell>
          <table:table-cell office:value-type="float" office:value="8590" table:style-name="ce2">
            <text:p>8590</text:p>
          </table:table-cell>
          <table:table-cell office:value-type="float" office:value="-23391" table:style-name="ce2">
            <text:p>-23391</text:p>
          </table:table-cell>
          <table:table-cell table:number-columns-repeated="16377"/>
        </table:table-row>
        <table:table-row table:style-name="ro1">
          <table:table-cell office:value-type="float" office:value="4202" table:style-name="ce2">
            <text:p>4202</text:p>
          </table:table-cell>
          <table:table-cell office:value-type="float" office:value="-6624" table:style-name="ce2">
            <text:p>-6624</text:p>
          </table:table-cell>
          <table:table-cell office:value-type="float" office:value="15852" table:style-name="ce2">
            <text:p>15852</text:p>
          </table:table-cell>
          <table:table-cell office:value-type="float" office:value="257311" table:style-name="ce2">
            <text:p>257311</text:p>
          </table:table-cell>
          <table:table-cell office:value-type="float" office:value="-7525" table:style-name="ce2">
            <text:p>-7525</text:p>
          </table:table-cell>
          <table:table-cell office:value-type="float" office:value="9592" table:style-name="ce2">
            <text:p>9592</text:p>
          </table:table-cell>
          <table:table-cell office:value-type="float" office:value="-20627" table:style-name="ce2">
            <text:p>-20627</text:p>
          </table:table-cell>
          <table:table-cell table:number-columns-repeated="16377"/>
        </table:table-row>
        <table:table-row table:style-name="ro1">
          <table:table-cell office:value-type="float" office:value="5758" table:style-name="ce2">
            <text:p>5758</text:p>
          </table:table-cell>
          <table:table-cell office:value-type="float" office:value="-4524" table:style-name="ce2">
            <text:p>-4524</text:p>
          </table:table-cell>
          <table:table-cell office:value-type="float" office:value="13920" table:style-name="ce2">
            <text:p>13920</text:p>
          </table:table-cell>
          <table:table-cell office:value-type="float" office:value="257319" table:style-name="ce2">
            <text:p>257319</text:p>
          </table:table-cell>
          <table:table-cell office:value-type="float" office:value="-6362" table:style-name="ce2">
            <text:p>-6362</text:p>
          </table:table-cell>
          <table:table-cell office:value-type="float" office:value="10464" table:style-name="ce2">
            <text:p>10464</text:p>
          </table:table-cell>
          <table:table-cell office:value-type="float" office:value="-17615" table:style-name="ce2">
            <text:p>-17615</text:p>
          </table:table-cell>
          <table:table-cell table:number-columns-repeated="16377"/>
        </table:table-row>
        <table:table-row table:style-name="ro1">
          <table:table-cell office:value-type="float" office:value="4650" table:style-name="ce2">
            <text:p>4650</text:p>
          </table:table-cell>
          <table:table-cell office:value-type="float" office:value="-6304" table:style-name="ce2">
            <text:p>-6304</text:p>
          </table:table-cell>
          <table:table-cell office:value-type="float" office:value="14852" table:style-name="ce2">
            <text:p>14852</text:p>
          </table:table-cell>
          <table:table-cell office:value-type="float" office:value="257327" table:style-name="ce2">
            <text:p>257327</text:p>
          </table:table-cell>
          <table:table-cell office:value-type="float" office:value="-4718" table:style-name="ce2">
            <text:p>-4718</text:p>
          </table:table-cell>
          <table:table-cell office:value-type="float" office:value="10380" table:style-name="ce2">
            <text:p>10380</text:p>
          </table:table-cell>
          <table:table-cell office:value-type="float" office:value="-17918" table:style-name="ce2">
            <text:p>-17918</text:p>
          </table:table-cell>
          <table:table-cell table:number-columns-repeated="16377"/>
        </table:table-row>
        <table:table-row table:style-name="ro1">
          <table:table-cell office:value-type="float" office:value="4402" table:style-name="ce2">
            <text:p>4402</text:p>
          </table:table-cell>
          <table:table-cell office:value-type="float" office:value="-4292" table:style-name="ce2">
            <text:p>-4292</text:p>
          </table:table-cell>
          <table:table-cell office:value-type="float" office:value="15656" table:style-name="ce2">
            <text:p>15656</text:p>
          </table:table-cell>
          <table:table-cell office:value-type="float" office:value="257335" table:style-name="ce2">
            <text:p>257335</text:p>
          </table:table-cell>
          <table:table-cell office:value-type="float" office:value="-3121" table:style-name="ce2">
            <text:p>-3121</text:p>
          </table:table-cell>
          <table:table-cell office:value-type="float" office:value="11598" table:style-name="ce2">
            <text:p>11598</text:p>
          </table:table-cell>
          <table:table-cell office:value-type="float" office:value="-19975" table:style-name="ce2">
            <text:p>-19975</text:p>
          </table:table-cell>
          <table:table-cell table:number-columns-repeated="16377"/>
        </table:table-row>
        <table:table-row table:style-name="ro1">
          <table:table-cell office:value-type="float" office:value="3310" table:style-name="ce2">
            <text:p>3310</text:p>
          </table:table-cell>
          <table:table-cell office:value-type="float" office:value="-2868" table:style-name="ce2">
            <text:p>-2868</text:p>
          </table:table-cell>
          <table:table-cell office:value-type="float" office:value="16844" table:style-name="ce2">
            <text:p>16844</text:p>
          </table:table-cell>
          <table:table-cell office:value-type="float" office:value="257344" table:style-name="ce2">
            <text:p>257344</text:p>
          </table:table-cell>
          <table:table-cell office:value-type="float" office:value="-1701" table:style-name="ce2">
            <text:p>-1701</text:p>
          </table:table-cell>
          <table:table-cell office:value-type="float" office:value="11283" table:style-name="ce2">
            <text:p>11283</text:p>
          </table:table-cell>
          <table:table-cell office:value-type="float" office:value="-21965" table:style-name="ce2">
            <text:p>-21965</text:p>
          </table:table-cell>
          <table:table-cell table:number-columns-repeated="16377"/>
        </table:table-row>
        <table:table-row table:style-name="ro1">
          <table:table-cell office:value-type="float" office:value="3738" table:style-name="ce2">
            <text:p>3738</text:p>
          </table:table-cell>
          <table:table-cell office:value-type="float" office:value="-2336" table:style-name="ce2">
            <text:p>-2336</text:p>
          </table:table-cell>
          <table:table-cell office:value-type="float" office:value="14824" table:style-name="ce2">
            <text:p>14824</text:p>
          </table:table-cell>
          <table:table-cell office:value-type="float" office:value="257352" table:style-name="ce2">
            <text:p>257352</text:p>
          </table:table-cell>
          <table:table-cell office:value-type="float" office:value="-369" table:style-name="ce2">
            <text:p>-369</text:p>
          </table:table-cell>
          <table:table-cell office:value-type="float" office:value="11098" table:style-name="ce2">
            <text:p>11098</text:p>
          </table:table-cell>
          <table:table-cell office:value-type="float" office:value="-21144" table:style-name="ce2">
            <text:p>-21144</text:p>
          </table:table-cell>
          <table:table-cell table:number-columns-repeated="16377"/>
        </table:table-row>
        <table:table-row table:style-name="ro1">
          <table:table-cell office:value-type="float" office:value="3554" table:style-name="ce2">
            <text:p>3554</text:p>
          </table:table-cell>
          <table:table-cell office:value-type="float" office:value="-1844" table:style-name="ce2">
            <text:p>-1844</text:p>
          </table:table-cell>
          <table:table-cell office:value-type="float" office:value="14952" table:style-name="ce2">
            <text:p>14952</text:p>
          </table:table-cell>
          <table:table-cell office:value-type="float" office:value="257360" table:style-name="ce2">
            <text:p>257360</text:p>
          </table:table-cell>
          <table:table-cell office:value-type="float" office:value="482" table:style-name="ce2">
            <text:p>482</text:p>
          </table:table-cell>
          <table:table-cell office:value-type="float" office:value="11313" table:style-name="ce2">
            <text:p>11313</text:p>
          </table:table-cell>
          <table:table-cell office:value-type="float" office:value="-18102" table:style-name="ce2">
            <text:p>-18102</text:p>
          </table:table-cell>
          <table:table-cell table:number-columns-repeated="16377"/>
        </table:table-row>
        <table:table-row table:style-name="ro1">
          <table:table-cell office:value-type="float" office:value="850" table:style-name="ce2">
            <text:p>850</text:p>
          </table:table-cell>
          <table:table-cell office:value-type="float" office:value="2344" table:style-name="ce2">
            <text:p>2344</text:p>
          </table:table-cell>
          <table:table-cell office:value-type="float" office:value="7824" table:style-name="ce2">
            <text:p>7824</text:p>
          </table:table-cell>
          <table:table-cell office:value-type="float" office:value="257696" table:style-name="ce2">
            <text:p>257696</text:p>
          </table:table-cell>
          <table:table-cell office:value-type="float" office:value="-13157" table:style-name="ce2">
            <text:p>-13157</text:p>
          </table:table-cell>
          <table:table-cell office:value-type="float" office:value="-8170" table:style-name="ce2">
            <text:p>-8170</text:p>
          </table:table-cell>
          <table:table-cell office:value-type="float" office:value="16662" table:style-name="ce2">
            <text:p>16662</text:p>
          </table:table-cell>
          <table:table-cell table:number-columns-repeated="16377"/>
        </table:table-row>
        <table:table-row table:style-name="ro1">
          <table:table-cell office:value-type="float" office:value="734" table:style-name="ce2">
            <text:p>734</text:p>
          </table:table-cell>
          <table:table-cell office:value-type="float" office:value="2184" table:style-name="ce2">
            <text:p>2184</text:p>
          </table:table-cell>
          <table:table-cell office:value-type="float" office:value="7668" table:style-name="ce2">
            <text:p>7668</text:p>
          </table:table-cell>
          <table:table-cell office:value-type="float" office:value="257704" table:style-name="ce2">
            <text:p>257704</text:p>
          </table:table-cell>
          <table:table-cell office:value-type="float" office:value="-14558" table:style-name="ce2">
            <text:p>-14558</text:p>
          </table:table-cell>
          <table:table-cell office:value-type="float" office:value="-8073" table:style-name="ce2">
            <text:p>-8073</text:p>
          </table:table-cell>
          <table:table-cell office:value-type="float" office:value="16941" table:style-name="ce2">
            <text:p>16941</text:p>
          </table:table-cell>
          <table:table-cell table:number-columns-repeated="16377"/>
        </table:table-row>
        <table:table-row table:style-name="ro1">
          <table:table-cell office:value-type="float" office:value="1326" table:style-name="ce2">
            <text:p>1326</text:p>
          </table:table-cell>
          <table:table-cell office:value-type="float" office:value="1600" table:style-name="ce2">
            <text:p>1600</text:p>
          </table:table-cell>
          <table:table-cell office:value-type="float" office:value="7912" table:style-name="ce2">
            <text:p>7912</text:p>
          </table:table-cell>
          <table:table-cell office:value-type="float" office:value="257712" table:style-name="ce2">
            <text:p>257712</text:p>
          </table:table-cell>
          <table:table-cell office:value-type="float" office:value="-16016" table:style-name="ce2">
            <text:p>-16016</text:p>
          </table:table-cell>
          <table:table-cell office:value-type="float" office:value="-7902" table:style-name="ce2">
            <text:p>-7902</text:p>
          </table:table-cell>
          <table:table-cell office:value-type="float" office:value="17618" table:style-name="ce2">
            <text:p>17618</text:p>
          </table:table-cell>
          <table:table-cell table:number-columns-repeated="16377"/>
        </table:table-row>
        <table:table-row table:style-name="ro1">
          <table:table-cell office:value-type="float" office:value="786" table:style-name="ce2">
            <text:p>786</text:p>
          </table:table-cell>
          <table:table-cell office:value-type="float" office:value="908" table:style-name="ce2">
            <text:p>908</text:p>
          </table:table-cell>
          <table:table-cell office:value-type="float" office:value="7636" table:style-name="ce2">
            <text:p>7636</text:p>
          </table:table-cell>
          <table:table-cell office:value-type="float" office:value="257720" table:style-name="ce2">
            <text:p>257720</text:p>
          </table:table-cell>
          <table:table-cell office:value-type="float" office:value="-17350" table:style-name="ce2">
            <text:p>-17350</text:p>
          </table:table-cell>
          <table:table-cell office:value-type="float" office:value="-7755" table:style-name="ce2">
            <text:p>-7755</text:p>
          </table:table-cell>
          <table:table-cell office:value-type="float" office:value="18373" table:style-name="ce2">
            <text:p>18373</text:p>
          </table:table-cell>
          <table:table-cell table:number-columns-repeated="16377"/>
        </table:table-row>
        <table:table-row table:style-name="ro1">
          <table:table-cell office:value-type="float" office:value="566" table:style-name="ce2">
            <text:p>566</text:p>
          </table:table-cell>
          <table:table-cell office:value-type="float" office:value="464" table:style-name="ce2">
            <text:p>464</text:p>
          </table:table-cell>
          <table:table-cell office:value-type="float" office:value="7884" table:style-name="ce2">
            <text:p>7884</text:p>
          </table:table-cell>
          <table:table-cell office:value-type="float" office:value="257728" table:style-name="ce2">
            <text:p>257728</text:p>
          </table:table-cell>
          <table:table-cell office:value-type="float" office:value="-18788" table:style-name="ce2">
            <text:p>-18788</text:p>
          </table:table-cell>
          <table:table-cell office:value-type="float" office:value="-7527" table:style-name="ce2">
            <text:p>-7527</text:p>
          </table:table-cell>
          <table:table-cell office:value-type="float" office:value="18364" table:style-name="ce2">
            <text:p>18364</text:p>
          </table:table-cell>
          <table:table-cell table:number-columns-repeated="16377"/>
        </table:table-row>
        <table:table-row table:style-name="ro1">
          <table:table-cell office:value-type="float" office:value="730" table:style-name="ce2">
            <text:p>730</text:p>
          </table:table-cell>
          <table:table-cell office:value-type="float" office:value="164" table:style-name="ce2">
            <text:p>164</text:p>
          </table:table-cell>
          <table:table-cell office:value-type="float" office:value="7532" table:style-name="ce2">
            <text:p>7532</text:p>
          </table:table-cell>
          <table:table-cell office:value-type="float" office:value="257736" table:style-name="ce2">
            <text:p>257736</text:p>
          </table:table-cell>
          <table:table-cell office:value-type="float" office:value="-19926" table:style-name="ce2">
            <text:p>-19926</text:p>
          </table:table-cell>
          <table:table-cell office:value-type="float" office:value="-7073" table:style-name="ce2">
            <text:p>-7073</text:p>
          </table:table-cell>
          <table:table-cell office:value-type="float" office:value="18240" table:style-name="ce2">
            <text:p>18240</text:p>
          </table:table-cell>
          <table:table-cell table:number-columns-repeated="16377"/>
        </table:table-row>
        <table:table-row table:style-name="ro1">
          <table:table-cell office:value-type="float" office:value="1214" table:style-name="ce2">
            <text:p>1214</text:p>
          </table:table-cell>
          <table:table-cell office:value-type="float" office:value="124" table:style-name="ce2">
            <text:p>124</text:p>
          </table:table-cell>
          <table:table-cell office:value-type="float" office:value="7204" table:style-name="ce2">
            <text:p>7204</text:p>
          </table:table-cell>
          <table:table-cell office:value-type="float" office:value="257745" table:style-name="ce2">
            <text:p>257745</text:p>
          </table:table-cell>
          <table:table-cell office:value-type="float" office:value="-20854" table:style-name="ce2">
            <text:p>-20854</text:p>
          </table:table-cell>
          <table:table-cell office:value-type="float" office:value="-6684" table:style-name="ce2">
            <text:p>-6684</text:p>
          </table:table-cell>
          <table:table-cell office:value-type="float" office:value="17924" table:style-name="ce2">
            <text:p>17924</text:p>
          </table:table-cell>
          <table:table-cell table:number-columns-repeated="16377"/>
        </table:table-row>
        <table:table-row table:style-name="ro1">
          <table:table-cell office:value-type="float" office:value="1162" table:style-name="ce2">
            <text:p>1162</text:p>
          </table:table-cell>
          <table:table-cell office:value-type="float" office:value="-308" table:style-name="ce2">
            <text:p>-308</text:p>
          </table:table-cell>
          <table:table-cell office:value-type="float" office:value="7004" table:style-name="ce2">
            <text:p>7004</text:p>
          </table:table-cell>
          <table:table-cell office:value-type="float" office:value="257753" table:style-name="ce2">
            <text:p>257753</text:p>
          </table:table-cell>
          <table:table-cell office:value-type="float" office:value="-21690" table:style-name="ce2">
            <text:p>-21690</text:p>
          </table:table-cell>
          <table:table-cell office:value-type="float" office:value="-6345" table:style-name="ce2">
            <text:p>-6345</text:p>
          </table:table-cell>
          <table:table-cell office:value-type="float" office:value="17727" table:style-name="ce2">
            <text:p>17727</text:p>
          </table:table-cell>
          <table:table-cell table:number-columns-repeated="16377"/>
        </table:table-row>
        <table:table-row table:style-name="ro1">
          <table:table-cell office:value-type="float" office:value="1542" table:style-name="ce2">
            <text:p>1542</text:p>
          </table:table-cell>
          <table:table-cell office:value-type="float" office:value="-312" table:style-name="ce2">
            <text:p>-312</text:p>
          </table:table-cell>
          <table:table-cell office:value-type="float" office:value="5940" table:style-name="ce2">
            <text:p>5940</text:p>
          </table:table-cell>
          <table:table-cell office:value-type="float" office:value="257761" table:style-name="ce2">
            <text:p>257761</text:p>
          </table:table-cell>
          <table:table-cell office:value-type="float" office:value="-22437" table:style-name="ce2">
            <text:p>-22437</text:p>
          </table:table-cell>
          <table:table-cell office:value-type="float" office:value="-5673" table:style-name="ce2">
            <text:p>-5673</text:p>
          </table:table-cell>
          <table:table-cell office:value-type="float" office:value="17880" table:style-name="ce2">
            <text:p>17880</text:p>
          </table:table-cell>
          <table:table-cell table:number-columns-repeated="16377"/>
        </table:table-row>
        <table:table-row table:style-name="ro1">
          <table:table-cell office:value-type="float" office:value="1654" table:style-name="ce2">
            <text:p>1654</text:p>
          </table:table-cell>
          <table:table-cell office:value-type="float" office:value="-940" table:style-name="ce2">
            <text:p>-940</text:p>
          </table:table-cell>
          <table:table-cell office:value-type="float" office:value="6488" table:style-name="ce2">
            <text:p>6488</text:p>
          </table:table-cell>
          <table:table-cell office:value-type="float" office:value="257769" table:style-name="ce2">
            <text:p>257769</text:p>
          </table:table-cell>
          <table:table-cell office:value-type="float" office:value="-23420" table:style-name="ce2">
            <text:p>-23420</text:p>
          </table:table-cell>
          <table:table-cell office:value-type="float" office:value="-5257" table:style-name="ce2">
            <text:p>-5257</text:p>
          </table:table-cell>
          <table:table-cell office:value-type="float" office:value="17816" table:style-name="ce2">
            <text:p>17816</text:p>
          </table:table-cell>
          <table:table-cell table:number-columns-repeated="16377"/>
        </table:table-row>
        <table:table-row table:style-name="ro1">
          <table:table-cell office:value-type="float" office:value="1342" table:style-name="ce2">
            <text:p>1342</text:p>
          </table:table-cell>
          <table:table-cell office:value-type="float" office:value="-684" table:style-name="ce2">
            <text:p>-684</text:p>
          </table:table-cell>
          <table:table-cell office:value-type="float" office:value="6272" table:style-name="ce2">
            <text:p>6272</text:p>
          </table:table-cell>
          <table:table-cell office:value-type="float" office:value="257777" table:style-name="ce2">
            <text:p>257777</text:p>
          </table:table-cell>
          <table:table-cell office:value-type="float" office:value="-24252" table:style-name="ce2">
            <text:p>-24252</text:p>
          </table:table-cell>
          <table:table-cell office:value-type="float" office:value="-4590" table:style-name="ce2">
            <text:p>-4590</text:p>
          </table:table-cell>
          <table:table-cell office:value-type="float" office:value="17514" table:style-name="ce2">
            <text:p>17514</text:p>
          </table:table-cell>
          <table:table-cell table:number-columns-repeated="16377"/>
        </table:table-row>
        <table:table-row table:style-name="ro1">
          <table:table-cell office:value-type="float" office:value="970" table:style-name="ce2">
            <text:p>970</text:p>
          </table:table-cell>
          <table:table-cell office:value-type="float" office:value="-704" table:style-name="ce2">
            <text:p>-704</text:p>
          </table:table-cell>
          <table:table-cell office:value-type="float" office:value="6532" table:style-name="ce2">
            <text:p>6532</text:p>
          </table:table-cell>
          <table:table-cell office:value-type="float" office:value="257786" table:style-name="ce2">
            <text:p>257786</text:p>
          </table:table-cell>
          <table:table-cell office:value-type="float" office:value="-24856" table:style-name="ce2">
            <text:p>-24856</text:p>
          </table:table-cell>
          <table:table-cell office:value-type="float" office:value="-3842" table:style-name="ce2">
            <text:p>-3842</text:p>
          </table:table-cell>
          <table:table-cell office:value-type="float" office:value="18162" table:style-name="ce2">
            <text:p>18162</text:p>
          </table:table-cell>
          <table:table-cell table:number-columns-repeated="16377"/>
        </table:table-row>
        <table:table-row table:style-name="ro1">
          <table:table-cell office:value-type="float" office:value="738" table:style-name="ce2">
            <text:p>738</text:p>
          </table:table-cell>
          <table:table-cell office:value-type="float" office:value="-580" table:style-name="ce2">
            <text:p>-580</text:p>
          </table:table-cell>
          <table:table-cell office:value-type="float" office:value="6036" table:style-name="ce2">
            <text:p>6036</text:p>
          </table:table-cell>
          <table:table-cell office:value-type="float" office:value="257794" table:style-name="ce2">
            <text:p>257794</text:p>
          </table:table-cell>
          <table:table-cell office:value-type="float" office:value="-25452" table:style-name="ce2">
            <text:p>-25452</text:p>
          </table:table-cell>
          <table:table-cell office:value-type="float" office:value="-3251" table:style-name="ce2">
            <text:p>-3251</text:p>
          </table:table-cell>
          <table:table-cell office:value-type="float" office:value="19718" table:style-name="ce2">
            <text:p>19718</text:p>
          </table:table-cell>
          <table:table-cell table:number-columns-repeated="16377"/>
        </table:table-row>
        <table:table-row table:style-name="ro1">
          <table:table-cell office:value-type="float" office:value="318" table:style-name="ce2">
            <text:p>318</text:p>
          </table:table-cell>
          <table:table-cell office:value-type="float" office:value="-584" table:style-name="ce2">
            <text:p>-584</text:p>
          </table:table-cell>
          <table:table-cell office:value-type="float" office:value="5884" table:style-name="ce2">
            <text:p>5884</text:p>
          </table:table-cell>
          <table:table-cell office:value-type="float" office:value="257803" table:style-name="ce2">
            <text:p>257803</text:p>
          </table:table-cell>
          <table:table-cell office:value-type="float" office:value="-26022" table:style-name="ce2">
            <text:p>-26022</text:p>
          </table:table-cell>
          <table:table-cell office:value-type="float" office:value="-2654" table:style-name="ce2">
            <text:p>-2654</text:p>
          </table:table-cell>
          <table:table-cell office:value-type="float" office:value="20762" table:style-name="ce2">
            <text:p>20762</text:p>
          </table:table-cell>
          <table:table-cell table:number-columns-repeated="16377"/>
        </table:table-row>
        <table:table-row table:style-name="ro1">
          <table:table-cell office:value-type="float" office:value="762" table:style-name="ce2">
            <text:p>762</text:p>
          </table:table-cell>
          <table:table-cell office:value-type="float" office:value="-748" table:style-name="ce2">
            <text:p>-748</text:p>
          </table:table-cell>
          <table:table-cell office:value-type="float" office:value="5676" table:style-name="ce2">
            <text:p>5676</text:p>
          </table:table-cell>
          <table:table-cell office:value-type="float" office:value="257812" table:style-name="ce2">
            <text:p>257812</text:p>
          </table:table-cell>
          <table:table-cell office:value-type="float" office:value="-26182" table:style-name="ce2">
            <text:p>-26182</text:p>
          </table:table-cell>
          <table:table-cell office:value-type="float" office:value="-1770" table:style-name="ce2">
            <text:p>-1770</text:p>
          </table:table-cell>
          <table:table-cell office:value-type="float" office:value="21248" table:style-name="ce2">
            <text:p>21248</text:p>
          </table:table-cell>
          <table:table-cell table:number-columns-repeated="16377"/>
        </table:table-row>
        <table:table-row table:style-name="ro1">
          <table:table-cell office:value-type="float" office:value="718" table:style-name="ce2">
            <text:p>718</text:p>
          </table:table-cell>
          <table:table-cell office:value-type="float" office:value="-1104" table:style-name="ce2">
            <text:p>-1104</text:p>
          </table:table-cell>
          <table:table-cell office:value-type="float" office:value="5616" table:style-name="ce2">
            <text:p>5616</text:p>
          </table:table-cell>
          <table:table-cell office:value-type="float" office:value="257820" table:style-name="ce2">
            <text:p>257820</text:p>
          </table:table-cell>
          <table:table-cell office:value-type="float" office:value="-26361" table:style-name="ce2">
            <text:p>-26361</text:p>
          </table:table-cell>
          <table:table-cell office:value-type="float" office:value="-1144" table:style-name="ce2">
            <text:p>-1144</text:p>
          </table:table-cell>
          <table:table-cell office:value-type="float" office:value="22159" table:style-name="ce2">
            <text:p>22159</text:p>
          </table:table-cell>
          <table:table-cell table:number-columns-repeated="16377"/>
        </table:table-row>
        <table:table-row table:style-name="ro1">
          <table:table-cell office:value-type="float" office:value="-638" table:style-name="ce2">
            <text:p>-638</text:p>
          </table:table-cell>
          <table:table-cell office:value-type="float" office:value="-480" table:style-name="ce2">
            <text:p>-480</text:p>
          </table:table-cell>
          <table:table-cell office:value-type="float" office:value="4352" table:style-name="ce2">
            <text:p>4352</text:p>
          </table:table-cell>
          <table:table-cell office:value-type="float" office:value="258164" table:style-name="ce2">
            <text:p>258164</text:p>
          </table:table-cell>
          <table:table-cell office:value-type="float" office:value="-4282" table:style-name="ce2">
            <text:p>-4282</text:p>
          </table:table-cell>
          <table:table-cell office:value-type="float" office:value="-7599" table:style-name="ce2">
            <text:p>-7599</text:p>
          </table:table-cell>
          <table:table-cell office:value-type="float" office:value="6504" table:style-name="ce2">
            <text:p>6504</text:p>
          </table:table-cell>
          <table:table-cell table:number-columns-repeated="16377"/>
        </table:table-row>
        <table:table-row table:style-name="ro1">
          <table:table-cell office:value-type="float" office:value="-866" table:style-name="ce2">
            <text:p>-866</text:p>
          </table:table-cell>
          <table:table-cell office:value-type="float" office:value="372" table:style-name="ce2">
            <text:p>372</text:p>
          </table:table-cell>
          <table:table-cell office:value-type="float" office:value="4164" table:style-name="ce2">
            <text:p>4164</text:p>
          </table:table-cell>
          <table:table-cell office:value-type="float" office:value="258172" table:style-name="ce2">
            <text:p>258172</text:p>
          </table:table-cell>
          <table:table-cell office:value-type="float" office:value="-3927" table:style-name="ce2">
            <text:p>-3927</text:p>
          </table:table-cell>
          <table:table-cell office:value-type="float" office:value="-8127" table:style-name="ce2">
            <text:p>-8127</text:p>
          </table:table-cell>
          <table:table-cell office:value-type="float" office:value="5451" table:style-name="ce2">
            <text:p>5451</text:p>
          </table:table-cell>
          <table:table-cell table:number-columns-repeated="16377"/>
        </table:table-row>
        <table:table-row table:style-name="ro1">
          <table:table-cell office:value-type="float" office:value="-734" table:style-name="ce2">
            <text:p>-734</text:p>
          </table:table-cell>
          <table:table-cell office:value-type="float" office:value="1212" table:style-name="ce2">
            <text:p>1212</text:p>
          </table:table-cell>
          <table:table-cell office:value-type="float" office:value="4200" table:style-name="ce2">
            <text:p>4200</text:p>
          </table:table-cell>
          <table:table-cell office:value-type="float" office:value="258181" table:style-name="ce2">
            <text:p>258181</text:p>
          </table:table-cell>
          <table:table-cell office:value-type="float" office:value="-3471" table:style-name="ce2">
            <text:p>-3471</text:p>
          </table:table-cell>
          <table:table-cell office:value-type="float" office:value="-8575" table:style-name="ce2">
            <text:p>-8575</text:p>
          </table:table-cell>
          <table:table-cell office:value-type="float" office:value="4987" table:style-name="ce2">
            <text:p>4987</text:p>
          </table:table-cell>
          <table:table-cell table:number-columns-repeated="16377"/>
        </table:table-row>
        <table:table-row table:style-name="ro1">
          <table:table-cell office:value-type="float" office:value="-918" table:style-name="ce2">
            <text:p>-918</text:p>
          </table:table-cell>
          <table:table-cell office:value-type="float" office:value="1428" table:style-name="ce2">
            <text:p>1428</text:p>
          </table:table-cell>
          <table:table-cell office:value-type="float" office:value="4228" table:style-name="ce2">
            <text:p>4228</text:p>
          </table:table-cell>
          <table:table-cell office:value-type="float" office:value="258189" table:style-name="ce2">
            <text:p>258189</text:p>
          </table:table-cell>
          <table:table-cell office:value-type="float" office:value="-3089" table:style-name="ce2">
            <text:p>-3089</text:p>
          </table:table-cell>
          <table:table-cell office:value-type="float" office:value="-9077" table:style-name="ce2">
            <text:p>-9077</text:p>
          </table:table-cell>
          <table:table-cell office:value-type="float" office:value="4345" table:style-name="ce2">
            <text:p>4345</text:p>
          </table:table-cell>
          <table:table-cell table:number-columns-repeated="16377"/>
        </table:table-row>
        <table:table-row table:style-name="ro1">
          <table:table-cell office:value-type="float" office:value="-1422" table:style-name="ce2">
            <text:p>-1422</text:p>
          </table:table-cell>
          <table:table-cell office:value-type="float" office:value="1848" table:style-name="ce2">
            <text:p>1848</text:p>
          </table:table-cell>
          <table:table-cell office:value-type="float" office:value="4320" table:style-name="ce2">
            <text:p>4320</text:p>
          </table:table-cell>
          <table:table-cell office:value-type="float" office:value="258197" table:style-name="ce2">
            <text:p>258197</text:p>
          </table:table-cell>
          <table:table-cell office:value-type="float" office:value="-2867" table:style-name="ce2">
            <text:p>-2867</text:p>
          </table:table-cell>
          <table:table-cell office:value-type="float" office:value="-9513" table:style-name="ce2">
            <text:p>-9513</text:p>
          </table:table-cell>
          <table:table-cell office:value-type="float" office:value="3406" table:style-name="ce2">
            <text:p>3406</text:p>
          </table:table-cell>
          <table:table-cell table:number-columns-repeated="16377"/>
        </table:table-row>
        <table:table-row table:style-name="ro1">
          <table:table-cell office:value-type="float" office:value="-1586" table:style-name="ce2">
            <text:p>-1586</text:p>
          </table:table-cell>
          <table:table-cell office:value-type="float" office:value="1824" table:style-name="ce2">
            <text:p>1824</text:p>
          </table:table-cell>
          <table:table-cell office:value-type="float" office:value="4488" table:style-name="ce2">
            <text:p>4488</text:p>
          </table:table-cell>
          <table:table-cell office:value-type="float" office:value="258205" table:style-name="ce2">
            <text:p>258205</text:p>
          </table:table-cell>
          <table:table-cell office:value-type="float" office:value="-2639" table:style-name="ce2">
            <text:p>-2639</text:p>
          </table:table-cell>
          <table:table-cell office:value-type="float" office:value="-9971" table:style-name="ce2">
            <text:p>-9971</text:p>
          </table:table-cell>
          <table:table-cell office:value-type="float" office:value="2802" table:style-name="ce2">
            <text:p>2802</text:p>
          </table:table-cell>
          <table:table-cell table:number-columns-repeated="16377"/>
        </table:table-row>
        <table:table-row table:style-name="ro1">
          <table:table-cell office:value-type="float" office:value="-1094" table:style-name="ce2">
            <text:p>-1094</text:p>
          </table:table-cell>
          <table:table-cell office:value-type="float" office:value="2060" table:style-name="ce2">
            <text:p>2060</text:p>
          </table:table-cell>
          <table:table-cell office:value-type="float" office:value="4280" table:style-name="ce2">
            <text:p>4280</text:p>
          </table:table-cell>
          <table:table-cell office:value-type="float" office:value="258216" table:style-name="ce2">
            <text:p>258216</text:p>
          </table:table-cell>
          <table:table-cell office:value-type="float" office:value="-2554" table:style-name="ce2">
            <text:p>-2554</text:p>
          </table:table-cell>
          <table:table-cell office:value-type="float" office:value="-10525" table:style-name="ce2">
            <text:p>-10525</text:p>
          </table:table-cell>
          <table:table-cell office:value-type="float" office:value="2614" table:style-name="ce2">
            <text:p>2614</text:p>
          </table:table-cell>
          <table:table-cell table:number-columns-repeated="16377"/>
        </table:table-row>
        <table:table-row table:style-name="ro1">
          <table:table-cell office:value-type="float" office:value="-558" table:style-name="ce2">
            <text:p>-558</text:p>
          </table:table-cell>
          <table:table-cell office:value-type="float" office:value="2308" table:style-name="ce2">
            <text:p>2308</text:p>
          </table:table-cell>
          <table:table-cell office:value-type="float" office:value="4276" table:style-name="ce2">
            <text:p>4276</text:p>
          </table:table-cell>
          <table:table-cell office:value-type="float" office:value="258224" table:style-name="ce2">
            <text:p>258224</text:p>
          </table:table-cell>
          <table:table-cell office:value-type="float" office:value="-2487" table:style-name="ce2">
            <text:p>-2487</text:p>
          </table:table-cell>
          <table:table-cell office:value-type="float" office:value="-11028" table:style-name="ce2">
            <text:p>-11028</text:p>
          </table:table-cell>
          <table:table-cell office:value-type="float" office:value="2829" table:style-name="ce2">
            <text:p>2829</text:p>
          </table:table-cell>
          <table:table-cell table:number-columns-repeated="16377"/>
        </table:table-row>
        <table:table-row table:style-name="ro1">
          <table:table-cell office:value-type="float" office:value="-142" table:style-name="ce2">
            <text:p>-142</text:p>
          </table:table-cell>
          <table:table-cell office:value-type="float" office:value="2088" table:style-name="ce2">
            <text:p>2088</text:p>
          </table:table-cell>
          <table:table-cell office:value-type="float" office:value="4044" table:style-name="ce2">
            <text:p>4044</text:p>
          </table:table-cell>
          <table:table-cell office:value-type="float" office:value="258232" table:style-name="ce2">
            <text:p>258232</text:p>
          </table:table-cell>
          <table:table-cell office:value-type="float" office:value="-2462" table:style-name="ce2">
            <text:p>-2462</text:p>
          </table:table-cell>
          <table:table-cell office:value-type="float" office:value="-11430" table:style-name="ce2">
            <text:p>-11430</text:p>
          </table:table-cell>
          <table:table-cell office:value-type="float" office:value="3296" table:style-name="ce2">
            <text:p>3296</text:p>
          </table:table-cell>
          <table:table-cell table:number-columns-repeated="16377"/>
        </table:table-row>
        <table:table-row table:style-name="ro1">
          <table:table-cell office:value-type="float" office:value="326" table:style-name="ce2">
            <text:p>326</text:p>
          </table:table-cell>
          <table:table-cell office:value-type="float" office:value="1844" table:style-name="ce2">
            <text:p>1844</text:p>
          </table:table-cell>
          <table:table-cell office:value-type="float" office:value="4084" table:style-name="ce2">
            <text:p>4084</text:p>
          </table:table-cell>
          <table:table-cell office:value-type="float" office:value="258240" table:style-name="ce2">
            <text:p>258240</text:p>
          </table:table-cell>
          <table:table-cell office:value-type="float" office:value="-2443" table:style-name="ce2">
            <text:p>-2443</text:p>
          </table:table-cell>
          <table:table-cell office:value-type="float" office:value="-11802" table:style-name="ce2">
            <text:p>-11802</text:p>
          </table:table-cell>
          <table:table-cell office:value-type="float" office:value="4011" table:style-name="ce2">
            <text:p>4011</text:p>
          </table:table-cell>
          <table:table-cell table:number-columns-repeated="16377"/>
        </table:table-row>
        <table:table-row table:style-name="ro1">
          <table:table-cell office:value-type="float" office:value="666" table:style-name="ce2">
            <text:p>666</text:p>
          </table:table-cell>
          <table:table-cell office:value-type="float" office:value="1652" table:style-name="ce2">
            <text:p>1652</text:p>
          </table:table-cell>
          <table:table-cell office:value-type="float" office:value="4220" table:style-name="ce2">
            <text:p>4220</text:p>
          </table:table-cell>
          <table:table-cell office:value-type="float" office:value="258248" table:style-name="ce2">
            <text:p>258248</text:p>
          </table:table-cell>
          <table:table-cell office:value-type="float" office:value="-2525" table:style-name="ce2">
            <text:p>-2525</text:p>
          </table:table-cell>
          <table:table-cell office:value-type="float" office:value="-12080" table:style-name="ce2">
            <text:p>-12080</text:p>
          </table:table-cell>
          <table:table-cell office:value-type="float" office:value="4645" table:style-name="ce2">
            <text:p>4645</text:p>
          </table:table-cell>
          <table:table-cell table:number-columns-repeated="16377"/>
        </table:table-row>
        <table:table-row table:style-name="ro1">
          <table:table-cell office:value-type="float" office:value="906" table:style-name="ce2">
            <text:p>906</text:p>
          </table:table-cell>
          <table:table-cell office:value-type="float" office:value="1112" table:style-name="ce2">
            <text:p>1112</text:p>
          </table:table-cell>
          <table:table-cell office:value-type="float" office:value="4036" table:style-name="ce2">
            <text:p>4036</text:p>
          </table:table-cell>
          <table:table-cell office:value-type="float" office:value="258257" table:style-name="ce2">
            <text:p>258257</text:p>
          </table:table-cell>
          <table:table-cell office:value-type="float" office:value="-2555" table:style-name="ce2">
            <text:p>-2555</text:p>
          </table:table-cell>
          <table:table-cell office:value-type="float" office:value="-12408" table:style-name="ce2">
            <text:p>-12408</text:p>
          </table:table-cell>
          <table:table-cell office:value-type="float" office:value="5178" table:style-name="ce2">
            <text:p>5178</text:p>
          </table:table-cell>
          <table:table-cell table:number-columns-repeated="16377"/>
        </table:table-row>
        <table:table-row table:style-name="ro1">
          <table:table-cell office:value-type="float" office:value="1322" table:style-name="ce2">
            <text:p>1322</text:p>
          </table:table-cell>
          <table:table-cell office:value-type="float" office:value="680" table:style-name="ce2">
            <text:p>680</text:p>
          </table:table-cell>
          <table:table-cell office:value-type="float" office:value="3964" table:style-name="ce2">
            <text:p>3964</text:p>
          </table:table-cell>
          <table:table-cell office:value-type="float" office:value="258265" table:style-name="ce2">
            <text:p>258265</text:p>
          </table:table-cell>
          <table:table-cell office:value-type="float" office:value="-2712" table:style-name="ce2">
            <text:p>-2712</text:p>
          </table:table-cell>
          <table:table-cell office:value-type="float" office:value="-12747" table:style-name="ce2">
            <text:p>-12747</text:p>
          </table:table-cell>
          <table:table-cell office:value-type="float" office:value="5657" table:style-name="ce2">
            <text:p>5657</text:p>
          </table:table-cell>
          <table:table-cell table:number-columns-repeated="16377"/>
        </table:table-row>
        <table:table-row table:style-name="ro1">
          <table:table-cell office:value-type="float" office:value="1714" table:style-name="ce2">
            <text:p>1714</text:p>
          </table:table-cell>
          <table:table-cell office:value-type="float" office:value="572" table:style-name="ce2">
            <text:p>572</text:p>
          </table:table-cell>
          <table:table-cell office:value-type="float" office:value="4084" table:style-name="ce2">
            <text:p>4084</text:p>
          </table:table-cell>
          <table:table-cell office:value-type="float" office:value="258273" table:style-name="ce2">
            <text:p>258273</text:p>
          </table:table-cell>
          <table:table-cell office:value-type="float" office:value="-2845" table:style-name="ce2">
            <text:p>-2845</text:p>
          </table:table-cell>
          <table:table-cell office:value-type="float" office:value="-12998" table:style-name="ce2">
            <text:p>-12998</text:p>
          </table:table-cell>
          <table:table-cell office:value-type="float" office:value="5926" table:style-name="ce2">
            <text:p>5926</text:p>
          </table:table-cell>
          <table:table-cell table:number-columns-repeated="16377"/>
        </table:table-row>
        <table:table-row table:style-name="ro1">
          <table:table-cell office:value-type="float" office:value="1682" table:style-name="ce2">
            <text:p>1682</text:p>
          </table:table-cell>
          <table:table-cell office:value-type="float" office:value="608" table:style-name="ce2">
            <text:p>608</text:p>
          </table:table-cell>
          <table:table-cell office:value-type="float" office:value="3656" table:style-name="ce2">
            <text:p>3656</text:p>
          </table:table-cell>
          <table:table-cell office:value-type="float" office:value="258281" table:style-name="ce2">
            <text:p>258281</text:p>
          </table:table-cell>
          <table:table-cell office:value-type="float" office:value="-2944" table:style-name="ce2">
            <text:p>-2944</text:p>
          </table:table-cell>
          <table:table-cell office:value-type="float" office:value="-13361" table:style-name="ce2">
            <text:p>-13361</text:p>
          </table:table-cell>
          <table:table-cell office:value-type="float" office:value="5724" table:style-name="ce2">
            <text:p>5724</text:p>
          </table:table-cell>
          <table:table-cell table:number-columns-repeated="16377"/>
        </table:table-row>
        <table:table-row table:style-name="ro1">
          <table:table-cell office:value-type="float" office:value="1810" table:style-name="ce2">
            <text:p>1810</text:p>
          </table:table-cell>
          <table:table-cell office:value-type="float" office:value="456" table:style-name="ce2">
            <text:p>456</text:p>
          </table:table-cell>
          <table:table-cell office:value-type="float" office:value="3480" table:style-name="ce2">
            <text:p>3480</text:p>
          </table:table-cell>
          <table:table-cell office:value-type="float" office:value="258289" table:style-name="ce2">
            <text:p>258289</text:p>
          </table:table-cell>
          <table:table-cell office:value-type="float" office:value="-3172" table:style-name="ce2">
            <text:p>-3172</text:p>
          </table:table-cell>
          <table:table-cell office:value-type="float" office:value="-13629" table:style-name="ce2">
            <text:p>-13629</text:p>
          </table:table-cell>
          <table:table-cell office:value-type="float" office:value="5180" table:style-name="ce2">
            <text:p>5180</text:p>
          </table:table-cell>
          <table:table-cell table:number-columns-repeated="16377"/>
        </table:table-row>
        <table:table-row table:style-name="ro1">
          <table:table-cell office:value-type="float" office:value="1866" table:style-name="ce2">
            <text:p>1866</text:p>
          </table:table-cell>
          <table:table-cell office:value-type="float" office:value="620" table:style-name="ce2">
            <text:p>620</text:p>
          </table:table-cell>
          <table:table-cell office:value-type="float" office:value="3564" table:style-name="ce2">
            <text:p>3564</text:p>
          </table:table-cell>
          <table:table-cell office:value-type="float" office:value="258298" table:style-name="ce2">
            <text:p>258298</text:p>
          </table:table-cell>
          <table:table-cell office:value-type="float" office:value="-3408" table:style-name="ce2">
            <text:p>-3408</text:p>
          </table:table-cell>
          <table:table-cell office:value-type="float" office:value="-13953" table:style-name="ce2">
            <text:p>-13953</text:p>
          </table:table-cell>
          <table:table-cell office:value-type="float" office:value="4462" table:style-name="ce2">
            <text:p>4462</text:p>
          </table:table-cell>
          <table:table-cell table:number-columns-repeated="16377"/>
        </table:table-row>
        <table:table-row table:style-name="ro1">
          <table:table-cell office:value-type="float" office:value="2066" table:style-name="ce2">
            <text:p>2066</text:p>
          </table:table-cell>
          <table:table-cell office:value-type="float" office:value="636" table:style-name="ce2">
            <text:p>636</text:p>
          </table:table-cell>
          <table:table-cell office:value-type="float" office:value="3356" table:style-name="ce2">
            <text:p>3356</text:p>
          </table:table-cell>
          <table:table-cell office:value-type="float" office:value="258306" table:style-name="ce2">
            <text:p>258306</text:p>
          </table:table-cell>
          <table:table-cell office:value-type="float" office:value="-3712" table:style-name="ce2">
            <text:p>-3712</text:p>
          </table:table-cell>
          <table:table-cell office:value-type="float" office:value="-13990" table:style-name="ce2">
            <text:p>-13990</text:p>
          </table:table-cell>
          <table:table-cell office:value-type="float" office:value="4013" table:style-name="ce2">
            <text:p>4013</text:p>
          </table:table-cell>
          <table:table-cell table:number-columns-repeated="16377"/>
        </table:table-row>
        <table:table-row table:style-name="ro1">
          <table:table-cell office:value-type="float" office:value="2070" table:style-name="ce2">
            <text:p>2070</text:p>
          </table:table-cell>
          <table:table-cell office:value-type="float" office:value="860" table:style-name="ce2">
            <text:p>860</text:p>
          </table:table-cell>
          <table:table-cell office:value-type="float" office:value="3076" table:style-name="ce2">
            <text:p>3076</text:p>
          </table:table-cell>
          <table:table-cell office:value-type="float" office:value="258314" table:style-name="ce2">
            <text:p>258314</text:p>
          </table:table-cell>
          <table:table-cell office:value-type="float" office:value="-3797" table:style-name="ce2">
            <text:p>-3797</text:p>
          </table:table-cell>
          <table:table-cell office:value-type="float" office:value="-13908" table:style-name="ce2">
            <text:p>-13908</text:p>
          </table:table-cell>
          <table:table-cell office:value-type="float" office:value="3771" table:style-name="ce2">
            <text:p>3771</text:p>
          </table:table-cell>
          <table:table-cell table:number-columns-repeated="16377"/>
        </table:table-row>
        <table:table-row table:style-name="ro1">
          <table:table-cell office:value-type="float" office:value="1990" table:style-name="ce2">
            <text:p>1990</text:p>
          </table:table-cell>
          <table:table-cell office:value-type="float" office:value="1044" table:style-name="ce2">
            <text:p>1044</text:p>
          </table:table-cell>
          <table:table-cell office:value-type="float" office:value="2728" table:style-name="ce2">
            <text:p>2728</text:p>
          </table:table-cell>
          <table:table-cell office:value-type="float" office:value="258322" table:style-name="ce2">
            <text:p>258322</text:p>
          </table:table-cell>
          <table:table-cell office:value-type="float" office:value="-3961" table:style-name="ce2">
            <text:p>-3961</text:p>
          </table:table-cell>
          <table:table-cell office:value-type="float" office:value="-13830" table:style-name="ce2">
            <text:p>-13830</text:p>
          </table:table-cell>
          <table:table-cell office:value-type="float" office:value="3915" table:style-name="ce2">
            <text:p>3915</text:p>
          </table:table-cell>
          <table:table-cell table:number-columns-repeated="16377"/>
        </table:table-row>
        <table:table-row table:style-name="ro1">
          <table:table-cell office:value-type="float" office:value="2046" table:style-name="ce2">
            <text:p>2046</text:p>
          </table:table-cell>
          <table:table-cell office:value-type="float" office:value="1296" table:style-name="ce2">
            <text:p>1296</text:p>
          </table:table-cell>
          <table:table-cell office:value-type="float" office:value="2544" table:style-name="ce2">
            <text:p>2544</text:p>
          </table:table-cell>
          <table:table-cell office:value-type="float" office:value="258330" table:style-name="ce2">
            <text:p>258330</text:p>
          </table:table-cell>
          <table:table-cell office:value-type="float" office:value="-4092" table:style-name="ce2">
            <text:p>-4092</text:p>
          </table:table-cell>
          <table:table-cell office:value-type="float" office:value="-13650" table:style-name="ce2">
            <text:p>-13650</text:p>
          </table:table-cell>
          <table:table-cell office:value-type="float" office:value="4006" table:style-name="ce2">
            <text:p>4006</text:p>
          </table:table-cell>
          <table:table-cell table:number-columns-repeated="16377"/>
        </table:table-row>
        <table:table-row table:style-name="ro1">
          <table:table-cell office:value-type="float" office:value="2130" table:style-name="ce2">
            <text:p>2130</text:p>
          </table:table-cell>
          <table:table-cell office:value-type="float" office:value="992" table:style-name="ce2">
            <text:p>992</text:p>
          </table:table-cell>
          <table:table-cell office:value-type="float" office:value="2412" table:style-name="ce2">
            <text:p>2412</text:p>
          </table:table-cell>
          <table:table-cell office:value-type="float" office:value="258339" table:style-name="ce2">
            <text:p>258339</text:p>
          </table:table-cell>
          <table:table-cell office:value-type="float" office:value="-4310" table:style-name="ce2">
            <text:p>-4310</text:p>
          </table:table-cell>
          <table:table-cell office:value-type="float" office:value="-13420" table:style-name="ce2">
            <text:p>-13420</text:p>
          </table:table-cell>
          <table:table-cell office:value-type="float" office:value="4063" table:style-name="ce2">
            <text:p>4063</text:p>
          </table:table-cell>
          <table:table-cell table:number-columns-repeated="16377"/>
        </table:table-row>
        <table:table-row table:style-name="ro1">
          <table:table-cell office:value-type="float" office:value="2190" table:style-name="ce2">
            <text:p>2190</text:p>
          </table:table-cell>
          <table:table-cell office:value-type="float" office:value="1072" table:style-name="ce2">
            <text:p>1072</text:p>
          </table:table-cell>
          <table:table-cell office:value-type="float" office:value="2424" table:style-name="ce2">
            <text:p>2424</text:p>
          </table:table-cell>
          <table:table-cell office:value-type="float" office:value="258347" table:style-name="ce2">
            <text:p>258347</text:p>
          </table:table-cell>
          <table:table-cell office:value-type="float" office:value="-4545" table:style-name="ce2">
            <text:p>-4545</text:p>
          </table:table-cell>
          <table:table-cell office:value-type="float" office:value="-13016" table:style-name="ce2">
            <text:p>-13016</text:p>
          </table:table-cell>
          <table:table-cell office:value-type="float" office:value="4458" table:style-name="ce2">
            <text:p>4458</text:p>
          </table:table-cell>
          <table:table-cell table:number-columns-repeated="16377"/>
        </table:table-row>
        <table:table-row table:style-name="ro1">
          <table:table-cell office:value-type="float" office:value="2058" table:style-name="ce2">
            <text:p>2058</text:p>
          </table:table-cell>
          <table:table-cell office:value-type="float" office:value="1164" table:style-name="ce2">
            <text:p>1164</text:p>
          </table:table-cell>
          <table:table-cell office:value-type="float" office:value="2280" table:style-name="ce2">
            <text:p>2280</text:p>
          </table:table-cell>
          <table:table-cell office:value-type="float" office:value="258355" table:style-name="ce2">
            <text:p>258355</text:p>
          </table:table-cell>
          <table:table-cell office:value-type="float" office:value="-4772" table:style-name="ce2">
            <text:p>-4772</text:p>
          </table:table-cell>
          <table:table-cell office:value-type="float" office:value="-12443" table:style-name="ce2">
            <text:p>-12443</text:p>
          </table:table-cell>
          <table:table-cell office:value-type="float" office:value="5259" table:style-name="ce2">
            <text:p>5259</text:p>
          </table:table-cell>
          <table:table-cell table:number-columns-repeated="16377"/>
        </table:table-row>
        <table:table-row table:style-name="ro1">
          <table:table-cell office:value-type="float" office:value="1750" table:style-name="ce2">
            <text:p>1750</text:p>
          </table:table-cell>
          <table:table-cell office:value-type="float" office:value="1000" table:style-name="ce2">
            <text:p>1000</text:p>
          </table:table-cell>
          <table:table-cell office:value-type="float" office:value="2408" table:style-name="ce2">
            <text:p>2408</text:p>
          </table:table-cell>
          <table:table-cell office:value-type="float" office:value="258363" table:style-name="ce2">
            <text:p>258363</text:p>
          </table:table-cell>
          <table:table-cell office:value-type="float" office:value="-5035" table:style-name="ce2">
            <text:p>-5035</text:p>
          </table:table-cell>
          <table:table-cell office:value-type="float" office:value="-11857" table:style-name="ce2">
            <text:p>-11857</text:p>
          </table:table-cell>
          <table:table-cell office:value-type="float" office:value="5937" table:style-name="ce2">
            <text:p>5937</text:p>
          </table:table-cell>
          <table:table-cell table:number-columns-repeated="16377"/>
        </table:table-row>
        <table:table-row table:style-name="ro1">
          <table:table-cell office:value-type="float" office:value="1434" table:style-name="ce2">
            <text:p>1434</text:p>
          </table:table-cell>
          <table:table-cell office:value-type="float" office:value="484" table:style-name="ce2">
            <text:p>484</text:p>
          </table:table-cell>
          <table:table-cell office:value-type="float" office:value="2572" table:style-name="ce2">
            <text:p>2572</text:p>
          </table:table-cell>
          <table:table-cell office:value-type="float" office:value="258371" table:style-name="ce2">
            <text:p>258371</text:p>
          </table:table-cell>
          <table:table-cell office:value-type="float" office:value="-5213" table:style-name="ce2">
            <text:p>-5213</text:p>
          </table:table-cell>
          <table:table-cell office:value-type="float" office:value="-11239" table:style-name="ce2">
            <text:p>-11239</text:p>
          </table:table-cell>
          <table:table-cell office:value-type="float" office:value="6130" table:style-name="ce2">
            <text:p>6130</text:p>
          </table:table-cell>
          <table:table-cell table:number-columns-repeated="16377"/>
        </table:table-row>
        <table:table-row table:style-name="ro1">
          <table:table-cell office:value-type="float" office:value="1682" table:style-name="ce2">
            <text:p>1682</text:p>
          </table:table-cell>
          <table:table-cell office:value-type="float" office:value="580" table:style-name="ce2">
            <text:p>580</text:p>
          </table:table-cell>
          <table:table-cell office:value-type="float" office:value="2404" table:style-name="ce2">
            <text:p>2404</text:p>
          </table:table-cell>
          <table:table-cell office:value-type="float" office:value="258380" table:style-name="ce2">
            <text:p>258380</text:p>
          </table:table-cell>
          <table:table-cell office:value-type="float" office:value="-5519" table:style-name="ce2">
            <text:p>-5519</text:p>
          </table:table-cell>
          <table:table-cell office:value-type="float" office:value="-10495" table:style-name="ce2">
            <text:p>-10495</text:p>
          </table:table-cell>
          <table:table-cell office:value-type="float" office:value="6123" table:style-name="ce2">
            <text:p>6123</text:p>
          </table:table-cell>
          <table:table-cell table:number-columns-repeated="16377"/>
        </table:table-row>
        <table:table-row table:style-name="ro1">
          <table:table-cell office:value-type="float" office:value="1930" table:style-name="ce2">
            <text:p>1930</text:p>
          </table:table-cell>
          <table:table-cell office:value-type="float" office:value="452" table:style-name="ce2">
            <text:p>452</text:p>
          </table:table-cell>
          <table:table-cell office:value-type="float" office:value="2376" table:style-name="ce2">
            <text:p>2376</text:p>
          </table:table-cell>
          <table:table-cell office:value-type="float" office:value="258388" table:style-name="ce2">
            <text:p>258388</text:p>
          </table:table-cell>
          <table:table-cell office:value-type="float" office:value="-5775" table:style-name="ce2">
            <text:p>-5775</text:p>
          </table:table-cell>
          <table:table-cell office:value-type="float" office:value="-9833" table:style-name="ce2">
            <text:p>-9833</text:p>
          </table:table-cell>
          <table:table-cell office:value-type="float" office:value="5563" table:style-name="ce2">
            <text:p>5563</text:p>
          </table:table-cell>
          <table:table-cell table:number-columns-repeated="16377"/>
        </table:table-row>
        <table:table-row table:style-name="ro1">
          <table:table-cell office:value-type="float" office:value="1914" table:style-name="ce2">
            <text:p>1914</text:p>
          </table:table-cell>
          <table:table-cell office:value-type="float" office:value="-36" table:style-name="ce2">
            <text:p>-36</text:p>
          </table:table-cell>
          <table:table-cell office:value-type="float" office:value="2736" table:style-name="ce2">
            <text:p>2736</text:p>
          </table:table-cell>
          <table:table-cell office:value-type="float" office:value="258396" table:style-name="ce2">
            <text:p>258396</text:p>
          </table:table-cell>
          <table:table-cell office:value-type="float" office:value="-6008" table:style-name="ce2">
            <text:p>-6008</text:p>
          </table:table-cell>
          <table:table-cell office:value-type="float" office:value="-9154" table:style-name="ce2">
            <text:p>-9154</text:p>
          </table:table-cell>
          <table:table-cell office:value-type="float" office:value="4811" table:style-name="ce2">
            <text:p>4811</text:p>
          </table:table-cell>
          <table:table-cell table:number-columns-repeated="16377"/>
        </table:table-row>
        <table:table-row table:style-name="ro1">
          <table:table-cell office:value-type="float" office:value="2410" table:style-name="ce2">
            <text:p>2410</text:p>
          </table:table-cell>
          <table:table-cell office:value-type="float" office:value="-32" table:style-name="ce2">
            <text:p>-32</text:p>
          </table:table-cell>
          <table:table-cell office:value-type="float" office:value="2916" table:style-name="ce2">
            <text:p>2916</text:p>
          </table:table-cell>
          <table:table-cell office:value-type="float" office:value="258404" table:style-name="ce2">
            <text:p>258404</text:p>
          </table:table-cell>
          <table:table-cell office:value-type="float" office:value="-6457" table:style-name="ce2">
            <text:p>-6457</text:p>
          </table:table-cell>
          <table:table-cell office:value-type="float" office:value="-8414" table:style-name="ce2">
            <text:p>-8414</text:p>
          </table:table-cell>
          <table:table-cell office:value-type="float" office:value="4043" table:style-name="ce2">
            <text:p>4043</text:p>
          </table:table-cell>
          <table:table-cell table:number-columns-repeated="16377"/>
        </table:table-row>
        <table:table-row table:style-name="ro1">
          <table:table-cell office:value-type="float" office:value="2690" table:style-name="ce2">
            <text:p>2690</text:p>
          </table:table-cell>
          <table:table-cell office:value-type="float" office:value="312" table:style-name="ce2">
            <text:p>312</text:p>
          </table:table-cell>
          <table:table-cell office:value-type="float" office:value="2956" table:style-name="ce2">
            <text:p>2956</text:p>
          </table:table-cell>
          <table:table-cell office:value-type="float" office:value="258415" table:style-name="ce2">
            <text:p>258415</text:p>
          </table:table-cell>
          <table:table-cell office:value-type="float" office:value="-6913" table:style-name="ce2">
            <text:p>-6913</text:p>
          </table:table-cell>
          <table:table-cell office:value-type="float" office:value="-7535" table:style-name="ce2">
            <text:p>-7535</text:p>
          </table:table-cell>
          <table:table-cell office:value-type="float" office:value="3207" table:style-name="ce2">
            <text:p>3207</text:p>
          </table:table-cell>
          <table:table-cell table:number-columns-repeated="16377"/>
        </table:table-row>
        <table:table-row table:style-name="ro1">
          <table:table-cell office:value-type="float" office:value="2858" table:style-name="ce2">
            <text:p>2858</text:p>
          </table:table-cell>
          <table:table-cell office:value-type="float" office:value="760" table:style-name="ce2">
            <text:p>760</text:p>
          </table:table-cell>
          <table:table-cell office:value-type="float" office:value="3072" table:style-name="ce2">
            <text:p>3072</text:p>
          </table:table-cell>
          <table:table-cell office:value-type="float" office:value="258424" table:style-name="ce2">
            <text:p>258424</text:p>
          </table:table-cell>
          <table:table-cell office:value-type="float" office:value="-7194" table:style-name="ce2">
            <text:p>-7194</text:p>
          </table:table-cell>
          <table:table-cell office:value-type="float" office:value="-6644" table:style-name="ce2">
            <text:p>-6644</text:p>
          </table:table-cell>
          <table:table-cell office:value-type="float" office:value="2489" table:style-name="ce2">
            <text:p>2489</text:p>
          </table:table-cell>
          <table:table-cell table:number-columns-repeated="16377"/>
        </table:table-row>
        <table:table-row table:style-name="ro1">
          <table:table-cell office:value-type="float" office:value="2898" table:style-name="ce2">
            <text:p>2898</text:p>
          </table:table-cell>
          <table:table-cell office:value-type="float" office:value="1116" table:style-name="ce2">
            <text:p>1116</text:p>
          </table:table-cell>
          <table:table-cell office:value-type="float" office:value="3196" table:style-name="ce2">
            <text:p>3196</text:p>
          </table:table-cell>
          <table:table-cell office:value-type="float" office:value="258432" table:style-name="ce2">
            <text:p>258432</text:p>
          </table:table-cell>
          <table:table-cell office:value-type="float" office:value="-7526" table:style-name="ce2">
            <text:p>-7526</text:p>
          </table:table-cell>
          <table:table-cell office:value-type="float" office:value="-5685" table:style-name="ce2">
            <text:p>-5685</text:p>
          </table:table-cell>
          <table:table-cell office:value-type="float" office:value="1710" table:style-name="ce2">
            <text:p>1710</text:p>
          </table:table-cell>
          <table:table-cell table:number-columns-repeated="16377"/>
        </table:table-row>
        <table:table-row table:style-name="ro1">
          <table:table-cell office:value-type="float" office:value="2842" table:style-name="ce2">
            <text:p>2842</text:p>
          </table:table-cell>
          <table:table-cell office:value-type="float" office:value="1256" table:style-name="ce2">
            <text:p>1256</text:p>
          </table:table-cell>
          <table:table-cell office:value-type="float" office:value="3148" table:style-name="ce2">
            <text:p>3148</text:p>
          </table:table-cell>
          <table:table-cell office:value-type="float" office:value="258440" table:style-name="ce2">
            <text:p>258440</text:p>
          </table:table-cell>
          <table:table-cell office:value-type="float" office:value="-7896" table:style-name="ce2">
            <text:p>-7896</text:p>
          </table:table-cell>
          <table:table-cell office:value-type="float" office:value="-4838" table:style-name="ce2">
            <text:p>-4838</text:p>
          </table:table-cell>
          <table:table-cell office:value-type="float" office:value="800" table:style-name="ce2">
            <text:p>800</text:p>
          </table:table-cell>
          <table:table-cell table:number-columns-repeated="16377"/>
        </table:table-row>
        <table:table-row table:style-name="ro1">
          <table:table-cell office:value-type="float" office:value="2882" table:style-name="ce2">
            <text:p>2882</text:p>
          </table:table-cell>
          <table:table-cell office:value-type="float" office:value="856" table:style-name="ce2">
            <text:p>856</text:p>
          </table:table-cell>
          <table:table-cell office:value-type="float" office:value="3120" table:style-name="ce2">
            <text:p>3120</text:p>
          </table:table-cell>
          <table:table-cell office:value-type="float" office:value="258449" table:style-name="ce2">
            <text:p>258449</text:p>
          </table:table-cell>
          <table:table-cell office:value-type="float" office:value="-8174" table:style-name="ce2">
            <text:p>-8174</text:p>
          </table:table-cell>
          <table:table-cell office:value-type="float" office:value="-3955" table:style-name="ce2">
            <text:p>-3955</text:p>
          </table:table-cell>
          <table:table-cell office:value-type="float" office:value="-386" table:style-name="ce2">
            <text:p>-386</text:p>
          </table:table-cell>
          <table:table-cell table:number-columns-repeated="16377"/>
        </table:table-row>
        <table:table-row table:style-name="ro1">
          <table:table-cell office:value-type="float" office:value="2986" table:style-name="ce2">
            <text:p>2986</text:p>
          </table:table-cell>
          <table:table-cell office:value-type="float" office:value="-172" table:style-name="ce2">
            <text:p>-172</text:p>
          </table:table-cell>
          <table:table-cell office:value-type="float" office:value="3020" table:style-name="ce2">
            <text:p>3020</text:p>
          </table:table-cell>
          <table:table-cell office:value-type="float" office:value="258457" table:style-name="ce2">
            <text:p>258457</text:p>
          </table:table-cell>
          <table:table-cell office:value-type="float" office:value="-8563" table:style-name="ce2">
            <text:p>-8563</text:p>
          </table:table-cell>
          <table:table-cell office:value-type="float" office:value="-2998" table:style-name="ce2">
            <text:p>-2998</text:p>
          </table:table-cell>
          <table:table-cell office:value-type="float" office:value="-1790" table:style-name="ce2">
            <text:p>-1790</text:p>
          </table:table-cell>
          <table:table-cell table:number-columns-repeated="16377"/>
        </table:table-row>
        <table:table-row table:style-name="ro1">
          <table:table-cell office:value-type="float" office:value="3126" table:style-name="ce2">
            <text:p>3126</text:p>
          </table:table-cell>
          <table:table-cell office:value-type="float" office:value="-508" table:style-name="ce2">
            <text:p>-508</text:p>
          </table:table-cell>
          <table:table-cell office:value-type="float" office:value="3244" table:style-name="ce2">
            <text:p>3244</text:p>
          </table:table-cell>
          <table:table-cell office:value-type="float" office:value="258465" table:style-name="ce2">
            <text:p>258465</text:p>
          </table:table-cell>
          <table:table-cell office:value-type="float" office:value="-9119" table:style-name="ce2">
            <text:p>-9119</text:p>
          </table:table-cell>
          <table:table-cell office:value-type="float" office:value="-2074" table:style-name="ce2">
            <text:p>-2074</text:p>
          </table:table-cell>
          <table:table-cell office:value-type="float" office:value="-3060" table:style-name="ce2">
            <text:p>-3060</text:p>
          </table:table-cell>
          <table:table-cell table:number-columns-repeated="16377"/>
        </table:table-row>
        <table:table-row table:style-name="ro1">
          <table:table-cell office:value-type="float" office:value="3162" table:style-name="ce2">
            <text:p>3162</text:p>
          </table:table-cell>
          <table:table-cell office:value-type="float" office:value="-672" table:style-name="ce2">
            <text:p>-672</text:p>
          </table:table-cell>
          <table:table-cell office:value-type="float" office:value="3444" table:style-name="ce2">
            <text:p>3444</text:p>
          </table:table-cell>
          <table:table-cell office:value-type="float" office:value="258473" table:style-name="ce2">
            <text:p>258473</text:p>
          </table:table-cell>
          <table:table-cell office:value-type="float" office:value="-9630" table:style-name="ce2">
            <text:p>-9630</text:p>
          </table:table-cell>
          <table:table-cell office:value-type="float" office:value="-1119" table:style-name="ce2">
            <text:p>-1119</text:p>
          </table:table-cell>
          <table:table-cell office:value-type="float" office:value="-4086" table:style-name="ce2">
            <text:p>-4086</text:p>
          </table:table-cell>
          <table:table-cell table:number-columns-repeated="16377"/>
        </table:table-row>
        <table:table-row table:style-name="ro1">
          <table:table-cell office:value-type="float" office:value="3018" table:style-name="ce2">
            <text:p>3018</text:p>
          </table:table-cell>
          <table:table-cell office:value-type="float" office:value="-424" table:style-name="ce2">
            <text:p>-424</text:p>
          </table:table-cell>
          <table:table-cell office:value-type="float" office:value="3932" table:style-name="ce2">
            <text:p>3932</text:p>
          </table:table-cell>
          <table:table-cell office:value-type="float" office:value="258481" table:style-name="ce2">
            <text:p>258481</text:p>
          </table:table-cell>
          <table:table-cell office:value-type="float" office:value="-9968" table:style-name="ce2">
            <text:p>-9968</text:p>
          </table:table-cell>
          <table:table-cell office:value-type="float" office:value="-297" table:style-name="ce2">
            <text:p>-297</text:p>
          </table:table-cell>
          <table:table-cell office:value-type="float" office:value="-4782" table:style-name="ce2">
            <text:p>-4782</text:p>
          </table:table-cell>
          <table:table-cell table:number-columns-repeated="16377"/>
        </table:table-row>
        <table:table-row table:style-name="ro1">
          <table:table-cell office:value-type="float" office:value="3054" table:style-name="ce2">
            <text:p>3054</text:p>
          </table:table-cell>
          <table:table-cell office:value-type="float" office:value="436" table:style-name="ce2">
            <text:p>436</text:p>
          </table:table-cell>
          <table:table-cell office:value-type="float" office:value="3596" table:style-name="ce2">
            <text:p>3596</text:p>
          </table:table-cell>
          <table:table-cell office:value-type="float" office:value="258490" table:style-name="ce2">
            <text:p>258490</text:p>
          </table:table-cell>
          <table:table-cell office:value-type="float" office:value="-10271" table:style-name="ce2">
            <text:p>-10271</text:p>
          </table:table-cell>
          <table:table-cell office:value-type="float" office:value="829" table:style-name="ce2">
            <text:p>829</text:p>
          </table:table-cell>
          <table:table-cell office:value-type="float" office:value="-5248" table:style-name="ce2">
            <text:p>-5248</text:p>
          </table:table-cell>
          <table:table-cell table:number-columns-repeated="16377"/>
        </table:table-row>
        <table:table-row table:style-name="ro1">
          <table:table-cell office:value-type="float" office:value="3042" table:style-name="ce2">
            <text:p>3042</text:p>
          </table:table-cell>
          <table:table-cell office:value-type="float" office:value="1168" table:style-name="ce2">
            <text:p>1168</text:p>
          </table:table-cell>
          <table:table-cell office:value-type="float" office:value="3260" table:style-name="ce2">
            <text:p>3260</text:p>
          </table:table-cell>
          <table:table-cell office:value-type="float" office:value="258498" table:style-name="ce2">
            <text:p>258498</text:p>
          </table:table-cell>
          <table:table-cell office:value-type="float" office:value="-10424" table:style-name="ce2">
            <text:p>-10424</text:p>
          </table:table-cell>
          <table:table-cell office:value-type="float" office:value="1886" table:style-name="ce2">
            <text:p>1886</text:p>
          </table:table-cell>
          <table:table-cell office:value-type="float" office:value="-5730" table:style-name="ce2">
            <text:p>-5730</text:p>
          </table:table-cell>
          <table:table-cell table:number-columns-repeated="16377"/>
        </table:table-row>
        <table:table-row table:style-name="ro1">
          <table:table-cell office:value-type="float" office:value="2838" table:style-name="ce2">
            <text:p>2838</text:p>
          </table:table-cell>
          <table:table-cell office:value-type="float" office:value="1168" table:style-name="ce2">
            <text:p>1168</text:p>
          </table:table-cell>
          <table:table-cell office:value-type="float" office:value="3128" table:style-name="ce2">
            <text:p>3128</text:p>
          </table:table-cell>
          <table:table-cell office:value-type="float" office:value="258506" table:style-name="ce2">
            <text:p>258506</text:p>
          </table:table-cell>
          <table:table-cell office:value-type="float" office:value="-10681" table:style-name="ce2">
            <text:p>-10681</text:p>
          </table:table-cell>
          <table:table-cell office:value-type="float" office:value="2891" table:style-name="ce2">
            <text:p>2891</text:p>
          </table:table-cell>
          <table:table-cell office:value-type="float" office:value="-6198" table:style-name="ce2">
            <text:p>-6198</text:p>
          </table:table-cell>
          <table:table-cell table:number-columns-repeated="16377"/>
        </table:table-row>
        <table:table-row table:style-name="ro1">
          <table:table-cell office:value-type="float" office:value="2514" table:style-name="ce2">
            <text:p>2514</text:p>
          </table:table-cell>
          <table:table-cell office:value-type="float" office:value="700" table:style-name="ce2">
            <text:p>700</text:p>
          </table:table-cell>
          <table:table-cell office:value-type="float" office:value="3024" table:style-name="ce2">
            <text:p>3024</text:p>
          </table:table-cell>
          <table:table-cell office:value-type="float" office:value="258514" table:style-name="ce2">
            <text:p>258514</text:p>
          </table:table-cell>
          <table:table-cell office:value-type="float" office:value="-11015" table:style-name="ce2">
            <text:p>-11015</text:p>
          </table:table-cell>
          <table:table-cell office:value-type="float" office:value="3860" table:style-name="ce2">
            <text:p>3860</text:p>
          </table:table-cell>
          <table:table-cell office:value-type="float" office:value="-7092" table:style-name="ce2">
            <text:p>-7092</text:p>
          </table:table-cell>
          <table:table-cell table:number-columns-repeated="16377"/>
        </table:table-row>
        <table:table-row table:style-name="ro1">
          <table:table-cell office:value-type="float" office:value="2250" table:style-name="ce2">
            <text:p>2250</text:p>
          </table:table-cell>
          <table:table-cell office:value-type="float" office:value="360" table:style-name="ce2">
            <text:p>360</text:p>
          </table:table-cell>
          <table:table-cell office:value-type="float" office:value="2804" table:style-name="ce2">
            <text:p>2804</text:p>
          </table:table-cell>
          <table:table-cell office:value-type="float" office:value="258522" table:style-name="ce2">
            <text:p>258522</text:p>
          </table:table-cell>
          <table:table-cell office:value-type="float" office:value="-11440" table:style-name="ce2">
            <text:p>-11440</text:p>
          </table:table-cell>
          <table:table-cell office:value-type="float" office:value="4893" table:style-name="ce2">
            <text:p>4893</text:p>
          </table:table-cell>
          <table:table-cell office:value-type="float" office:value="-8330" table:style-name="ce2">
            <text:p>-8330</text:p>
          </table:table-cell>
          <table:table-cell table:number-columns-repeated="16377"/>
        </table:table-row>
        <table:table-row table:style-name="ro1">
          <table:table-cell office:value-type="float" office:value="1846" table:style-name="ce2">
            <text:p>1846</text:p>
          </table:table-cell>
          <table:table-cell office:value-type="float" office:value="216" table:style-name="ce2">
            <text:p>216</text:p>
          </table:table-cell>
          <table:table-cell office:value-type="float" office:value="3512" table:style-name="ce2">
            <text:p>3512</text:p>
          </table:table-cell>
          <table:table-cell office:value-type="float" office:value="258531" table:style-name="ce2">
            <text:p>258531</text:p>
          </table:table-cell>
          <table:table-cell office:value-type="float" office:value="-11947" table:style-name="ce2">
            <text:p>-11947</text:p>
          </table:table-cell>
          <table:table-cell office:value-type="float" office:value="5724" table:style-name="ce2">
            <text:p>5724</text:p>
          </table:table-cell>
          <table:table-cell office:value-type="float" office:value="-9679" table:style-name="ce2">
            <text:p>-9679</text:p>
          </table:table-cell>
          <table:table-cell table:number-columns-repeated="16377"/>
        </table:table-row>
        <table:table-row table:style-name="ro1">
          <table:table-cell office:value-type="float" office:value="1974" table:style-name="ce2">
            <text:p>1974</text:p>
          </table:table-cell>
          <table:table-cell office:value-type="float" office:value="376" table:style-name="ce2">
            <text:p>376</text:p>
          </table:table-cell>
          <table:table-cell office:value-type="float" office:value="3956" table:style-name="ce2">
            <text:p>3956</text:p>
          </table:table-cell>
          <table:table-cell office:value-type="float" office:value="258539" table:style-name="ce2">
            <text:p>258539</text:p>
          </table:table-cell>
          <table:table-cell office:value-type="float" office:value="-12377" table:style-name="ce2">
            <text:p>-12377</text:p>
          </table:table-cell>
          <table:table-cell office:value-type="float" office:value="6406" table:style-name="ce2">
            <text:p>6406</text:p>
          </table:table-cell>
          <table:table-cell office:value-type="float" office:value="-10774" table:style-name="ce2">
            <text:p>-10774</text:p>
          </table:table-cell>
          <table:table-cell table:number-columns-repeated="16377"/>
        </table:table-row>
        <table:table-row table:style-name="ro1">
          <table:table-cell office:value-type="float" office:value="2198" table:style-name="ce2">
            <text:p>2198</text:p>
          </table:table-cell>
          <table:table-cell office:value-type="float" office:value="200" table:style-name="ce2">
            <text:p>200</text:p>
          </table:table-cell>
          <table:table-cell office:value-type="float" office:value="4120" table:style-name="ce2">
            <text:p>4120</text:p>
          </table:table-cell>
          <table:table-cell office:value-type="float" office:value="258547" table:style-name="ce2">
            <text:p>258547</text:p>
          </table:table-cell>
          <table:table-cell office:value-type="float" office:value="-12837" table:style-name="ce2">
            <text:p>-12837</text:p>
          </table:table-cell>
          <table:table-cell office:value-type="float" office:value="6917" table:style-name="ce2">
            <text:p>6917</text:p>
          </table:table-cell>
          <table:table-cell office:value-type="float" office:value="-11879" table:style-name="ce2">
            <text:p>-11879</text:p>
          </table:table-cell>
          <table:table-cell table:number-columns-repeated="16377"/>
        </table:table-row>
        <table:table-row table:style-name="ro1">
          <table:table-cell office:value-type="float" office:value="2654" table:style-name="ce2">
            <text:p>2654</text:p>
          </table:table-cell>
          <table:table-cell office:value-type="float" office:value="88" table:style-name="ce2">
            <text:p>88</text:p>
          </table:table-cell>
          <table:table-cell office:value-type="float" office:value="4344" table:style-name="ce2">
            <text:p>4344</text:p>
          </table:table-cell>
          <table:table-cell office:value-type="float" office:value="258555" table:style-name="ce2">
            <text:p>258555</text:p>
          </table:table-cell>
          <table:table-cell office:value-type="float" office:value="-13166" table:style-name="ce2">
            <text:p>-13166</text:p>
          </table:table-cell>
          <table:table-cell office:value-type="float" office:value="7468" table:style-name="ce2">
            <text:p>7468</text:p>
          </table:table-cell>
          <table:table-cell office:value-type="float" office:value="-12812" table:style-name="ce2">
            <text:p>-12812</text:p>
          </table:table-cell>
          <table:table-cell table:number-columns-repeated="16377"/>
        </table:table-row>
        <table:table-row table:style-name="ro1">
          <table:table-cell office:value-type="float" office:value="2798" table:style-name="ce2">
            <text:p>2798</text:p>
          </table:table-cell>
          <table:table-cell office:value-type="float" office:value="240" table:style-name="ce2">
            <text:p>240</text:p>
          </table:table-cell>
          <table:table-cell office:value-type="float" office:value="4104" table:style-name="ce2">
            <text:p>4104</text:p>
          </table:table-cell>
          <table:table-cell office:value-type="float" office:value="258564" table:style-name="ce2">
            <text:p>258564</text:p>
          </table:table-cell>
          <table:table-cell office:value-type="float" office:value="-13488" table:style-name="ce2">
            <text:p>-13488</text:p>
          </table:table-cell>
          <table:table-cell office:value-type="float" office:value="7833" table:style-name="ce2">
            <text:p>7833</text:p>
          </table:table-cell>
          <table:table-cell office:value-type="float" office:value="-13722" table:style-name="ce2">
            <text:p>-13722</text:p>
          </table:table-cell>
          <table:table-cell table:number-columns-repeated="16377"/>
        </table:table-row>
        <table:table-row table:style-name="ro1">
          <table:table-cell office:value-type="float" office:value="2914" table:style-name="ce2">
            <text:p>2914</text:p>
          </table:table-cell>
          <table:table-cell office:value-type="float" office:value="140" table:style-name="ce2">
            <text:p>140</text:p>
          </table:table-cell>
          <table:table-cell office:value-type="float" office:value="4208" table:style-name="ce2">
            <text:p>4208</text:p>
          </table:table-cell>
          <table:table-cell office:value-type="float" office:value="258572" table:style-name="ce2">
            <text:p>258572</text:p>
          </table:table-cell>
          <table:table-cell office:value-type="float" office:value="-13899" table:style-name="ce2">
            <text:p>-13899</text:p>
          </table:table-cell>
          <table:table-cell office:value-type="float" office:value="8153" table:style-name="ce2">
            <text:p>8153</text:p>
          </table:table-cell>
          <table:table-cell office:value-type="float" office:value="-14006" table:style-name="ce2">
            <text:p>-14006</text:p>
          </table:table-cell>
          <table:table-cell table:number-columns-repeated="16377"/>
        </table:table-row>
        <table:table-row table:style-name="ro1">
          <table:table-cell office:value-type="float" office:value="2874" table:style-name="ce2">
            <text:p>2874</text:p>
          </table:table-cell>
          <table:table-cell office:value-type="float" office:value="-336" table:style-name="ce2">
            <text:p>-336</text:p>
          </table:table-cell>
          <table:table-cell office:value-type="float" office:value="4464" table:style-name="ce2">
            <text:p>4464</text:p>
          </table:table-cell>
          <table:table-cell office:value-type="float" office:value="258580" table:style-name="ce2">
            <text:p>258580</text:p>
          </table:table-cell>
          <table:table-cell office:value-type="float" office:value="-14368" table:style-name="ce2">
            <text:p>-14368</text:p>
          </table:table-cell>
          <table:table-cell office:value-type="float" office:value="8443" table:style-name="ce2">
            <text:p>8443</text:p>
          </table:table-cell>
          <table:table-cell office:value-type="float" office:value="-14281" table:style-name="ce2">
            <text:p>-14281</text:p>
          </table:table-cell>
          <table:table-cell table:number-columns-repeated="16377"/>
        </table:table-row>
        <table:table-row table:style-name="ro1">
          <table:table-cell office:value-type="float" office:value="2762" table:style-name="ce2">
            <text:p>2762</text:p>
          </table:table-cell>
          <table:table-cell office:value-type="float" office:value="-716" table:style-name="ce2">
            <text:p>-716</text:p>
          </table:table-cell>
          <table:table-cell office:value-type="float" office:value="3960" table:style-name="ce2">
            <text:p>3960</text:p>
          </table:table-cell>
          <table:table-cell office:value-type="float" office:value="258588" table:style-name="ce2">
            <text:p>258588</text:p>
          </table:table-cell>
          <table:table-cell office:value-type="float" office:value="-14637" table:style-name="ce2">
            <text:p>-14637</text:p>
          </table:table-cell>
          <table:table-cell office:value-type="float" office:value="8929" table:style-name="ce2">
            <text:p>8929</text:p>
          </table:table-cell>
          <table:table-cell office:value-type="float" office:value="-14572" table:style-name="ce2">
            <text:p>-14572</text:p>
          </table:table-cell>
          <table:table-cell table:number-columns-repeated="16377"/>
        </table:table-row>
        <table:table-row table:style-name="ro1">
          <table:table-cell office:value-type="float" office:value="2478" table:style-name="ce2">
            <text:p>2478</text:p>
          </table:table-cell>
          <table:table-cell office:value-type="float" office:value="-492" table:style-name="ce2">
            <text:p>-492</text:p>
          </table:table-cell>
          <table:table-cell office:value-type="float" office:value="4116" table:style-name="ce2">
            <text:p>4116</text:p>
          </table:table-cell>
          <table:table-cell office:value-type="float" office:value="258597" table:style-name="ce2">
            <text:p>258597</text:p>
          </table:table-cell>
          <table:table-cell office:value-type="float" office:value="-14953" table:style-name="ce2">
            <text:p>-14953</text:p>
          </table:table-cell>
          <table:table-cell office:value-type="float" office:value="9406" table:style-name="ce2">
            <text:p>9406</text:p>
          </table:table-cell>
          <table:table-cell office:value-type="float" office:value="-15118" table:style-name="ce2">
            <text:p>-15118</text:p>
          </table:table-cell>
          <table:table-cell table:number-columns-repeated="16377"/>
        </table:table-row>
        <table:table-row table:style-name="ro1">
          <table:table-cell office:value-type="float" office:value="2198" table:style-name="ce2">
            <text:p>2198</text:p>
          </table:table-cell>
          <table:table-cell office:value-type="float" office:value="-4" table:style-name="ce2">
            <text:p>-4</text:p>
          </table:table-cell>
          <table:table-cell office:value-type="float" office:value="4564" table:style-name="ce2">
            <text:p>4564</text:p>
          </table:table-cell>
          <table:table-cell office:value-type="float" office:value="258605" table:style-name="ce2">
            <text:p>258605</text:p>
          </table:table-cell>
          <table:table-cell office:value-type="float" office:value="-15214" table:style-name="ce2">
            <text:p>-15214</text:p>
          </table:table-cell>
          <table:table-cell office:value-type="float" office:value="9596" table:style-name="ce2">
            <text:p>9596</text:p>
          </table:table-cell>
          <table:table-cell office:value-type="float" office:value="-15167" table:style-name="ce2">
            <text:p>-15167</text:p>
          </table:table-cell>
          <table:table-cell table:number-columns-repeated="16377"/>
        </table:table-row>
        <table:table-row table:style-name="ro1">
          <table:table-cell office:value-type="float" office:value="2438" table:style-name="ce2">
            <text:p>2438</text:p>
          </table:table-cell>
          <table:table-cell office:value-type="float" office:value="0" table:style-name="ce2">
            <text:p>0</text:p>
          </table:table-cell>
          <table:table-cell office:value-type="float" office:value="4420" table:style-name="ce2">
            <text:p>4420</text:p>
          </table:table-cell>
          <table:table-cell office:value-type="float" office:value="258613" table:style-name="ce2">
            <text:p>258613</text:p>
          </table:table-cell>
          <table:table-cell office:value-type="float" office:value="-15431" table:style-name="ce2">
            <text:p>-15431</text:p>
          </table:table-cell>
          <table:table-cell office:value-type="float" office:value="9825" table:style-name="ce2">
            <text:p>9825</text:p>
          </table:table-cell>
          <table:table-cell office:value-type="float" office:value="-15593" table:style-name="ce2">
            <text:p>-15593</text:p>
          </table:table-cell>
          <table:table-cell table:number-columns-repeated="16377"/>
        </table:table-row>
        <table:table-row table:style-name="ro1">
          <table:table-cell office:value-type="float" office:value="2426" table:style-name="ce2">
            <text:p>2426</text:p>
          </table:table-cell>
          <table:table-cell office:value-type="float" office:value="588" table:style-name="ce2">
            <text:p>588</text:p>
          </table:table-cell>
          <table:table-cell office:value-type="float" office:value="4416" table:style-name="ce2">
            <text:p>4416</text:p>
          </table:table-cell>
          <table:table-cell office:value-type="float" office:value="258623" table:style-name="ce2">
            <text:p>258623</text:p>
          </table:table-cell>
          <table:table-cell office:value-type="float" office:value="-15674" table:style-name="ce2">
            <text:p>-15674</text:p>
          </table:table-cell>
          <table:table-cell office:value-type="float" office:value="10206" table:style-name="ce2">
            <text:p>10206</text:p>
          </table:table-cell>
          <table:table-cell office:value-type="float" office:value="-16178" table:style-name="ce2">
            <text:p>-16178</text:p>
          </table:table-cell>
          <table:table-cell table:number-columns-repeated="16377"/>
        </table:table-row>
        <table:table-row table:style-name="ro1">
          <table:table-cell office:value-type="float" office:value="2162" table:style-name="ce2">
            <text:p>2162</text:p>
          </table:table-cell>
          <table:table-cell office:value-type="float" office:value="1264" table:style-name="ce2">
            <text:p>1264</text:p>
          </table:table-cell>
          <table:table-cell office:value-type="float" office:value="4480" table:style-name="ce2">
            <text:p>4480</text:p>
          </table:table-cell>
          <table:table-cell office:value-type="float" office:value="258631" table:style-name="ce2">
            <text:p>258631</text:p>
          </table:table-cell>
          <table:table-cell office:value-type="float" office:value="-15952" table:style-name="ce2">
            <text:p>-15952</text:p>
          </table:table-cell>
          <table:table-cell office:value-type="float" office:value="10504" table:style-name="ce2">
            <text:p>10504</text:p>
          </table:table-cell>
          <table:table-cell office:value-type="float" office:value="-17088" table:style-name="ce2">
            <text:p>-17088</text:p>
          </table:table-cell>
          <table:table-cell table:number-columns-repeated="16377"/>
        </table:table-row>
        <table:table-row table:style-name="ro1">
          <table:table-cell office:value-type="float" office:value="1854" table:style-name="ce2">
            <text:p>1854</text:p>
          </table:table-cell>
          <table:table-cell office:value-type="float" office:value="1016" table:style-name="ce2">
            <text:p>1016</text:p>
          </table:table-cell>
          <table:table-cell office:value-type="float" office:value="4740" table:style-name="ce2">
            <text:p>4740</text:p>
          </table:table-cell>
          <table:table-cell office:value-type="float" office:value="258640" table:style-name="ce2">
            <text:p>258640</text:p>
          </table:table-cell>
          <table:table-cell office:value-type="float" office:value="-16237" table:style-name="ce2">
            <text:p>-16237</text:p>
          </table:table-cell>
          <table:table-cell office:value-type="float" office:value="10920" table:style-name="ce2">
            <text:p>10920</text:p>
          </table:table-cell>
          <table:table-cell office:value-type="float" office:value="-18173" table:style-name="ce2">
            <text:p>-18173</text:p>
          </table:table-cell>
          <table:table-cell table:number-columns-repeated="16377"/>
        </table:table-row>
        <table:table-row table:style-name="ro1">
          <table:table-cell office:value-type="float" office:value="1642" table:style-name="ce2">
            <text:p>1642</text:p>
          </table:table-cell>
          <table:table-cell office:value-type="float" office:value="884" table:style-name="ce2">
            <text:p>884</text:p>
          </table:table-cell>
          <table:table-cell office:value-type="float" office:value="4848" table:style-name="ce2">
            <text:p>4848</text:p>
          </table:table-cell>
          <table:table-cell office:value-type="float" office:value="258648" table:style-name="ce2">
            <text:p>258648</text:p>
          </table:table-cell>
          <table:table-cell office:value-type="float" office:value="-16697" table:style-name="ce2">
            <text:p>-16697</text:p>
          </table:table-cell>
          <table:table-cell office:value-type="float" office:value="11141" table:style-name="ce2">
            <text:p>11141</text:p>
          </table:table-cell>
          <table:table-cell office:value-type="float" office:value="-19162" table:style-name="ce2">
            <text:p>-19162</text:p>
          </table:table-cell>
          <table:table-cell table:number-columns-repeated="16377"/>
        </table:table-row>
        <table:table-row table:style-name="ro1">
          <table:table-cell office:value-type="float" office:value="1614" table:style-name="ce2">
            <text:p>1614</text:p>
          </table:table-cell>
          <table:table-cell office:value-type="float" office:value="328" table:style-name="ce2">
            <text:p>328</text:p>
          </table:table-cell>
          <table:table-cell office:value-type="float" office:value="5172" table:style-name="ce2">
            <text:p>5172</text:p>
          </table:table-cell>
          <table:table-cell office:value-type="float" office:value="258656" table:style-name="ce2">
            <text:p>258656</text:p>
          </table:table-cell>
          <table:table-cell office:value-type="float" office:value="-17020" table:style-name="ce2">
            <text:p>-17020</text:p>
          </table:table-cell>
          <table:table-cell office:value-type="float" office:value="11372" table:style-name="ce2">
            <text:p>11372</text:p>
          </table:table-cell>
          <table:table-cell office:value-type="float" office:value="-20596" table:style-name="ce2">
            <text:p>-20596</text:p>
          </table:table-cell>
          <table:table-cell table:number-columns-repeated="16377"/>
        </table:table-row>
        <table:table-row table:style-name="ro1">
          <table:table-cell office:value-type="float" office:value="1494" table:style-name="ce2">
            <text:p>1494</text:p>
          </table:table-cell>
          <table:table-cell office:value-type="float" office:value="456" table:style-name="ce2">
            <text:p>456</text:p>
          </table:table-cell>
          <table:table-cell office:value-type="float" office:value="5152" table:style-name="ce2">
            <text:p>5152</text:p>
          </table:table-cell>
          <table:table-cell office:value-type="float" office:value="258664" table:style-name="ce2">
            <text:p>258664</text:p>
          </table:table-cell>
          <table:table-cell office:value-type="float" office:value="-17463" table:style-name="ce2">
            <text:p>-17463</text:p>
          </table:table-cell>
          <table:table-cell office:value-type="float" office:value="11521" table:style-name="ce2">
            <text:p>11521</text:p>
          </table:table-cell>
          <table:table-cell office:value-type="float" office:value="-21772" table:style-name="ce2">
            <text:p>-21772</text:p>
          </table:table-cell>
          <table:table-cell table:number-columns-repeated="16377"/>
        </table:table-row>
        <table:table-row table:style-name="ro1">
          <table:table-cell office:value-type="float" office:value="1558" table:style-name="ce2">
            <text:p>1558</text:p>
          </table:table-cell>
          <table:table-cell office:value-type="float" office:value="676" table:style-name="ce2">
            <text:p>676</text:p>
          </table:table-cell>
          <table:table-cell office:value-type="float" office:value="5644" table:style-name="ce2">
            <text:p>5644</text:p>
          </table:table-cell>
          <table:table-cell office:value-type="float" office:value="258673" table:style-name="ce2">
            <text:p>258673</text:p>
          </table:table-cell>
          <table:table-cell office:value-type="float" office:value="-17922" table:style-name="ce2">
            <text:p>-17922</text:p>
          </table:table-cell>
          <table:table-cell office:value-type="float" office:value="11485" table:style-name="ce2">
            <text:p>11485</text:p>
          </table:table-cell>
          <table:table-cell office:value-type="float" office:value="-22418" table:style-name="ce2">
            <text:p>-22418</text:p>
          </table:table-cell>
          <table:table-cell table:number-columns-repeated="16377"/>
        </table:table-row>
        <table:table-row table:style-name="ro1">
          <table:table-cell office:value-type="float" office:value="1598" table:style-name="ce2">
            <text:p>1598</text:p>
          </table:table-cell>
          <table:table-cell office:value-type="float" office:value="372" table:style-name="ce2">
            <text:p>372</text:p>
          </table:table-cell>
          <table:table-cell office:value-type="float" office:value="5728" table:style-name="ce2">
            <text:p>5728</text:p>
          </table:table-cell>
          <table:table-cell office:value-type="float" office:value="258681" table:style-name="ce2">
            <text:p>258681</text:p>
          </table:table-cell>
          <table:table-cell office:value-type="float" office:value="-18342" table:style-name="ce2">
            <text:p>-18342</text:p>
          </table:table-cell>
          <table:table-cell office:value-type="float" office:value="11823" table:style-name="ce2">
            <text:p>11823</text:p>
          </table:table-cell>
          <table:table-cell office:value-type="float" office:value="-22863" table:style-name="ce2">
            <text:p>-22863</text:p>
          </table:table-cell>
          <table:table-cell table:number-columns-repeated="16377"/>
        </table:table-row>
        <table:table-row table:style-name="ro1">
          <table:table-cell office:value-type="float" office:value="1238" table:style-name="ce2">
            <text:p>1238</text:p>
          </table:table-cell>
          <table:table-cell office:value-type="float" office:value="-544" table:style-name="ce2">
            <text:p>-544</text:p>
          </table:table-cell>
          <table:table-cell office:value-type="float" office:value="6144" table:style-name="ce2">
            <text:p>6144</text:p>
          </table:table-cell>
          <table:table-cell office:value-type="float" office:value="258689" table:style-name="ce2">
            <text:p>258689</text:p>
          </table:table-cell>
          <table:table-cell office:value-type="float" office:value="-18811" table:style-name="ce2">
            <text:p>-18811</text:p>
          </table:table-cell>
          <table:table-cell office:value-type="float" office:value="11785" table:style-name="ce2">
            <text:p>11785</text:p>
          </table:table-cell>
          <table:table-cell office:value-type="float" office:value="-23514" table:style-name="ce2">
            <text:p>-23514</text:p>
          </table:table-cell>
          <table:table-cell table:number-columns-repeated="16377"/>
        </table:table-row>
        <table:table-row table:style-name="ro1">
          <table:table-cell office:value-type="float" office:value="1174" table:style-name="ce2">
            <text:p>1174</text:p>
          </table:table-cell>
          <table:table-cell office:value-type="float" office:value="-1320" table:style-name="ce2">
            <text:p>-1320</text:p>
          </table:table-cell>
          <table:table-cell office:value-type="float" office:value="6020" table:style-name="ce2">
            <text:p>6020</text:p>
          </table:table-cell>
          <table:table-cell office:value-type="float" office:value="258697" table:style-name="ce2">
            <text:p>258697</text:p>
          </table:table-cell>
          <table:table-cell office:value-type="float" office:value="-19354" table:style-name="ce2">
            <text:p>-19354</text:p>
          </table:table-cell>
          <table:table-cell office:value-type="float" office:value="11925" table:style-name="ce2">
            <text:p>11925</text:p>
          </table:table-cell>
          <table:table-cell office:value-type="float" office:value="-24127" table:style-name="ce2">
            <text:p>-24127</text:p>
          </table:table-cell>
          <table:table-cell table:number-columns-repeated="16377"/>
        </table:table-row>
        <table:table-row table:style-name="ro1">
          <table:table-cell office:value-type="float" office:value="1558" table:style-name="ce2">
            <text:p>1558</text:p>
          </table:table-cell>
          <table:table-cell office:value-type="float" office:value="-2172" table:style-name="ce2">
            <text:p>-2172</text:p>
          </table:table-cell>
          <table:table-cell office:value-type="float" office:value="6404" table:style-name="ce2">
            <text:p>6404</text:p>
          </table:table-cell>
          <table:table-cell office:value-type="float" office:value="258705" table:style-name="ce2">
            <text:p>258705</text:p>
          </table:table-cell>
          <table:table-cell office:value-type="float" office:value="-19939" table:style-name="ce2">
            <text:p>-19939</text:p>
          </table:table-cell>
          <table:table-cell office:value-type="float" office:value="11932" table:style-name="ce2">
            <text:p>11932</text:p>
          </table:table-cell>
          <table:table-cell office:value-type="float" office:value="-24374" table:style-name="ce2">
            <text:p>-24374</text:p>
          </table:table-cell>
          <table:table-cell table:number-columns-repeated="16377"/>
        </table:table-row>
        <table:table-row table:style-name="ro1">
          <table:table-cell office:value-type="float" office:value="1718" table:style-name="ce2">
            <text:p>1718</text:p>
          </table:table-cell>
          <table:table-cell office:value-type="float" office:value="-2848" table:style-name="ce2">
            <text:p>-2848</text:p>
          </table:table-cell>
          <table:table-cell office:value-type="float" office:value="6792" table:style-name="ce2">
            <text:p>6792</text:p>
          </table:table-cell>
          <table:table-cell office:value-type="float" office:value="258714" table:style-name="ce2">
            <text:p>258714</text:p>
          </table:table-cell>
          <table:table-cell office:value-type="float" office:value="-20516" table:style-name="ce2">
            <text:p>-20516</text:p>
          </table:table-cell>
          <table:table-cell office:value-type="float" office:value="11506" table:style-name="ce2">
            <text:p>11506</text:p>
          </table:table-cell>
          <table:table-cell office:value-type="float" office:value="-24165" table:style-name="ce2">
            <text:p>-24165</text:p>
          </table:table-cell>
          <table:table-cell table:number-columns-repeated="16377"/>
        </table:table-row>
        <table:table-row table:style-name="ro1">
          <table:table-cell office:value-type="float" office:value="2006" table:style-name="ce2">
            <text:p>2006</text:p>
          </table:table-cell>
          <table:table-cell office:value-type="float" office:value="-2744" table:style-name="ce2">
            <text:p>-2744</text:p>
          </table:table-cell>
          <table:table-cell office:value-type="float" office:value="6572" table:style-name="ce2">
            <text:p>6572</text:p>
          </table:table-cell>
          <table:table-cell office:value-type="float" office:value="258722" table:style-name="ce2">
            <text:p>258722</text:p>
          </table:table-cell>
          <table:table-cell office:value-type="float" office:value="-20962" table:style-name="ce2">
            <text:p>-20962</text:p>
          </table:table-cell>
          <table:table-cell office:value-type="float" office:value="11433" table:style-name="ce2">
            <text:p>11433</text:p>
          </table:table-cell>
          <table:table-cell office:value-type="float" office:value="-23698" table:style-name="ce2">
            <text:p>-23698</text:p>
          </table:table-cell>
          <table:table-cell table:number-columns-repeated="16377"/>
        </table:table-row>
        <table:table-row table:style-name="ro1">
          <table:table-cell office:value-type="float" office:value="2174" table:style-name="ce2">
            <text:p>2174</text:p>
          </table:table-cell>
          <table:table-cell office:value-type="float" office:value="-1764" table:style-name="ce2">
            <text:p>-1764</text:p>
          </table:table-cell>
          <table:table-cell office:value-type="float" office:value="6872" table:style-name="ce2">
            <text:p>6872</text:p>
          </table:table-cell>
          <table:table-cell office:value-type="float" office:value="258730" table:style-name="ce2">
            <text:p>258730</text:p>
          </table:table-cell>
          <table:table-cell office:value-type="float" office:value="-21494" table:style-name="ce2">
            <text:p>-21494</text:p>
          </table:table-cell>
          <table:table-cell office:value-type="float" office:value="11394" table:style-name="ce2">
            <text:p>11394</text:p>
          </table:table-cell>
          <table:table-cell office:value-type="float" office:value="-22473" table:style-name="ce2">
            <text:p>-22473</text:p>
          </table:table-cell>
          <table:table-cell table:number-columns-repeated="16377"/>
        </table:table-row>
        <table:table-row table:style-name="ro1">
          <table:table-cell office:value-type="float" office:value="1578" table:style-name="ce2">
            <text:p>1578</text:p>
          </table:table-cell>
          <table:table-cell office:value-type="float" office:value="-1880" table:style-name="ce2">
            <text:p>-1880</text:p>
          </table:table-cell>
          <table:table-cell office:value-type="float" office:value="9656" table:style-name="ce2">
            <text:p>9656</text:p>
          </table:table-cell>
          <table:table-cell office:value-type="float" office:value="258738" table:style-name="ce2">
            <text:p>258738</text:p>
          </table:table-cell>
          <table:table-cell office:value-type="float" office:value="-21783" table:style-name="ce2">
            <text:p>-21783</text:p>
          </table:table-cell>
          <table:table-cell office:value-type="float" office:value="11110" table:style-name="ce2">
            <text:p>11110</text:p>
          </table:table-cell>
          <table:table-cell office:value-type="float" office:value="-21097" table:style-name="ce2">
            <text:p>-21097</text:p>
          </table:table-cell>
          <table:table-cell table:number-columns-repeated="16377"/>
        </table:table-row>
        <table:table-row table:style-name="ro1">
          <table:table-cell office:value-type="float" office:value="-33718" table:style-name="ce2">
            <text:p>-33718</text:p>
          </table:table-cell>
          <table:table-cell office:value-type="float" office:value="33067" table:style-name="ce2">
            <text:p>33067</text:p>
          </table:table-cell>
          <table:table-cell office:value-type="float" office:value="32767" table:style-name="ce2">
            <text:p>32767</text:p>
          </table:table-cell>
          <table:table-cell office:value-type="float" office:value="258747" table:style-name="ce2">
            <text:p>258747</text:p>
          </table:table-cell>
          <table:table-cell office:value-type="float" office:value="-32168" table:style-name="ce2">
            <text:p>-32168</text:p>
          </table:table-cell>
          <table:table-cell office:value-type="float" office:value="32682" table:style-name="ce2">
            <text:p>32682</text:p>
          </table:table-cell>
          <table:table-cell office:value-type="float" office:value="-13508" table:style-name="ce2">
            <text:p>-13508</text:p>
          </table:table-cell>
          <table:table-cell table:number-columns-repeated="16377"/>
        </table:table-row>
        <table:table-row table:style-name="ro1">
          <table:table-cell office:value-type="float" office:value="-33718" table:style-name="ce2">
            <text:p>-33718</text:p>
          </table:table-cell>
          <table:table-cell office:value-type="float" office:value="-32468" table:style-name="ce2">
            <text:p>-32468</text:p>
          </table:table-cell>
          <table:table-cell office:value-type="float" office:value="-32768" table:style-name="ce2">
            <text:p>-32768</text:p>
          </table:table-cell>
          <table:table-cell office:value-type="float" office:value="258755" table:style-name="ce2">
            <text:p>258755</text:p>
          </table:table-cell>
          <table:table-cell office:value-type="float" office:value="26526" table:style-name="ce2">
            <text:p>26526</text:p>
          </table:table-cell>
          <table:table-cell office:value-type="float" office:value="-32853" table:style-name="ce2">
            <text:p>-32853</text:p>
          </table:table-cell>
          <table:table-cell office:value-type="float" office:value="-7536" table:style-name="ce2">
            <text:p>-7536</text:p>
          </table:table-cell>
          <table:table-cell table:number-columns-repeated="16377"/>
        </table:table-row>
        <table:table-row table:style-name="ro1">
          <table:table-cell office:value-type="float" office:value="-25986" table:style-name="ce2">
            <text:p>-25986</text:p>
          </table:table-cell>
          <table:table-cell office:value-type="float" office:value="9364" table:style-name="ce2">
            <text:p>9364</text:p>
          </table:table-cell>
          <table:table-cell office:value-type="float" office:value="26168" table:style-name="ce2">
            <text:p>26168</text:p>
          </table:table-cell>
          <table:table-cell office:value-type="float" office:value="258771" table:style-name="ce2">
            <text:p>258771</text:p>
          </table:table-cell>
          <table:table-cell office:value-type="float" office:value="-32168" table:style-name="ce2">
            <text:p>-32168</text:p>
          </table:table-cell>
          <table:table-cell office:value-type="float" office:value="-32853" table:style-name="ce2">
            <text:p>-32853</text:p>
          </table:table-cell>
          <table:table-cell office:value-type="float" office:value="17965" table:style-name="ce2">
            <text:p>17965</text:p>
          </table:table-cell>
          <table:table-cell table:number-columns-repeated="16377"/>
        </table:table-row>
        <table:table-row table:style-name="ro1">
          <table:table-cell office:value-type="float" office:value="-19898" table:style-name="ce2">
            <text:p>-19898</text:p>
          </table:table-cell>
          <table:table-cell office:value-type="float" office:value="-19568" table:style-name="ce2">
            <text:p>-19568</text:p>
          </table:table-cell>
          <table:table-cell office:value-type="float" office:value="9476" table:style-name="ce2">
            <text:p>9476</text:p>
          </table:table-cell>
          <table:table-cell office:value-type="float" office:value="258779" table:style-name="ce2">
            <text:p>258779</text:p>
          </table:table-cell>
          <table:table-cell office:value-type="float" office:value="-32168" table:style-name="ce2">
            <text:p>-32168</text:p>
          </table:table-cell>
          <table:table-cell office:value-type="float" office:value="-32853" table:style-name="ce2">
            <text:p>-32853</text:p>
          </table:table-cell>
          <table:table-cell office:value-type="float" office:value="-3654" table:style-name="ce2">
            <text:p>-3654</text:p>
          </table:table-cell>
          <table:table-cell table:number-columns-repeated="16377"/>
        </table:table-row>
        <table:table-row table:style-name="ro1">
          <table:table-cell office:value-type="float" office:value="-7326" table:style-name="ce2">
            <text:p>-7326</text:p>
          </table:table-cell>
          <table:table-cell office:value-type="float" office:value="-20444" table:style-name="ce2">
            <text:p>-20444</text:p>
          </table:table-cell>
          <table:table-cell office:value-type="float" office:value="32316" table:style-name="ce2">
            <text:p>32316</text:p>
          </table:table-cell>
          <table:table-cell office:value-type="float" office:value="258787" table:style-name="ce2">
            <text:p>258787</text:p>
          </table:table-cell>
          <table:table-cell office:value-type="float" office:value="-7744" table:style-name="ce2">
            <text:p>-7744</text:p>
          </table:table-cell>
          <table:table-cell office:value-type="float" office:value="-32853" table:style-name="ce2">
            <text:p>-32853</text:p>
          </table:table-cell>
          <table:table-cell office:value-type="float" office:value="-8741" table:style-name="ce2">
            <text:p>-8741</text:p>
          </table:table-cell>
          <table:table-cell table:number-columns-repeated="16377"/>
        </table:table-row>
        <table:table-row table:style-name="ro1">
          <table:table-cell office:value-type="float" office:value="-2390" table:style-name="ce2">
            <text:p>-2390</text:p>
          </table:table-cell>
          <table:table-cell office:value-type="float" office:value="3144" table:style-name="ce2">
            <text:p>3144</text:p>
          </table:table-cell>
          <table:table-cell office:value-type="float" office:value="-16668" table:style-name="ce2">
            <text:p>-16668</text:p>
          </table:table-cell>
          <table:table-cell office:value-type="float" office:value="258796" table:style-name="ce2">
            <text:p>258796</text:p>
          </table:table-cell>
          <table:table-cell office:value-type="float" office:value="-11620" table:style-name="ce2">
            <text:p>-11620</text:p>
          </table:table-cell>
          <table:table-cell office:value-type="float" office:value="-32853" table:style-name="ce2">
            <text:p>-32853</text:p>
          </table:table-cell>
          <table:table-cell office:value-type="float" office:value="-9083" table:style-name="ce2">
            <text:p>-9083</text:p>
          </table:table-cell>
          <table:table-cell table:number-columns-repeated="16377"/>
        </table:table-row>
        <table:table-row table:style-name="ro1">
          <table:table-cell office:value-type="float" office:value="-706" table:style-name="ce2">
            <text:p>-706</text:p>
          </table:table-cell>
          <table:table-cell office:value-type="float" office:value="-992" table:style-name="ce2">
            <text:p>-992</text:p>
          </table:table-cell>
          <table:table-cell office:value-type="float" office:value="4732" table:style-name="ce2">
            <text:p>4732</text:p>
          </table:table-cell>
          <table:table-cell office:value-type="float" office:value="258804" table:style-name="ce2">
            <text:p>258804</text:p>
          </table:table-cell>
          <table:table-cell office:value-type="float" office:value="-8966" table:style-name="ce2">
            <text:p>-8966</text:p>
          </table:table-cell>
          <table:table-cell office:value-type="float" office:value="-32853" table:style-name="ce2">
            <text:p>-32853</text:p>
          </table:table-cell>
          <table:table-cell office:value-type="float" office:value="-11335" table:style-name="ce2">
            <text:p>-11335</text:p>
          </table:table-cell>
          <table:table-cell table:number-columns-repeated="16377"/>
        </table:table-row>
        <table:table-row table:style-name="ro1">
          <table:table-cell office:value-type="float" office:value="-8046" table:style-name="ce2">
            <text:p>-8046</text:p>
          </table:table-cell>
          <table:table-cell office:value-type="float" office:value="-2232" table:style-name="ce2">
            <text:p>-2232</text:p>
          </table:table-cell>
          <table:table-cell office:value-type="float" office:value="13400" table:style-name="ce2">
            <text:p>13400</text:p>
          </table:table-cell>
          <table:table-cell office:value-type="float" office:value="258812" table:style-name="ce2">
            <text:p>258812</text:p>
          </table:table-cell>
          <table:table-cell office:value-type="float" office:value="1993" table:style-name="ce2">
            <text:p>1993</text:p>
          </table:table-cell>
          <table:table-cell office:value-type="float" office:value="-32853" table:style-name="ce2">
            <text:p>-32853</text:p>
          </table:table-cell>
          <table:table-cell office:value-type="float" office:value="-7031" table:style-name="ce2">
            <text:p>-7031</text:p>
          </table:table-cell>
          <table:table-cell table:number-columns-repeated="16377"/>
        </table:table-row>
        <table:table-row table:style-name="ro1">
          <table:table-cell office:value-type="float" office:value="6406" table:style-name="ce2">
            <text:p>6406</text:p>
          </table:table-cell>
          <table:table-cell office:value-type="float" office:value="4728" table:style-name="ce2">
            <text:p>4728</text:p>
          </table:table-cell>
          <table:table-cell office:value-type="float" office:value="4820" table:style-name="ce2">
            <text:p>4820</text:p>
          </table:table-cell>
          <table:table-cell office:value-type="float" office:value="258820" table:style-name="ce2">
            <text:p>258820</text:p>
          </table:table-cell>
          <table:table-cell office:value-type="float" office:value="-9192" table:style-name="ce2">
            <text:p>-9192</text:p>
          </table:table-cell>
          <table:table-cell office:value-type="float" office:value="-32853" table:style-name="ce2">
            <text:p>-32853</text:p>
          </table:table-cell>
          <table:table-cell office:value-type="float" office:value="-7570" table:style-name="ce2">
            <text:p>-7570</text:p>
          </table:table-cell>
          <table:table-cell table:number-columns-repeated="16377"/>
        </table:table-row>
        <table:table-row table:style-name="ro1">
          <table:table-cell office:value-type="float" office:value="-4546" table:style-name="ce2">
            <text:p>-4546</text:p>
          </table:table-cell>
          <table:table-cell office:value-type="float" office:value="3948" table:style-name="ce2">
            <text:p>3948</text:p>
          </table:table-cell>
          <table:table-cell office:value-type="float" office:value="18204" table:style-name="ce2">
            <text:p>18204</text:p>
          </table:table-cell>
          <table:table-cell office:value-type="float" office:value="258830" table:style-name="ce2">
            <text:p>258830</text:p>
          </table:table-cell>
          <table:table-cell office:value-type="float" office:value="-12809" table:style-name="ce2">
            <text:p>-12809</text:p>
          </table:table-cell>
          <table:table-cell office:value-type="float" office:value="-32853" table:style-name="ce2">
            <text:p>-32853</text:p>
          </table:table-cell>
          <table:table-cell office:value-type="float" office:value="-6605" table:style-name="ce2">
            <text:p>-6605</text:p>
          </table:table-cell>
          <table:table-cell table:number-columns-repeated="16377"/>
        </table:table-row>
        <table:table-row table:style-name="ro1">
          <table:table-cell office:value-type="float" office:value="-6442" table:style-name="ce2">
            <text:p>-6442</text:p>
          </table:table-cell>
          <table:table-cell office:value-type="float" office:value="1588" table:style-name="ce2">
            <text:p>1588</text:p>
          </table:table-cell>
          <table:table-cell office:value-type="float" office:value="10740" table:style-name="ce2">
            <text:p>10740</text:p>
          </table:table-cell>
          <table:table-cell office:value-type="float" office:value="258838" table:style-name="ce2">
            <text:p>258838</text:p>
          </table:table-cell>
          <table:table-cell office:value-type="float" office:value="-14709" table:style-name="ce2">
            <text:p>-14709</text:p>
          </table:table-cell>
          <table:table-cell office:value-type="float" office:value="-32853" table:style-name="ce2">
            <text:p>-32853</text:p>
          </table:table-cell>
          <table:table-cell office:value-type="float" office:value="-6367" table:style-name="ce2">
            <text:p>-6367</text:p>
          </table:table-cell>
          <table:table-cell table:number-columns-repeated="16377"/>
        </table:table-row>
        <table:table-row table:style-name="ro1">
          <table:table-cell office:value-type="float" office:value="1030" table:style-name="ce2">
            <text:p>1030</text:p>
          </table:table-cell>
          <table:table-cell office:value-type="float" office:value="-2892" table:style-name="ce2">
            <text:p>-2892</text:p>
          </table:table-cell>
          <table:table-cell office:value-type="float" office:value="3220" table:style-name="ce2">
            <text:p>3220</text:p>
          </table:table-cell>
          <table:table-cell office:value-type="float" office:value="258847" table:style-name="ce2">
            <text:p>258847</text:p>
          </table:table-cell>
          <table:table-cell office:value-type="float" office:value="-12154" table:style-name="ce2">
            <text:p>-12154</text:p>
          </table:table-cell>
          <table:table-cell office:value-type="float" office:value="-32853" table:style-name="ce2">
            <text:p>-32853</text:p>
          </table:table-cell>
          <table:table-cell office:value-type="float" office:value="-6578" table:style-name="ce2">
            <text:p>-6578</text:p>
          </table:table-cell>
          <table:table-cell table:number-columns-repeated="16377"/>
        </table:table-row>
        <table:table-row table:style-name="ro1">
          <table:table-cell office:value-type="float" office:value="-1578" table:style-name="ce2">
            <text:p>-1578</text:p>
          </table:table-cell>
          <table:table-cell office:value-type="float" office:value="456" table:style-name="ce2">
            <text:p>456</text:p>
          </table:table-cell>
          <table:table-cell office:value-type="float" office:value="3280" table:style-name="ce2">
            <text:p>3280</text:p>
          </table:table-cell>
          <table:table-cell office:value-type="float" office:value="258855" table:style-name="ce2">
            <text:p>258855</text:p>
          </table:table-cell>
          <table:table-cell office:value-type="float" office:value="-8787" table:style-name="ce2">
            <text:p>-8787</text:p>
          </table:table-cell>
          <table:table-cell office:value-type="float" office:value="-32853" table:style-name="ce2">
            <text:p>-32853</text:p>
          </table:table-cell>
          <table:table-cell office:value-type="float" office:value="-6242" table:style-name="ce2">
            <text:p>-6242</text:p>
          </table:table-cell>
          <table:table-cell table:number-columns-repeated="16377"/>
        </table:table-row>
        <table:table-row table:style-name="ro1">
          <table:table-cell office:value-type="float" office:value="-1462" table:style-name="ce2">
            <text:p>-1462</text:p>
          </table:table-cell>
          <table:table-cell office:value-type="float" office:value="812" table:style-name="ce2">
            <text:p>812</text:p>
          </table:table-cell>
          <table:table-cell office:value-type="float" office:value="8256" table:style-name="ce2">
            <text:p>8256</text:p>
          </table:table-cell>
          <table:table-cell office:value-type="float" office:value="258863" table:style-name="ce2">
            <text:p>258863</text:p>
          </table:table-cell>
          <table:table-cell office:value-type="float" office:value="-7810" table:style-name="ce2">
            <text:p>-7810</text:p>
          </table:table-cell>
          <table:table-cell office:value-type="float" office:value="-32853" table:style-name="ce2">
            <text:p>-32853</text:p>
          </table:table-cell>
          <table:table-cell office:value-type="float" office:value="-5971" table:style-name="ce2">
            <text:p>-5971</text:p>
          </table:table-cell>
          <table:table-cell table:number-columns-repeated="16377"/>
        </table:table-row>
        <table:table-row table:style-name="ro1">
          <table:table-cell office:value-type="float" office:value="-602" table:style-name="ce2">
            <text:p>-602</text:p>
          </table:table-cell>
          <table:table-cell office:value-type="float" office:value="1816" table:style-name="ce2">
            <text:p>1816</text:p>
          </table:table-cell>
          <table:table-cell office:value-type="float" office:value="9036" table:style-name="ce2">
            <text:p>9036</text:p>
          </table:table-cell>
          <table:table-cell office:value-type="float" office:value="258871" table:style-name="ce2">
            <text:p>258871</text:p>
          </table:table-cell>
          <table:table-cell office:value-type="float" office:value="-8518" table:style-name="ce2">
            <text:p>-8518</text:p>
          </table:table-cell>
          <table:table-cell office:value-type="float" office:value="-32853" table:style-name="ce2">
            <text:p>-32853</text:p>
          </table:table-cell>
          <table:table-cell office:value-type="float" office:value="-5594" table:style-name="ce2">
            <text:p>-5594</text:p>
          </table:table-cell>
          <table:table-cell table:number-columns-repeated="16377"/>
        </table:table-row>
        <table:table-row table:style-name="ro1">
          <table:table-cell office:value-type="float" office:value="-1714" table:style-name="ce2">
            <text:p>-1714</text:p>
          </table:table-cell>
          <table:table-cell office:value-type="float" office:value="1804" table:style-name="ce2">
            <text:p>1804</text:p>
          </table:table-cell>
          <table:table-cell office:value-type="float" office:value="8924" table:style-name="ce2">
            <text:p>8924</text:p>
          </table:table-cell>
          <table:table-cell office:value-type="float" office:value="258879" table:style-name="ce2">
            <text:p>258879</text:p>
          </table:table-cell>
          <table:table-cell office:value-type="float" office:value="-10543" table:style-name="ce2">
            <text:p>-10543</text:p>
          </table:table-cell>
          <table:table-cell office:value-type="float" office:value="-32853" table:style-name="ce2">
            <text:p>-32853</text:p>
          </table:table-cell>
          <table:table-cell office:value-type="float" office:value="-5224" table:style-name="ce2">
            <text:p>-5224</text:p>
          </table:table-cell>
          <table:table-cell table:number-columns-repeated="16377"/>
        </table:table-row>
        <table:table-row table:style-name="ro1">
          <table:table-cell office:value-type="float" office:value="-1422" table:style-name="ce2">
            <text:p>-1422</text:p>
          </table:table-cell>
          <table:table-cell office:value-type="float" office:value="1104" table:style-name="ce2">
            <text:p>1104</text:p>
          </table:table-cell>
          <table:table-cell office:value-type="float" office:value="6660" table:style-name="ce2">
            <text:p>6660</text:p>
          </table:table-cell>
          <table:table-cell office:value-type="float" office:value="258888" table:style-name="ce2">
            <text:p>258888</text:p>
          </table:table-cell>
          <table:table-cell office:value-type="float" office:value="-10163" table:style-name="ce2">
            <text:p>-10163</text:p>
          </table:table-cell>
          <table:table-cell office:value-type="float" office:value="-32853" table:style-name="ce2">
            <text:p>-32853</text:p>
          </table:table-cell>
          <table:table-cell office:value-type="float" office:value="-5190" table:style-name="ce2">
            <text:p>-5190</text:p>
          </table:table-cell>
          <table:table-cell table:number-columns-repeated="16377"/>
        </table:table-row>
        <table:table-row table:style-name="ro1">
          <table:table-cell office:value-type="float" office:value="-1370" table:style-name="ce2">
            <text:p>-1370</text:p>
          </table:table-cell>
          <table:table-cell office:value-type="float" office:value="1004" table:style-name="ce2">
            <text:p>1004</text:p>
          </table:table-cell>
          <table:table-cell office:value-type="float" office:value="5796" table:style-name="ce2">
            <text:p>5796</text:p>
          </table:table-cell>
          <table:table-cell office:value-type="float" office:value="258896" table:style-name="ce2">
            <text:p>258896</text:p>
          </table:table-cell>
          <table:table-cell office:value-type="float" office:value="-8553" table:style-name="ce2">
            <text:p>-8553</text:p>
          </table:table-cell>
          <table:table-cell office:value-type="float" office:value="-32853" table:style-name="ce2">
            <text:p>-32853</text:p>
          </table:table-cell>
          <table:table-cell office:value-type="float" office:value="-5063" table:style-name="ce2">
            <text:p>-5063</text:p>
          </table:table-cell>
          <table:table-cell table:number-columns-repeated="16377"/>
        </table:table-row>
        <table:table-row table:style-name="ro1">
          <table:table-cell office:value-type="float" office:value="-1450" table:style-name="ce2">
            <text:p>-1450</text:p>
          </table:table-cell>
          <table:table-cell office:value-type="float" office:value="1364" table:style-name="ce2">
            <text:p>1364</text:p>
          </table:table-cell>
          <table:table-cell office:value-type="float" office:value="7220" table:style-name="ce2">
            <text:p>7220</text:p>
          </table:table-cell>
          <table:table-cell office:value-type="float" office:value="258904" table:style-name="ce2">
            <text:p>258904</text:p>
          </table:table-cell>
          <table:table-cell office:value-type="float" office:value="-7516" table:style-name="ce2">
            <text:p>-7516</text:p>
          </table:table-cell>
          <table:table-cell office:value-type="float" office:value="-32853" table:style-name="ce2">
            <text:p>-32853</text:p>
          </table:table-cell>
          <table:table-cell office:value-type="float" office:value="-4875" table:style-name="ce2">
            <text:p>-4875</text:p>
          </table:table-cell>
          <table:table-cell table:number-columns-repeated="16377"/>
        </table:table-row>
        <table:table-row table:style-name="ro1">
          <table:table-cell office:value-type="float" office:value="-1314" table:style-name="ce2">
            <text:p>-1314</text:p>
          </table:table-cell>
          <table:table-cell office:value-type="float" office:value="1788" table:style-name="ce2">
            <text:p>1788</text:p>
          </table:table-cell>
          <table:table-cell office:value-type="float" office:value="8116" table:style-name="ce2">
            <text:p>8116</text:p>
          </table:table-cell>
          <table:table-cell office:value-type="float" office:value="258912" table:style-name="ce2">
            <text:p>258912</text:p>
          </table:table-cell>
          <table:table-cell office:value-type="float" office:value="-7627" table:style-name="ce2">
            <text:p>-7627</text:p>
          </table:table-cell>
          <table:table-cell office:value-type="float" office:value="-32853" table:style-name="ce2">
            <text:p>-32853</text:p>
          </table:table-cell>
          <table:table-cell office:value-type="float" office:value="-4662" table:style-name="ce2">
            <text:p>-4662</text:p>
          </table:table-cell>
          <table:table-cell table:number-columns-repeated="16377"/>
        </table:table-row>
        <table:table-row table:style-name="ro1">
          <table:table-cell office:value-type="float" office:value="-1426" table:style-name="ce2">
            <text:p>-1426</text:p>
          </table:table-cell>
          <table:table-cell office:value-type="float" office:value="1704" table:style-name="ce2">
            <text:p>1704</text:p>
          </table:table-cell>
          <table:table-cell office:value-type="float" office:value="8108" table:style-name="ce2">
            <text:p>8108</text:p>
          </table:table-cell>
          <table:table-cell office:value-type="float" office:value="258920" table:style-name="ce2">
            <text:p>258920</text:p>
          </table:table-cell>
          <table:table-cell office:value-type="float" office:value="-8139" table:style-name="ce2">
            <text:p>-8139</text:p>
          </table:table-cell>
          <table:table-cell office:value-type="float" office:value="-32853" table:style-name="ce2">
            <text:p>-32853</text:p>
          </table:table-cell>
          <table:table-cell office:value-type="float" office:value="-4425" table:style-name="ce2">
            <text:p>-4425</text:p>
          </table:table-cell>
          <table:table-cell table:number-columns-repeated="16377"/>
        </table:table-row>
        <table:table-row table:style-name="ro1">
          <table:table-cell office:value-type="float" office:value="-1262" table:style-name="ce2">
            <text:p>-1262</text:p>
          </table:table-cell>
          <table:table-cell office:value-type="float" office:value="1536" table:style-name="ce2">
            <text:p>1536</text:p>
          </table:table-cell>
          <table:table-cell office:value-type="float" office:value="7116" table:style-name="ce2">
            <text:p>7116</text:p>
          </table:table-cell>
          <table:table-cell office:value-type="float" office:value="258929" table:style-name="ce2">
            <text:p>258929</text:p>
          </table:table-cell>
          <table:table-cell office:value-type="float" office:value="-7997" table:style-name="ce2">
            <text:p>-7997</text:p>
          </table:table-cell>
          <table:table-cell office:value-type="float" office:value="-32853" table:style-name="ce2">
            <text:p>-32853</text:p>
          </table:table-cell>
          <table:table-cell office:value-type="float" office:value="-4239" table:style-name="ce2">
            <text:p>-4239</text:p>
          </table:table-cell>
          <table:table-cell table:number-columns-repeated="16377"/>
        </table:table-row>
        <table:table-row table:style-name="ro1">
          <table:table-cell office:value-type="float" office:value="-1102" table:style-name="ce2">
            <text:p>-1102</text:p>
          </table:table-cell>
          <table:table-cell office:value-type="float" office:value="1280" table:style-name="ce2">
            <text:p>1280</text:p>
          </table:table-cell>
          <table:table-cell office:value-type="float" office:value="6644" table:style-name="ce2">
            <text:p>6644</text:p>
          </table:table-cell>
          <table:table-cell office:value-type="float" office:value="258937" table:style-name="ce2">
            <text:p>258937</text:p>
          </table:table-cell>
          <table:table-cell office:value-type="float" office:value="-7371" table:style-name="ce2">
            <text:p>-7371</text:p>
          </table:table-cell>
          <table:table-cell office:value-type="float" office:value="-32853" table:style-name="ce2">
            <text:p>-32853</text:p>
          </table:table-cell>
          <table:table-cell office:value-type="float" office:value="-4049" table:style-name="ce2">
            <text:p>-4049</text:p>
          </table:table-cell>
          <table:table-cell table:number-columns-repeated="16377"/>
        </table:table-row>
        <table:table-row table:style-name="ro1">
          <table:table-cell office:value-type="float" office:value="-1126" table:style-name="ce2">
            <text:p>-1126</text:p>
          </table:table-cell>
          <table:table-cell office:value-type="float" office:value="1352" table:style-name="ce2">
            <text:p>1352</text:p>
          </table:table-cell>
          <table:table-cell office:value-type="float" office:value="7000" table:style-name="ce2">
            <text:p>7000</text:p>
          </table:table-cell>
          <table:table-cell office:value-type="float" office:value="258946" table:style-name="ce2">
            <text:p>258946</text:p>
          </table:table-cell>
          <table:table-cell office:value-type="float" office:value="-6858" table:style-name="ce2">
            <text:p>-6858</text:p>
          </table:table-cell>
          <table:table-cell office:value-type="float" office:value="-32853" table:style-name="ce2">
            <text:p>-32853</text:p>
          </table:table-cell>
          <table:table-cell office:value-type="float" office:value="-3895" table:style-name="ce2">
            <text:p>-3895</text:p>
          </table:table-cell>
          <table:table-cell table:number-columns-repeated="16377"/>
        </table:table-row>
        <table:table-row table:style-name="ro1">
          <table:table-cell office:value-type="float" office:value="-1122" table:style-name="ce2">
            <text:p>-1122</text:p>
          </table:table-cell>
          <table:table-cell office:value-type="float" office:value="1524" table:style-name="ce2">
            <text:p>1524</text:p>
          </table:table-cell>
          <table:table-cell office:value-type="float" office:value="7412" table:style-name="ce2">
            <text:p>7412</text:p>
          </table:table-cell>
          <table:table-cell office:value-type="float" office:value="258954" table:style-name="ce2">
            <text:p>258954</text:p>
          </table:table-cell>
          <table:table-cell office:value-type="float" office:value="-6807" table:style-name="ce2">
            <text:p>-6807</text:p>
          </table:table-cell>
          <table:table-cell office:value-type="float" office:value="-32853" table:style-name="ce2">
            <text:p>-32853</text:p>
          </table:table-cell>
          <table:table-cell office:value-type="float" office:value="-3688" table:style-name="ce2">
            <text:p>-3688</text:p>
          </table:table-cell>
          <table:table-cell table:number-columns-repeated="16377"/>
        </table:table-row>
        <table:table-row table:style-name="ro1">
          <table:table-cell office:value-type="float" office:value="-1030" table:style-name="ce2">
            <text:p>-1030</text:p>
          </table:table-cell>
          <table:table-cell office:value-type="float" office:value="1424" table:style-name="ce2">
            <text:p>1424</text:p>
          </table:table-cell>
          <table:table-cell office:value-type="float" office:value="7328" table:style-name="ce2">
            <text:p>7328</text:p>
          </table:table-cell>
          <table:table-cell office:value-type="float" office:value="258962" table:style-name="ce2">
            <text:p>258962</text:p>
          </table:table-cell>
          <table:table-cell office:value-type="float" office:value="-6990" table:style-name="ce2">
            <text:p>-6990</text:p>
          </table:table-cell>
          <table:table-cell office:value-type="float" office:value="-32853" table:style-name="ce2">
            <text:p>-32853</text:p>
          </table:table-cell>
          <table:table-cell office:value-type="float" office:value="-3511" table:style-name="ce2">
            <text:p>-3511</text:p>
          </table:table-cell>
          <table:table-cell table:number-columns-repeated="16377"/>
        </table:table-row>
        <table:table-row table:style-name="ro1">
          <table:table-cell office:value-type="float" office:value="-962" table:style-name="ce2">
            <text:p>-962</text:p>
          </table:table-cell>
          <table:table-cell office:value-type="float" office:value="1380" table:style-name="ce2">
            <text:p>1380</text:p>
          </table:table-cell>
          <table:table-cell office:value-type="float" office:value="7004" table:style-name="ce2">
            <text:p>7004</text:p>
          </table:table-cell>
          <table:table-cell office:value-type="float" office:value="258970" table:style-name="ce2">
            <text:p>258970</text:p>
          </table:table-cell>
          <table:table-cell office:value-type="float" office:value="-6946" table:style-name="ce2">
            <text:p>-6946</text:p>
          </table:table-cell>
          <table:table-cell office:value-type="float" office:value="-32853" table:style-name="ce2">
            <text:p>-32853</text:p>
          </table:table-cell>
          <table:table-cell office:value-type="float" office:value="-3351" table:style-name="ce2">
            <text:p>-3351</text:p>
          </table:table-cell>
          <table:table-cell table:number-columns-repeated="16377"/>
        </table:table-row>
        <table:table-row table:style-name="ro1">
          <table:table-cell office:value-type="float" office:value="-778" table:style-name="ce2">
            <text:p>-778</text:p>
          </table:table-cell>
          <table:table-cell office:value-type="float" office:value="1264" table:style-name="ce2">
            <text:p>1264</text:p>
          </table:table-cell>
          <table:table-cell office:value-type="float" office:value="6732" table:style-name="ce2">
            <text:p>6732</text:p>
          </table:table-cell>
          <table:table-cell office:value-type="float" office:value="258978" table:style-name="ce2">
            <text:p>258978</text:p>
          </table:table-cell>
          <table:table-cell office:value-type="float" office:value="-6742" table:style-name="ce2">
            <text:p>-6742</text:p>
          </table:table-cell>
          <table:table-cell office:value-type="float" office:value="-32853" table:style-name="ce2">
            <text:p>-32853</text:p>
          </table:table-cell>
          <table:table-cell office:value-type="float" office:value="-3170" table:style-name="ce2">
            <text:p>-3170</text:p>
          </table:table-cell>
          <table:table-cell table:number-columns-repeated="16377"/>
        </table:table-row>
        <table:table-row table:style-name="ro1">
          <table:table-cell office:value-type="float" office:value="-698" table:style-name="ce2">
            <text:p>-698</text:p>
          </table:table-cell>
          <table:table-cell office:value-type="float" office:value="1508" table:style-name="ce2">
            <text:p>1508</text:p>
          </table:table-cell>
          <table:table-cell office:value-type="float" office:value="6752" table:style-name="ce2">
            <text:p>6752</text:p>
          </table:table-cell>
          <table:table-cell office:value-type="float" office:value="258987" table:style-name="ce2">
            <text:p>258987</text:p>
          </table:table-cell>
          <table:table-cell office:value-type="float" office:value="-6585" table:style-name="ce2">
            <text:p>-6585</text:p>
          </table:table-cell>
          <table:table-cell office:value-type="float" office:value="-32853" table:style-name="ce2">
            <text:p>-32853</text:p>
          </table:table-cell>
          <table:table-cell office:value-type="float" office:value="-2913" table:style-name="ce2">
            <text:p>-2913</text:p>
          </table:table-cell>
          <table:table-cell table:number-columns-repeated="16377"/>
        </table:table-row>
        <table:table-row table:style-name="ro1">
          <table:table-cell office:value-type="float" office:value="-722" table:style-name="ce2">
            <text:p>-722</text:p>
          </table:table-cell>
          <table:table-cell office:value-type="float" office:value="1568" table:style-name="ce2">
            <text:p>1568</text:p>
          </table:table-cell>
          <table:table-cell office:value-type="float" office:value="6672" table:style-name="ce2">
            <text:p>6672</text:p>
          </table:table-cell>
          <table:table-cell office:value-type="float" office:value="258995" table:style-name="ce2">
            <text:p>258995</text:p>
          </table:table-cell>
          <table:table-cell office:value-type="float" office:value="-6582" table:style-name="ce2">
            <text:p>-6582</text:p>
          </table:table-cell>
          <table:table-cell office:value-type="float" office:value="-32853" table:style-name="ce2">
            <text:p>-32853</text:p>
          </table:table-cell>
          <table:table-cell office:value-type="float" office:value="-2669" table:style-name="ce2">
            <text:p>-2669</text:p>
          </table:table-cell>
          <table:table-cell table:number-columns-repeated="16377"/>
        </table:table-row>
        <table:table-row table:style-name="ro1">
          <table:table-cell office:value-type="float" office:value="-550" table:style-name="ce2">
            <text:p>-550</text:p>
          </table:table-cell>
          <table:table-cell office:value-type="float" office:value="1420" table:style-name="ce2">
            <text:p>1420</text:p>
          </table:table-cell>
          <table:table-cell office:value-type="float" office:value="6444" table:style-name="ce2">
            <text:p>6444</text:p>
          </table:table-cell>
          <table:table-cell office:value-type="float" office:value="259003" table:style-name="ce2">
            <text:p>259003</text:p>
          </table:table-cell>
          <table:table-cell office:value-type="float" office:value="-6617" table:style-name="ce2">
            <text:p>-6617</text:p>
          </table:table-cell>
          <table:table-cell office:value-type="float" office:value="-32853" table:style-name="ce2">
            <text:p>-32853</text:p>
          </table:table-cell>
          <table:table-cell office:value-type="float" office:value="-2279" table:style-name="ce2">
            <text:p>-2279</text:p>
          </table:table-cell>
          <table:table-cell table:number-columns-repeated="16377"/>
        </table:table-row>
        <table:table-row table:style-name="ro1">
          <table:table-cell office:value-type="float" office:value="-638" table:style-name="ce2">
            <text:p>-638</text:p>
          </table:table-cell>
          <table:table-cell office:value-type="float" office:value="1548" table:style-name="ce2">
            <text:p>1548</text:p>
          </table:table-cell>
          <table:table-cell office:value-type="float" office:value="6244" table:style-name="ce2">
            <text:p>6244</text:p>
          </table:table-cell>
          <table:table-cell office:value-type="float" office:value="259011" table:style-name="ce2">
            <text:p>259011</text:p>
          </table:table-cell>
          <table:table-cell office:value-type="float" office:value="-6660" table:style-name="ce2">
            <text:p>-6660</text:p>
          </table:table-cell>
          <table:table-cell office:value-type="float" office:value="-32853" table:style-name="ce2">
            <text:p>-32853</text:p>
          </table:table-cell>
          <table:table-cell office:value-type="float" office:value="-2049" table:style-name="ce2">
            <text:p>-2049</text:p>
          </table:table-cell>
          <table:table-cell table:number-columns-repeated="16377"/>
        </table:table-row>
        <table:table-row table:style-name="ro1">
          <table:table-cell office:value-type="float" office:value="-470" table:style-name="ce2">
            <text:p>-470</text:p>
          </table:table-cell>
          <table:table-cell office:value-type="float" office:value="1456" table:style-name="ce2">
            <text:p>1456</text:p>
          </table:table-cell>
          <table:table-cell office:value-type="float" office:value="6204" table:style-name="ce2">
            <text:p>6204</text:p>
          </table:table-cell>
          <table:table-cell office:value-type="float" office:value="259020" table:style-name="ce2">
            <text:p>259020</text:p>
          </table:table-cell>
          <table:table-cell office:value-type="float" office:value="-6723" table:style-name="ce2">
            <text:p>-6723</text:p>
          </table:table-cell>
          <table:table-cell office:value-type="float" office:value="-32853" table:style-name="ce2">
            <text:p>-32853</text:p>
          </table:table-cell>
          <table:table-cell office:value-type="float" office:value="-1768" table:style-name="ce2">
            <text:p>-1768</text:p>
          </table:table-cell>
          <table:table-cell table:number-columns-repeated="16377"/>
        </table:table-row>
        <table:table-row table:style-name="ro1">
          <table:table-cell office:value-type="float" office:value="-330" table:style-name="ce2">
            <text:p>-330</text:p>
          </table:table-cell>
          <table:table-cell office:value-type="float" office:value="1440" table:style-name="ce2">
            <text:p>1440</text:p>
          </table:table-cell>
          <table:table-cell office:value-type="float" office:value="6024" table:style-name="ce2">
            <text:p>6024</text:p>
          </table:table-cell>
          <table:table-cell office:value-type="float" office:value="259029" table:style-name="ce2">
            <text:p>259029</text:p>
          </table:table-cell>
          <table:table-cell office:value-type="float" office:value="-6801" table:style-name="ce2">
            <text:p>-6801</text:p>
          </table:table-cell>
          <table:table-cell office:value-type="float" office:value="-32853" table:style-name="ce2">
            <text:p>-32853</text:p>
          </table:table-cell>
          <table:table-cell office:value-type="float" office:value="-1515" table:style-name="ce2">
            <text:p>-1515</text:p>
          </table:table-cell>
          <table:table-cell table:number-columns-repeated="16377"/>
        </table:table-row>
        <table:table-row table:style-name="ro1">
          <table:table-cell office:value-type="float" office:value="-254" table:style-name="ce2">
            <text:p>-254</text:p>
          </table:table-cell>
          <table:table-cell office:value-type="float" office:value="1552" table:style-name="ce2">
            <text:p>1552</text:p>
          </table:table-cell>
          <table:table-cell office:value-type="float" office:value="5828" table:style-name="ce2">
            <text:p>5828</text:p>
          </table:table-cell>
          <table:table-cell office:value-type="float" office:value="259038" table:style-name="ce2">
            <text:p>259038</text:p>
          </table:table-cell>
          <table:table-cell office:value-type="float" office:value="-6925" table:style-name="ce2">
            <text:p>-6925</text:p>
          </table:table-cell>
          <table:table-cell office:value-type="float" office:value="-32853" table:style-name="ce2">
            <text:p>-32853</text:p>
          </table:table-cell>
          <table:table-cell office:value-type="float" office:value="-1256" table:style-name="ce2">
            <text:p>-1256</text:p>
          </table:table-cell>
          <table:table-cell table:number-columns-repeated="16377"/>
        </table:table-row>
        <table:table-row table:style-name="ro1">
          <table:table-cell office:value-type="float" office:value="-146" table:style-name="ce2">
            <text:p>-146</text:p>
          </table:table-cell>
          <table:table-cell office:value-type="float" office:value="1604" table:style-name="ce2">
            <text:p>1604</text:p>
          </table:table-cell>
          <table:table-cell office:value-type="float" office:value="5744" table:style-name="ce2">
            <text:p>5744</text:p>
          </table:table-cell>
          <table:table-cell office:value-type="float" office:value="259046" table:style-name="ce2">
            <text:p>259046</text:p>
          </table:table-cell>
          <table:table-cell office:value-type="float" office:value="-7146" table:style-name="ce2">
            <text:p>-7146</text:p>
          </table:table-cell>
          <table:table-cell office:value-type="float" office:value="-32853" table:style-name="ce2">
            <text:p>-32853</text:p>
          </table:table-cell>
          <table:table-cell office:value-type="float" office:value="-1057" table:style-name="ce2">
            <text:p>-1057</text:p>
          </table:table-cell>
          <table:table-cell table:number-columns-repeated="16377"/>
        </table:table-row>
        <table:table-row table:style-name="ro1">
          <table:table-cell office:value-type="float" office:value="-6" table:style-name="ce2">
            <text:p>-6</text:p>
          </table:table-cell>
          <table:table-cell office:value-type="float" office:value="1592" table:style-name="ce2">
            <text:p>1592</text:p>
          </table:table-cell>
          <table:table-cell office:value-type="float" office:value="5696" table:style-name="ce2">
            <text:p>5696</text:p>
          </table:table-cell>
          <table:table-cell office:value-type="float" office:value="259055" table:style-name="ce2">
            <text:p>259055</text:p>
          </table:table-cell>
          <table:table-cell office:value-type="float" office:value="-7384" table:style-name="ce2">
            <text:p>-7384</text:p>
          </table:table-cell>
          <table:table-cell office:value-type="float" office:value="-32853" table:style-name="ce2">
            <text:p>-32853</text:p>
          </table:table-cell>
          <table:table-cell office:value-type="float" office:value="-892" table:style-name="ce2">
            <text:p>-892</text:p>
          </table:table-cell>
          <table:table-cell table:number-columns-repeated="16377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1632" table:style-name="ce2">
            <text:p>1632</text:p>
          </table:table-cell>
          <table:table-cell office:value-type="float" office:value="5472" table:style-name="ce2">
            <text:p>5472</text:p>
          </table:table-cell>
          <table:table-cell office:value-type="float" office:value="259063" table:style-name="ce2">
            <text:p>259063</text:p>
          </table:table-cell>
          <table:table-cell office:value-type="float" office:value="-7599" table:style-name="ce2">
            <text:p>-7599</text:p>
          </table:table-cell>
          <table:table-cell office:value-type="float" office:value="-32853" table:style-name="ce2">
            <text:p>-32853</text:p>
          </table:table-cell>
          <table:table-cell office:value-type="float" office:value="-732" table:style-name="ce2">
            <text:p>-732</text:p>
          </table:table-cell>
          <table:table-cell table:number-columns-repeated="16377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float" office:value="1736" table:style-name="ce2">
            <text:p>1736</text:p>
          </table:table-cell>
          <table:table-cell office:value-type="float" office:value="5224" table:style-name="ce2">
            <text:p>5224</text:p>
          </table:table-cell>
          <table:table-cell office:value-type="float" office:value="259071" table:style-name="ce2">
            <text:p>259071</text:p>
          </table:table-cell>
          <table:table-cell office:value-type="float" office:value="-7895" table:style-name="ce2">
            <text:p>-7895</text:p>
          </table:table-cell>
          <table:table-cell office:value-type="float" office:value="-32853" table:style-name="ce2">
            <text:p>-32853</text:p>
          </table:table-cell>
          <table:table-cell office:value-type="float" office:value="-559" table:style-name="ce2">
            <text:p>-559</text:p>
          </table:table-cell>
          <table:table-cell table:number-columns-repeated="16377"/>
        </table:table-row>
        <table:table-row table:style-name="ro1">
          <table:table-cell office:value-type="float" office:value="226" table:style-name="ce2">
            <text:p>226</text:p>
          </table:table-cell>
          <table:table-cell office:value-type="float" office:value="1732" table:style-name="ce2">
            <text:p>1732</text:p>
          </table:table-cell>
          <table:table-cell office:value-type="float" office:value="5132" table:style-name="ce2">
            <text:p>5132</text:p>
          </table:table-cell>
          <table:table-cell office:value-type="float" office:value="259079" table:style-name="ce2">
            <text:p>259079</text:p>
          </table:table-cell>
          <table:table-cell office:value-type="float" office:value="-8121" table:style-name="ce2">
            <text:p>-8121</text:p>
          </table:table-cell>
          <table:table-cell office:value-type="float" office:value="-32853" table:style-name="ce2">
            <text:p>-32853</text:p>
          </table:table-cell>
          <table:table-cell office:value-type="float" office:value="-432" table:style-name="ce2">
            <text:p>-432</text:p>
          </table:table-cell>
          <table:table-cell table:number-columns-repeated="16377"/>
        </table:table-row>
        <table:table-row table:style-name="ro1">
          <table:table-cell office:value-type="float" office:value="322" table:style-name="ce2">
            <text:p>322</text:p>
          </table:table-cell>
          <table:table-cell office:value-type="float" office:value="1816" table:style-name="ce2">
            <text:p>1816</text:p>
          </table:table-cell>
          <table:table-cell office:value-type="float" office:value="5168" table:style-name="ce2">
            <text:p>5168</text:p>
          </table:table-cell>
          <table:table-cell office:value-type="float" office:value="259087" table:style-name="ce2">
            <text:p>259087</text:p>
          </table:table-cell>
          <table:table-cell office:value-type="float" office:value="-8384" table:style-name="ce2">
            <text:p>-8384</text:p>
          </table:table-cell>
          <table:table-cell office:value-type="float" office:value="-32853" table:style-name="ce2">
            <text:p>-32853</text:p>
          </table:table-cell>
          <table:table-cell office:value-type="float" office:value="-279" table:style-name="ce2">
            <text:p>-279</text:p>
          </table:table-cell>
          <table:table-cell table:number-columns-repeated="16377"/>
        </table:table-row>
        <table:table-row table:style-name="ro1">
          <table:table-cell office:value-type="float" office:value="310" table:style-name="ce2">
            <text:p>310</text:p>
          </table:table-cell>
          <table:table-cell office:value-type="float" office:value="2036" table:style-name="ce2">
            <text:p>2036</text:p>
          </table:table-cell>
          <table:table-cell office:value-type="float" office:value="4836" table:style-name="ce2">
            <text:p>4836</text:p>
          </table:table-cell>
          <table:table-cell office:value-type="float" office:value="259096" table:style-name="ce2">
            <text:p>259096</text:p>
          </table:table-cell>
          <table:table-cell office:value-type="float" office:value="-8665" table:style-name="ce2">
            <text:p>-8665</text:p>
          </table:table-cell>
          <table:table-cell office:value-type="float" office:value="-32853" table:style-name="ce2">
            <text:p>-32853</text:p>
          </table:table-cell>
          <table:table-cell office:value-type="float" office:value="-153" table:style-name="ce2">
            <text:p>-153</text:p>
          </table:table-cell>
          <table:table-cell table:number-columns-repeated="16377"/>
        </table:table-row>
        <table:table-row table:style-name="ro1">
          <table:table-cell office:value-type="float" office:value="310" table:style-name="ce2">
            <text:p>310</text:p>
          </table:table-cell>
          <table:table-cell office:value-type="float" office:value="2012" table:style-name="ce2">
            <text:p>2012</text:p>
          </table:table-cell>
          <table:table-cell office:value-type="float" office:value="4652" table:style-name="ce2">
            <text:p>4652</text:p>
          </table:table-cell>
          <table:table-cell office:value-type="float" office:value="259104" table:style-name="ce2">
            <text:p>259104</text:p>
          </table:table-cell>
          <table:table-cell office:value-type="float" office:value="-9019" table:style-name="ce2">
            <text:p>-9019</text:p>
          </table:table-cell>
          <table:table-cell office:value-type="float" office:value="-32853" table:style-name="ce2">
            <text:p>-32853</text:p>
          </table:table-cell>
          <table:table-cell office:value-type="float" office:value="49" table:style-name="ce2">
            <text:p>49</text:p>
          </table:table-cell>
          <table:table-cell table:number-columns-repeated="16377"/>
        </table:table-row>
        <table:table-row table:style-name="ro1">
          <table:table-cell office:value-type="float" office:value="318" table:style-name="ce2">
            <text:p>318</text:p>
          </table:table-cell>
          <table:table-cell office:value-type="float" office:value="2100" table:style-name="ce2">
            <text:p>2100</text:p>
          </table:table-cell>
          <table:table-cell office:value-type="float" office:value="4416" table:style-name="ce2">
            <text:p>4416</text:p>
          </table:table-cell>
          <table:table-cell office:value-type="float" office:value="259112" table:style-name="ce2">
            <text:p>259112</text:p>
          </table:table-cell>
          <table:table-cell office:value-type="float" office:value="-9368" table:style-name="ce2">
            <text:p>-9368</text:p>
          </table:table-cell>
          <table:table-cell office:value-type="float" office:value="-32853" table:style-name="ce2">
            <text:p>-32853</text:p>
          </table:table-cell>
          <table:table-cell office:value-type="float" office:value="323" table:style-name="ce2">
            <text:p>323</text:p>
          </table:table-cell>
          <table:table-cell table:number-columns-repeated="16377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float" office:value="2208" table:style-name="ce2">
            <text:p>2208</text:p>
          </table:table-cell>
          <table:table-cell office:value-type="float" office:value="4476" table:style-name="ce2">
            <text:p>4476</text:p>
          </table:table-cell>
          <table:table-cell office:value-type="float" office:value="259120" table:style-name="ce2">
            <text:p>259120</text:p>
          </table:table-cell>
          <table:table-cell office:value-type="float" office:value="-9762" table:style-name="ce2">
            <text:p>-9762</text:p>
          </table:table-cell>
          <table:table-cell office:value-type="float" office:value="-32853" table:style-name="ce2">
            <text:p>-32853</text:p>
          </table:table-cell>
          <table:table-cell office:value-type="float" office:value="662" table:style-name="ce2">
            <text:p>662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428" table:style-name="ce2">
            <text:p>2428</text:p>
          </table:table-cell>
          <table:table-cell office:value-type="float" office:value="4116" table:style-name="ce2">
            <text:p>4116</text:p>
          </table:table-cell>
          <table:table-cell office:value-type="float" office:value="259129" table:style-name="ce2">
            <text:p>259129</text:p>
          </table:table-cell>
          <table:table-cell office:value-type="float" office:value="-10130" table:style-name="ce2">
            <text:p>-10130</text:p>
          </table:table-cell>
          <table:table-cell office:value-type="float" office:value="-32853" table:style-name="ce2">
            <text:p>-32853</text:p>
          </table:table-cell>
          <table:table-cell office:value-type="float" office:value="937" table:style-name="ce2">
            <text:p>937</text:p>
          </table:table-cell>
          <table:table-cell table:number-columns-repeated="16377"/>
        </table:table-row>
        <table:table-row table:style-name="ro1">
          <table:table-cell office:value-type="float" office:value="-78" table:style-name="ce2">
            <text:p>-78</text:p>
          </table:table-cell>
          <table:table-cell office:value-type="float" office:value="2488" table:style-name="ce2">
            <text:p>2488</text:p>
          </table:table-cell>
          <table:table-cell office:value-type="float" office:value="4020" table:style-name="ce2">
            <text:p>4020</text:p>
          </table:table-cell>
          <table:table-cell office:value-type="float" office:value="259137" table:style-name="ce2">
            <text:p>259137</text:p>
          </table:table-cell>
          <table:table-cell office:value-type="float" office:value="-10616" table:style-name="ce2">
            <text:p>-10616</text:p>
          </table:table-cell>
          <table:table-cell office:value-type="float" office:value="-32853" table:style-name="ce2">
            <text:p>-32853</text:p>
          </table:table-cell>
          <table:table-cell office:value-type="float" office:value="1097" table:style-name="ce2">
            <text:p>1097</text:p>
          </table:table-cell>
          <table:table-cell table:number-columns-repeated="16377"/>
        </table:table-row>
        <table:table-row table:style-name="ro1">
          <table:table-cell office:value-type="float" office:value="-202" table:style-name="ce2">
            <text:p>-202</text:p>
          </table:table-cell>
          <table:table-cell office:value-type="float" office:value="2600" table:style-name="ce2">
            <text:p>2600</text:p>
          </table:table-cell>
          <table:table-cell office:value-type="float" office:value="3688" table:style-name="ce2">
            <text:p>3688</text:p>
          </table:table-cell>
          <table:table-cell office:value-type="float" office:value="259145" table:style-name="ce2">
            <text:p>259145</text:p>
          </table:table-cell>
          <table:table-cell office:value-type="float" office:value="-11027" table:style-name="ce2">
            <text:p>-11027</text:p>
          </table:table-cell>
          <table:table-cell office:value-type="float" office:value="-32853" table:style-name="ce2">
            <text:p>-32853</text:p>
          </table:table-cell>
          <table:table-cell office:value-type="float" office:value="1267" table:style-name="ce2">
            <text:p>1267</text:p>
          </table:table-cell>
          <table:table-cell table:number-columns-repeated="16377"/>
        </table:table-row>
        <table:table-row table:style-name="ro1">
          <table:table-cell office:value-type="float" office:value="-258" table:style-name="ce2">
            <text:p>-258</text:p>
          </table:table-cell>
          <table:table-cell office:value-type="float" office:value="2728" table:style-name="ce2">
            <text:p>2728</text:p>
          </table:table-cell>
          <table:table-cell office:value-type="float" office:value="3620" table:style-name="ce2">
            <text:p>3620</text:p>
          </table:table-cell>
          <table:table-cell office:value-type="float" office:value="259153" table:style-name="ce2">
            <text:p>259153</text:p>
          </table:table-cell>
          <table:table-cell office:value-type="float" office:value="-11355" table:style-name="ce2">
            <text:p>-11355</text:p>
          </table:table-cell>
          <table:table-cell office:value-type="float" office:value="-32853" table:style-name="ce2">
            <text:p>-32853</text:p>
          </table:table-cell>
          <table:table-cell office:value-type="float" office:value="1482" table:style-name="ce2">
            <text:p>1482</text:p>
          </table:table-cell>
          <table:table-cell table:number-columns-repeated="16377"/>
        </table:table-row>
        <table:table-row table:style-name="ro1">
          <table:table-cell office:value-type="float" office:value="-334" table:style-name="ce2">
            <text:p>-334</text:p>
          </table:table-cell>
          <table:table-cell office:value-type="float" office:value="2864" table:style-name="ce2">
            <text:p>2864</text:p>
          </table:table-cell>
          <table:table-cell office:value-type="float" office:value="3400" table:style-name="ce2">
            <text:p>3400</text:p>
          </table:table-cell>
          <table:table-cell office:value-type="float" office:value="259162" table:style-name="ce2">
            <text:p>259162</text:p>
          </table:table-cell>
          <table:table-cell office:value-type="float" office:value="-11759" table:style-name="ce2">
            <text:p>-11759</text:p>
          </table:table-cell>
          <table:table-cell office:value-type="float" office:value="-32853" table:style-name="ce2">
            <text:p>-32853</text:p>
          </table:table-cell>
          <table:table-cell office:value-type="float" office:value="1781" table:style-name="ce2">
            <text:p>1781</text:p>
          </table:table-cell>
          <table:table-cell table:number-columns-repeated="16377"/>
        </table:table-row>
        <table:table-row table:style-name="ro1">
          <table:table-cell office:value-type="float" office:value="-386" table:style-name="ce2">
            <text:p>-386</text:p>
          </table:table-cell>
          <table:table-cell office:value-type="float" office:value="2868" table:style-name="ce2">
            <text:p>2868</text:p>
          </table:table-cell>
          <table:table-cell office:value-type="float" office:value="3388" table:style-name="ce2">
            <text:p>3388</text:p>
          </table:table-cell>
          <table:table-cell office:value-type="float" office:value="259170" table:style-name="ce2">
            <text:p>259170</text:p>
          </table:table-cell>
          <table:table-cell office:value-type="float" office:value="-12195" table:style-name="ce2">
            <text:p>-12195</text:p>
          </table:table-cell>
          <table:table-cell office:value-type="float" office:value="-32853" table:style-name="ce2">
            <text:p>-32853</text:p>
          </table:table-cell>
          <table:table-cell office:value-type="float" office:value="2013" table:style-name="ce2">
            <text:p>2013</text:p>
          </table:table-cell>
          <table:table-cell table:number-columns-repeated="16377"/>
        </table:table-row>
        <table:table-row table:style-name="ro1">
          <table:table-cell office:value-type="float" office:value="-434" table:style-name="ce2">
            <text:p>-434</text:p>
          </table:table-cell>
          <table:table-cell office:value-type="float" office:value="2860" table:style-name="ce2">
            <text:p>2860</text:p>
          </table:table-cell>
          <table:table-cell office:value-type="float" office:value="3004" table:style-name="ce2">
            <text:p>3004</text:p>
          </table:table-cell>
          <table:table-cell office:value-type="float" office:value="259178" table:style-name="ce2">
            <text:p>259178</text:p>
          </table:table-cell>
          <table:table-cell office:value-type="float" office:value="-12669" table:style-name="ce2">
            <text:p>-12669</text:p>
          </table:table-cell>
          <table:table-cell office:value-type="float" office:value="-32853" table:style-name="ce2">
            <text:p>-32853</text:p>
          </table:table-cell>
          <table:table-cell office:value-type="float" office:value="2285" table:style-name="ce2">
            <text:p>2285</text:p>
          </table:table-cell>
          <table:table-cell table:number-columns-repeated="16377"/>
        </table:table-row>
        <table:table-row table:style-name="ro1">
          <table:table-cell office:value-type="float" office:value="-350" table:style-name="ce2">
            <text:p>-350</text:p>
          </table:table-cell>
          <table:table-cell office:value-type="float" office:value="2676" table:style-name="ce2">
            <text:p>2676</text:p>
          </table:table-cell>
          <table:table-cell office:value-type="float" office:value="2748" table:style-name="ce2">
            <text:p>2748</text:p>
          </table:table-cell>
          <table:table-cell office:value-type="float" office:value="259187" table:style-name="ce2">
            <text:p>259187</text:p>
          </table:table-cell>
          <table:table-cell office:value-type="float" office:value="-13025" table:style-name="ce2">
            <text:p>-13025</text:p>
          </table:table-cell>
          <table:table-cell office:value-type="float" office:value="-32853" table:style-name="ce2">
            <text:p>-32853</text:p>
          </table:table-cell>
          <table:table-cell office:value-type="float" office:value="2391" table:style-name="ce2">
            <text:p>2391</text:p>
          </table:table-cell>
          <table:table-cell table:number-columns-repeated="16377"/>
        </table:table-row>
        <table:table-row table:style-name="ro1">
          <table:table-cell office:value-type="float" office:value="-406" table:style-name="ce2">
            <text:p>-406</text:p>
          </table:table-cell>
          <table:table-cell office:value-type="float" office:value="2640" table:style-name="ce2">
            <text:p>2640</text:p>
          </table:table-cell>
          <table:table-cell office:value-type="float" office:value="2572" table:style-name="ce2">
            <text:p>2572</text:p>
          </table:table-cell>
          <table:table-cell office:value-type="float" office:value="259195" table:style-name="ce2">
            <text:p>259195</text:p>
          </table:table-cell>
          <table:table-cell office:value-type="float" office:value="-13265" table:style-name="ce2">
            <text:p>-13265</text:p>
          </table:table-cell>
          <table:table-cell office:value-type="float" office:value="-32853" table:style-name="ce2">
            <text:p>-32853</text:p>
          </table:table-cell>
          <table:table-cell office:value-type="float" office:value="2487" table:style-name="ce2">
            <text:p>2487</text:p>
          </table:table-cell>
          <table:table-cell table:number-columns-repeated="16377"/>
        </table:table-row>
        <table:table-row table:style-name="ro1">
          <table:table-cell office:value-type="float" office:value="-238" table:style-name="ce2">
            <text:p>-238</text:p>
          </table:table-cell>
          <table:table-cell office:value-type="float" office:value="2508" table:style-name="ce2">
            <text:p>2508</text:p>
          </table:table-cell>
          <table:table-cell office:value-type="float" office:value="2540" table:style-name="ce2">
            <text:p>2540</text:p>
          </table:table-cell>
          <table:table-cell office:value-type="float" office:value="259203" table:style-name="ce2">
            <text:p>259203</text:p>
          </table:table-cell>
          <table:table-cell office:value-type="float" office:value="-13512" table:style-name="ce2">
            <text:p>-13512</text:p>
          </table:table-cell>
          <table:table-cell office:value-type="float" office:value="-32853" table:style-name="ce2">
            <text:p>-32853</text:p>
          </table:table-cell>
          <table:table-cell office:value-type="float" office:value="2545" table:style-name="ce2">
            <text:p>2545</text:p>
          </table:table-cell>
          <table:table-cell table:number-columns-repeated="16377"/>
        </table:table-row>
        <table:table-row table:style-name="ro1">
          <table:table-cell office:value-type="float" office:value="-42" table:style-name="ce2">
            <text:p>-42</text:p>
          </table:table-cell>
          <table:table-cell office:value-type="float" office:value="2556" table:style-name="ce2">
            <text:p>2556</text:p>
          </table:table-cell>
          <table:table-cell office:value-type="float" office:value="2572" table:style-name="ce2">
            <text:p>2572</text:p>
          </table:table-cell>
          <table:table-cell office:value-type="float" office:value="259212" table:style-name="ce2">
            <text:p>259212</text:p>
          </table:table-cell>
          <table:table-cell office:value-type="float" office:value="-13887" table:style-name="ce2">
            <text:p>-13887</text:p>
          </table:table-cell>
          <table:table-cell office:value-type="float" office:value="-32853" table:style-name="ce2">
            <text:p>-32853</text:p>
          </table:table-cell>
          <table:table-cell office:value-type="float" office:value="2602" table:style-name="ce2">
            <text:p>2602</text:p>
          </table:table-cell>
          <table:table-cell table:number-columns-repeated="16377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float" office:value="2444" table:style-name="ce2">
            <text:p>2444</text:p>
          </table:table-cell>
          <table:table-cell office:value-type="float" office:value="2340" table:style-name="ce2">
            <text:p>2340</text:p>
          </table:table-cell>
          <table:table-cell office:value-type="float" office:value="259220" table:style-name="ce2">
            <text:p>259220</text:p>
          </table:table-cell>
          <table:table-cell office:value-type="float" office:value="-14314" table:style-name="ce2">
            <text:p>-14314</text:p>
          </table:table-cell>
          <table:table-cell office:value-type="float" office:value="-32853" table:style-name="ce2">
            <text:p>-32853</text:p>
          </table:table-cell>
          <table:table-cell office:value-type="float" office:value="2560" table:style-name="ce2">
            <text:p>2560</text:p>
          </table:table-cell>
          <table:table-cell table:number-columns-repeated="16377"/>
        </table:table-row>
        <table:table-row table:style-name="ro1">
          <table:table-cell office:value-type="float" office:value="286" table:style-name="ce2">
            <text:p>286</text:p>
          </table:table-cell>
          <table:table-cell office:value-type="float" office:value="2540" table:style-name="ce2">
            <text:p>2540</text:p>
          </table:table-cell>
          <table:table-cell office:value-type="float" office:value="1880" table:style-name="ce2">
            <text:p>1880</text:p>
          </table:table-cell>
          <table:table-cell office:value-type="float" office:value="259228" table:style-name="ce2">
            <text:p>259228</text:p>
          </table:table-cell>
          <table:table-cell office:value-type="float" office:value="-14593" table:style-name="ce2">
            <text:p>-14593</text:p>
          </table:table-cell>
          <table:table-cell office:value-type="float" office:value="-32853" table:style-name="ce2">
            <text:p>-32853</text:p>
          </table:table-cell>
          <table:table-cell office:value-type="float" office:value="2589" table:style-name="ce2">
            <text:p>2589</text:p>
          </table:table-cell>
          <table:table-cell table:number-columns-repeated="16377"/>
        </table:table-row>
        <table:table-row table:style-name="ro1">
          <table:table-cell office:value-type="float" office:value="466" table:style-name="ce2">
            <text:p>466</text:p>
          </table:table-cell>
          <table:table-cell office:value-type="float" office:value="2688" table:style-name="ce2">
            <text:p>2688</text:p>
          </table:table-cell>
          <table:table-cell office:value-type="float" office:value="1940" table:style-name="ce2">
            <text:p>1940</text:p>
          </table:table-cell>
          <table:table-cell office:value-type="float" office:value="259237" table:style-name="ce2">
            <text:p>259237</text:p>
          </table:table-cell>
          <table:table-cell office:value-type="float" office:value="-14891" table:style-name="ce2">
            <text:p>-14891</text:p>
          </table:table-cell>
          <table:table-cell office:value-type="float" office:value="-32092" table:style-name="ce2">
            <text:p>-32092</text:p>
          </table:table-cell>
          <table:table-cell office:value-type="float" office:value="2661" table:style-name="ce2">
            <text:p>2661</text:p>
          </table:table-cell>
          <table:table-cell table:number-columns-repeated="16377"/>
        </table:table-row>
        <table:table-row table:style-name="ro1">
          <table:table-cell office:value-type="float" office:value="486" table:style-name="ce2">
            <text:p>486</text:p>
          </table:table-cell>
          <table:table-cell office:value-type="float" office:value="2808" table:style-name="ce2">
            <text:p>2808</text:p>
          </table:table-cell>
          <table:table-cell office:value-type="float" office:value="1732" table:style-name="ce2">
            <text:p>1732</text:p>
          </table:table-cell>
          <table:table-cell office:value-type="float" office:value="259246" table:style-name="ce2">
            <text:p>259246</text:p>
          </table:table-cell>
          <table:table-cell office:value-type="float" office:value="-15326" table:style-name="ce2">
            <text:p>-15326</text:p>
          </table:table-cell>
          <table:table-cell office:value-type="float" office:value="-31346" table:style-name="ce2">
            <text:p>-31346</text:p>
          </table:table-cell>
          <table:table-cell office:value-type="float" office:value="2797" table:style-name="ce2">
            <text:p>2797</text:p>
          </table:table-cell>
          <table:table-cell table:number-columns-repeated="16377"/>
        </table:table-row>
        <table:table-row table:style-name="ro1">
          <table:table-cell office:value-type="float" office:value="570" table:style-name="ce2">
            <text:p>570</text:p>
          </table:table-cell>
          <table:table-cell office:value-type="float" office:value="2916" table:style-name="ce2">
            <text:p>2916</text:p>
          </table:table-cell>
          <table:table-cell office:value-type="float" office:value="1788" table:style-name="ce2">
            <text:p>1788</text:p>
          </table:table-cell>
          <table:table-cell office:value-type="float" office:value="259254" table:style-name="ce2">
            <text:p>259254</text:p>
          </table:table-cell>
          <table:table-cell office:value-type="float" office:value="-15774" table:style-name="ce2">
            <text:p>-15774</text:p>
          </table:table-cell>
          <table:table-cell office:value-type="float" office:value="-30716" table:style-name="ce2">
            <text:p>-30716</text:p>
          </table:table-cell>
          <table:table-cell office:value-type="float" office:value="2892" table:style-name="ce2">
            <text:p>2892</text:p>
          </table:table-cell>
          <table:table-cell table:number-columns-repeated="16377"/>
        </table:table-row>
        <table:table-row table:style-name="ro1">
          <table:table-cell office:value-type="float" office:value="330" table:style-name="ce2">
            <text:p>330</text:p>
          </table:table-cell>
          <table:table-cell office:value-type="float" office:value="2840" table:style-name="ce2">
            <text:p>2840</text:p>
          </table:table-cell>
          <table:table-cell office:value-type="float" office:value="1468" table:style-name="ce2">
            <text:p>1468</text:p>
          </table:table-cell>
          <table:table-cell office:value-type="float" office:value="259263" table:style-name="ce2">
            <text:p>259263</text:p>
          </table:table-cell>
          <table:table-cell office:value-type="float" office:value="-16255" table:style-name="ce2">
            <text:p>-16255</text:p>
          </table:table-cell>
          <table:table-cell office:value-type="float" office:value="-30082" table:style-name="ce2">
            <text:p>-30082</text:p>
          </table:table-cell>
          <table:table-cell office:value-type="float" office:value="2910" table:style-name="ce2">
            <text:p>2910</text:p>
          </table:table-cell>
          <table:table-cell table:number-columns-repeated="16377"/>
        </table:table-row>
        <table:table-row table:style-name="ro1">
          <table:table-cell office:value-type="float" office:value="410" table:style-name="ce2">
            <text:p>410</text:p>
          </table:table-cell>
          <table:table-cell office:value-type="float" office:value="2924" table:style-name="ce2">
            <text:p>2924</text:p>
          </table:table-cell>
          <table:table-cell office:value-type="float" office:value="1512" table:style-name="ce2">
            <text:p>1512</text:p>
          </table:table-cell>
          <table:table-cell office:value-type="float" office:value="259271" table:style-name="ce2">
            <text:p>259271</text:p>
          </table:table-cell>
          <table:table-cell office:value-type="float" office:value="-16539" table:style-name="ce2">
            <text:p>-16539</text:p>
          </table:table-cell>
          <table:table-cell office:value-type="float" office:value="-29366" table:style-name="ce2">
            <text:p>-29366</text:p>
          </table:table-cell>
          <table:table-cell office:value-type="float" office:value="2932" table:style-name="ce2">
            <text:p>2932</text:p>
          </table:table-cell>
          <table:table-cell table:number-columns-repeated="16377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float" office:value="2968" table:style-name="ce2">
            <text:p>2968</text:p>
          </table:table-cell>
          <table:table-cell office:value-type="float" office:value="1216" table:style-name="ce2">
            <text:p>1216</text:p>
          </table:table-cell>
          <table:table-cell office:value-type="float" office:value="259279" table:style-name="ce2">
            <text:p>259279</text:p>
          </table:table-cell>
          <table:table-cell office:value-type="float" office:value="-16859" table:style-name="ce2">
            <text:p>-16859</text:p>
          </table:table-cell>
          <table:table-cell office:value-type="float" office:value="-28687" table:style-name="ce2">
            <text:p>-28687</text:p>
          </table:table-cell>
          <table:table-cell office:value-type="float" office:value="3065" table:style-name="ce2">
            <text:p>3065</text:p>
          </table:table-cell>
          <table:table-cell table:number-columns-repeated="16377"/>
        </table:table-row>
        <table:table-row table:style-name="ro1">
          <table:table-cell office:value-type="float" office:value="238" table:style-name="ce2">
            <text:p>238</text:p>
          </table:table-cell>
          <table:table-cell office:value-type="float" office:value="3176" table:style-name="ce2">
            <text:p>3176</text:p>
          </table:table-cell>
          <table:table-cell office:value-type="float" office:value="1128" table:style-name="ce2">
            <text:p>1128</text:p>
          </table:table-cell>
          <table:table-cell office:value-type="float" office:value="259287" table:style-name="ce2">
            <text:p>259287</text:p>
          </table:table-cell>
          <table:table-cell office:value-type="float" office:value="-17191" table:style-name="ce2">
            <text:p>-17191</text:p>
          </table:table-cell>
          <table:table-cell office:value-type="float" office:value="-28019" table:style-name="ce2">
            <text:p>-28019</text:p>
          </table:table-cell>
          <table:table-cell office:value-type="float" office:value="3260" table:style-name="ce2">
            <text:p>3260</text:p>
          </table:table-cell>
          <table:table-cell table:number-columns-repeated="16377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3256" table:style-name="ce2">
            <text:p>3256</text:p>
          </table:table-cell>
          <table:table-cell office:value-type="float" office:value="1152" table:style-name="ce2">
            <text:p>1152</text:p>
          </table:table-cell>
          <table:table-cell office:value-type="float" office:value="259295" table:style-name="ce2">
            <text:p>259295</text:p>
          </table:table-cell>
          <table:table-cell office:value-type="float" office:value="-17554" table:style-name="ce2">
            <text:p>-17554</text:p>
          </table:table-cell>
          <table:table-cell office:value-type="float" office:value="-27362" table:style-name="ce2">
            <text:p>-27362</text:p>
          </table:table-cell>
          <table:table-cell office:value-type="float" office:value="3546" table:style-name="ce2">
            <text:p>3546</text:p>
          </table:table-cell>
          <table:table-cell table:number-columns-repeated="16377"/>
        </table:table-row>
        <table:table-row table:style-name="ro1">
          <table:table-cell office:value-type="float" office:value="302" table:style-name="ce2">
            <text:p>302</text:p>
          </table:table-cell>
          <table:table-cell office:value-type="float" office:value="3428" table:style-name="ce2">
            <text:p>3428</text:p>
          </table:table-cell>
          <table:table-cell office:value-type="float" office:value="1112" table:style-name="ce2">
            <text:p>1112</text:p>
          </table:table-cell>
          <table:table-cell office:value-type="float" office:value="259304" table:style-name="ce2">
            <text:p>259304</text:p>
          </table:table-cell>
          <table:table-cell office:value-type="float" office:value="-17977" table:style-name="ce2">
            <text:p>-17977</text:p>
          </table:table-cell>
          <table:table-cell office:value-type="float" office:value="-26667" table:style-name="ce2">
            <text:p>-26667</text:p>
          </table:table-cell>
          <table:table-cell office:value-type="float" office:value="3960" table:style-name="ce2">
            <text:p>3960</text:p>
          </table:table-cell>
          <table:table-cell table:number-columns-repeated="16377"/>
        </table:table-row>
        <table:table-row table:style-name="ro1">
          <table:table-cell office:value-type="float" office:value="414" table:style-name="ce2">
            <text:p>414</text:p>
          </table:table-cell>
          <table:table-cell office:value-type="float" office:value="3480" table:style-name="ce2">
            <text:p>3480</text:p>
          </table:table-cell>
          <table:table-cell office:value-type="float" office:value="872" table:style-name="ce2">
            <text:p>872</text:p>
          </table:table-cell>
          <table:table-cell office:value-type="float" office:value="259312" table:style-name="ce2">
            <text:p>259312</text:p>
          </table:table-cell>
          <table:table-cell office:value-type="float" office:value="-18320" table:style-name="ce2">
            <text:p>-18320</text:p>
          </table:table-cell>
          <table:table-cell office:value-type="float" office:value="-25938" table:style-name="ce2">
            <text:p>-25938</text:p>
          </table:table-cell>
          <table:table-cell office:value-type="float" office:value="4536" table:style-name="ce2">
            <text:p>4536</text:p>
          </table:table-cell>
          <table:table-cell table:number-columns-repeated="16377"/>
        </table:table-row>
        <table:table-row table:style-name="ro1">
          <table:table-cell office:value-type="float" office:value="546" table:style-name="ce2">
            <text:p>546</text:p>
          </table:table-cell>
          <table:table-cell office:value-type="float" office:value="3600" table:style-name="ce2">
            <text:p>3600</text:p>
          </table:table-cell>
          <table:table-cell office:value-type="float" office:value="748" table:style-name="ce2">
            <text:p>748</text:p>
          </table:table-cell>
          <table:table-cell office:value-type="float" office:value="259320" table:style-name="ce2">
            <text:p>259320</text:p>
          </table:table-cell>
          <table:table-cell office:value-type="float" office:value="-18755" table:style-name="ce2">
            <text:p>-18755</text:p>
          </table:table-cell>
          <table:table-cell office:value-type="float" office:value="-25146" table:style-name="ce2">
            <text:p>-25146</text:p>
          </table:table-cell>
          <table:table-cell office:value-type="float" office:value="5061" table:style-name="ce2">
            <text:p>5061</text:p>
          </table:table-cell>
          <table:table-cell table:number-columns-repeated="16377"/>
        </table:table-row>
        <table:table-row table:style-name="ro1">
          <table:table-cell office:value-type="float" office:value="514" table:style-name="ce2">
            <text:p>514</text:p>
          </table:table-cell>
          <table:table-cell office:value-type="float" office:value="3588" table:style-name="ce2">
            <text:p>3588</text:p>
          </table:table-cell>
          <table:table-cell office:value-type="float" office:value="940" table:style-name="ce2">
            <text:p>940</text:p>
          </table:table-cell>
          <table:table-cell office:value-type="float" office:value="259328" table:style-name="ce2">
            <text:p>259328</text:p>
          </table:table-cell>
          <table:table-cell office:value-type="float" office:value="-19233" table:style-name="ce2">
            <text:p>-19233</text:p>
          </table:table-cell>
          <table:table-cell office:value-type="float" office:value="-24338" table:style-name="ce2">
            <text:p>-24338</text:p>
          </table:table-cell>
          <table:table-cell office:value-type="float" office:value="5624" table:style-name="ce2">
            <text:p>5624</text:p>
          </table:table-cell>
          <table:table-cell table:number-columns-repeated="16377"/>
        </table:table-row>
        <table:table-row table:style-name="ro1">
          <table:table-cell office:value-type="float" office:value="510" table:style-name="ce2">
            <text:p>510</text:p>
          </table:table-cell>
          <table:table-cell office:value-type="float" office:value="3576" table:style-name="ce2">
            <text:p>3576</text:p>
          </table:table-cell>
          <table:table-cell office:value-type="float" office:value="848" table:style-name="ce2">
            <text:p>848</text:p>
          </table:table-cell>
          <table:table-cell office:value-type="float" office:value="259336" table:style-name="ce2">
            <text:p>259336</text:p>
          </table:table-cell>
          <table:table-cell office:value-type="float" office:value="-19658" table:style-name="ce2">
            <text:p>-19658</text:p>
          </table:table-cell>
          <table:table-cell office:value-type="float" office:value="-23542" table:style-name="ce2">
            <text:p>-23542</text:p>
          </table:table-cell>
          <table:table-cell office:value-type="float" office:value="6163" table:style-name="ce2">
            <text:p>6163</text:p>
          </table:table-cell>
          <table:table-cell table:number-columns-repeated="16377"/>
        </table:table-row>
        <table:table-row table:style-name="ro1">
          <table:table-cell office:value-type="float" office:value="642" table:style-name="ce2">
            <text:p>642</text:p>
          </table:table-cell>
          <table:table-cell office:value-type="float" office:value="3752" table:style-name="ce2">
            <text:p>3752</text:p>
          </table:table-cell>
          <table:table-cell office:value-type="float" office:value="864" table:style-name="ce2">
            <text:p>864</text:p>
          </table:table-cell>
          <table:table-cell office:value-type="float" office:value="259344" table:style-name="ce2">
            <text:p>259344</text:p>
          </table:table-cell>
          <table:table-cell office:value-type="float" office:value="-20097" table:style-name="ce2">
            <text:p>-20097</text:p>
          </table:table-cell>
          <table:table-cell office:value-type="float" office:value="-22794" table:style-name="ce2">
            <text:p>-22794</text:p>
          </table:table-cell>
          <table:table-cell office:value-type="float" office:value="6647" table:style-name="ce2">
            <text:p>6647</text:p>
          </table:table-cell>
          <table:table-cell table:number-columns-repeated="16377"/>
        </table:table-row>
        <table:table-row table:style-name="ro1">
          <table:table-cell office:value-type="float" office:value="430" table:style-name="ce2">
            <text:p>430</text:p>
          </table:table-cell>
          <table:table-cell office:value-type="float" office:value="3820" table:style-name="ce2">
            <text:p>3820</text:p>
          </table:table-cell>
          <table:table-cell office:value-type="float" office:value="884" table:style-name="ce2">
            <text:p>884</text:p>
          </table:table-cell>
          <table:table-cell office:value-type="float" office:value="259353" table:style-name="ce2">
            <text:p>259353</text:p>
          </table:table-cell>
          <table:table-cell office:value-type="float" office:value="-20636" table:style-name="ce2">
            <text:p>-20636</text:p>
          </table:table-cell>
          <table:table-cell office:value-type="float" office:value="-21977" table:style-name="ce2">
            <text:p>-21977</text:p>
          </table:table-cell>
          <table:table-cell office:value-type="float" office:value="7140" table:style-name="ce2">
            <text:p>7140</text:p>
          </table:table-cell>
          <table:table-cell table:number-columns-repeated="16377"/>
        </table:table-row>
        <table:table-row table:style-name="ro1">
          <table:table-cell office:value-type="float" office:value="346" table:style-name="ce2">
            <text:p>346</text:p>
          </table:table-cell>
          <table:table-cell office:value-type="float" office:value="3888" table:style-name="ce2">
            <text:p>3888</text:p>
          </table:table-cell>
          <table:table-cell office:value-type="float" office:value="672" table:style-name="ce2">
            <text:p>672</text:p>
          </table:table-cell>
          <table:table-cell office:value-type="float" office:value="259361" table:style-name="ce2">
            <text:p>259361</text:p>
          </table:table-cell>
          <table:table-cell office:value-type="float" office:value="-21089" table:style-name="ce2">
            <text:p>-21089</text:p>
          </table:table-cell>
          <table:table-cell office:value-type="float" office:value="-21266" table:style-name="ce2">
            <text:p>-21266</text:p>
          </table:table-cell>
          <table:table-cell office:value-type="float" office:value="7692" table:style-name="ce2">
            <text:p>7692</text:p>
          </table:table-cell>
          <table:table-cell table:number-columns-repeated="16377"/>
        </table:table-row>
        <table:table-row table:style-name="ro1">
          <table:table-cell office:value-type="float" office:value="458" table:style-name="ce2">
            <text:p>458</text:p>
          </table:table-cell>
          <table:table-cell office:value-type="float" office:value="3920" table:style-name="ce2">
            <text:p>3920</text:p>
          </table:table-cell>
          <table:table-cell office:value-type="float" office:value="632" table:style-name="ce2">
            <text:p>632</text:p>
          </table:table-cell>
          <table:table-cell office:value-type="float" office:value="259369" table:style-name="ce2">
            <text:p>259369</text:p>
          </table:table-cell>
          <table:table-cell office:value-type="float" office:value="-21466" table:style-name="ce2">
            <text:p>-21466</text:p>
          </table:table-cell>
          <table:table-cell office:value-type="float" office:value="-20368" table:style-name="ce2">
            <text:p>-20368</text:p>
          </table:table-cell>
          <table:table-cell office:value-type="float" office:value="8332" table:style-name="ce2">
            <text:p>8332</text:p>
          </table:table-cell>
          <table:table-cell table:number-columns-repeated="16377"/>
        </table:table-row>
        <table:table-row table:style-name="ro1">
          <table:table-cell office:value-type="float" office:value="514" table:style-name="ce2">
            <text:p>514</text:p>
          </table:table-cell>
          <table:table-cell office:value-type="float" office:value="4092" table:style-name="ce2">
            <text:p>4092</text:p>
          </table:table-cell>
          <table:table-cell office:value-type="float" office:value="632" table:style-name="ce2">
            <text:p>632</text:p>
          </table:table-cell>
          <table:table-cell office:value-type="float" office:value="259377" table:style-name="ce2">
            <text:p>259377</text:p>
          </table:table-cell>
          <table:table-cell office:value-type="float" office:value="-21901" table:style-name="ce2">
            <text:p>-21901</text:p>
          </table:table-cell>
          <table:table-cell office:value-type="float" office:value="-19456" table:style-name="ce2">
            <text:p>-19456</text:p>
          </table:table-cell>
          <table:table-cell office:value-type="float" office:value="9056" table:style-name="ce2">
            <text:p>9056</text:p>
          </table:table-cell>
          <table:table-cell table:number-columns-repeated="16377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4128" table:style-name="ce2">
            <text:p>4128</text:p>
          </table:table-cell>
          <table:table-cell office:value-type="float" office:value="764" table:style-name="ce2">
            <text:p>764</text:p>
          </table:table-cell>
          <table:table-cell office:value-type="float" office:value="259385" table:style-name="ce2">
            <text:p>259385</text:p>
          </table:table-cell>
          <table:table-cell office:value-type="float" office:value="-22472" table:style-name="ce2">
            <text:p>-22472</text:p>
          </table:table-cell>
          <table:table-cell office:value-type="float" office:value="-18658" table:style-name="ce2">
            <text:p>-18658</text:p>
          </table:table-cell>
          <table:table-cell office:value-type="float" office:value="9784" table:style-name="ce2">
            <text:p>9784</text:p>
          </table:table-cell>
          <table:table-cell table:number-columns-repeated="16377"/>
        </table:table-row>
        <table:table-row table:style-name="ro1">
          <table:table-cell office:value-type="float" office:value="610" table:style-name="ce2">
            <text:p>610</text:p>
          </table:table-cell>
          <table:table-cell office:value-type="float" office:value="4208" table:style-name="ce2">
            <text:p>4208</text:p>
          </table:table-cell>
          <table:table-cell office:value-type="float" office:value="920" table:style-name="ce2">
            <text:p>920</text:p>
          </table:table-cell>
          <table:table-cell office:value-type="float" office:value="259393" table:style-name="ce2">
            <text:p>259393</text:p>
          </table:table-cell>
          <table:table-cell office:value-type="float" office:value="-23161" table:style-name="ce2">
            <text:p>-23161</text:p>
          </table:table-cell>
          <table:table-cell office:value-type="float" office:value="-17916" table:style-name="ce2">
            <text:p>-17916</text:p>
          </table:table-cell>
          <table:table-cell office:value-type="float" office:value="10338" table:style-name="ce2">
            <text:p>10338</text:p>
          </table:table-cell>
          <table:table-cell table:number-columns-repeated="16377"/>
        </table:table-row>
        <table:table-row table:style-name="ro1">
          <table:table-cell office:value-type="float" office:value="678" table:style-name="ce2">
            <text:p>678</text:p>
          </table:table-cell>
          <table:table-cell office:value-type="float" office:value="4260" table:style-name="ce2">
            <text:p>4260</text:p>
          </table:table-cell>
          <table:table-cell office:value-type="float" office:value="656" table:style-name="ce2">
            <text:p>656</text:p>
          </table:table-cell>
          <table:table-cell office:value-type="float" office:value="259402" table:style-name="ce2">
            <text:p>259402</text:p>
          </table:table-cell>
          <table:table-cell office:value-type="float" office:value="-23696" table:style-name="ce2">
            <text:p>-23696</text:p>
          </table:table-cell>
          <table:table-cell office:value-type="float" office:value="-17103" table:style-name="ce2">
            <text:p>-17103</text:p>
          </table:table-cell>
          <table:table-cell office:value-type="float" office:value="10820" table:style-name="ce2">
            <text:p>10820</text:p>
          </table:table-cell>
          <table:table-cell table:number-columns-repeated="16377"/>
        </table:table-row>
        <table:table-row table:style-name="ro1">
          <table:table-cell office:value-type="float" office:value="882" table:style-name="ce2">
            <text:p>882</text:p>
          </table:table-cell>
          <table:table-cell office:value-type="float" office:value="4388" table:style-name="ce2">
            <text:p>4388</text:p>
          </table:table-cell>
          <table:table-cell office:value-type="float" office:value="704" table:style-name="ce2">
            <text:p>704</text:p>
          </table:table-cell>
          <table:table-cell office:value-type="float" office:value="259410" table:style-name="ce2">
            <text:p>259410</text:p>
          </table:table-cell>
          <table:table-cell office:value-type="float" office:value="-24088" table:style-name="ce2">
            <text:p>-24088</text:p>
          </table:table-cell>
          <table:table-cell office:value-type="float" office:value="-16229" table:style-name="ce2">
            <text:p>-16229</text:p>
          </table:table-cell>
          <table:table-cell office:value-type="float" office:value="11151" table:style-name="ce2">
            <text:p>11151</text:p>
          </table:table-cell>
          <table:table-cell table:number-columns-repeated="16377"/>
        </table:table-row>
        <table:table-row table:style-name="ro1">
          <table:table-cell office:value-type="float" office:value="882" table:style-name="ce2">
            <text:p>882</text:p>
          </table:table-cell>
          <table:table-cell office:value-type="float" office:value="4312" table:style-name="ce2">
            <text:p>4312</text:p>
          </table:table-cell>
          <table:table-cell office:value-type="float" office:value="1080" table:style-name="ce2">
            <text:p>1080</text:p>
          </table:table-cell>
          <table:table-cell office:value-type="float" office:value="259418" table:style-name="ce2">
            <text:p>259418</text:p>
          </table:table-cell>
          <table:table-cell office:value-type="float" office:value="-24511" table:style-name="ce2">
            <text:p>-24511</text:p>
          </table:table-cell>
          <table:table-cell office:value-type="float" office:value="-15470" table:style-name="ce2">
            <text:p>-15470</text:p>
          </table:table-cell>
          <table:table-cell office:value-type="float" office:value="11446" table:style-name="ce2">
            <text:p>11446</text:p>
          </table:table-cell>
          <table:table-cell table:number-columns-repeated="16377"/>
        </table:table-row>
        <table:table-row table:style-name="ro1">
          <table:table-cell office:value-type="float" office:value="1098" table:style-name="ce2">
            <text:p>1098</text:p>
          </table:table-cell>
          <table:table-cell office:value-type="float" office:value="4416" table:style-name="ce2">
            <text:p>4416</text:p>
          </table:table-cell>
          <table:table-cell office:value-type="float" office:value="1052" table:style-name="ce2">
            <text:p>1052</text:p>
          </table:table-cell>
          <table:table-cell office:value-type="float" office:value="259426" table:style-name="ce2">
            <text:p>259426</text:p>
          </table:table-cell>
          <table:table-cell office:value-type="float" office:value="-25054" table:style-name="ce2">
            <text:p>-25054</text:p>
          </table:table-cell>
          <table:table-cell office:value-type="float" office:value="-14522" table:style-name="ce2">
            <text:p>-14522</text:p>
          </table:table-cell>
          <table:table-cell office:value-type="float" office:value="11727" table:style-name="ce2">
            <text:p>11727</text:p>
          </table:table-cell>
          <table:table-cell table:number-columns-repeated="16377"/>
        </table:table-row>
        <table:table-row table:style-name="ro1">
          <table:table-cell office:value-type="float" office:value="1362" table:style-name="ce2">
            <text:p>1362</text:p>
          </table:table-cell>
          <table:table-cell office:value-type="float" office:value="4384" table:style-name="ce2">
            <text:p>4384</text:p>
          </table:table-cell>
          <table:table-cell office:value-type="float" office:value="1060" table:style-name="ce2">
            <text:p>1060</text:p>
          </table:table-cell>
          <table:table-cell office:value-type="float" office:value="259434" table:style-name="ce2">
            <text:p>259434</text:p>
          </table:table-cell>
          <table:table-cell office:value-type="float" office:value="-25462" table:style-name="ce2">
            <text:p>-25462</text:p>
          </table:table-cell>
          <table:table-cell office:value-type="float" office:value="-13588" table:style-name="ce2">
            <text:p>-13588</text:p>
          </table:table-cell>
          <table:table-cell office:value-type="float" office:value="12113" table:style-name="ce2">
            <text:p>12113</text:p>
          </table:table-cell>
          <table:table-cell table:number-columns-repeated="16377"/>
        </table:table-row>
        <table:table-row table:style-name="ro1">
          <table:table-cell office:value-type="float" office:value="1734" table:style-name="ce2">
            <text:p>1734</text:p>
          </table:table-cell>
          <table:table-cell office:value-type="float" office:value="4276" table:style-name="ce2">
            <text:p>4276</text:p>
          </table:table-cell>
          <table:table-cell office:value-type="float" office:value="1164" table:style-name="ce2">
            <text:p>1164</text:p>
          </table:table-cell>
          <table:table-cell office:value-type="float" office:value="259444" table:style-name="ce2">
            <text:p>259444</text:p>
          </table:table-cell>
          <table:table-cell office:value-type="float" office:value="-25787" table:style-name="ce2">
            <text:p>-25787</text:p>
          </table:table-cell>
          <table:table-cell office:value-type="float" office:value="-12608" table:style-name="ce2">
            <text:p>-12608</text:p>
          </table:table-cell>
          <table:table-cell office:value-type="float" office:value="12678" table:style-name="ce2">
            <text:p>12678</text:p>
          </table:table-cell>
          <table:table-cell table:number-columns-repeated="16377"/>
        </table:table-row>
        <table:table-row table:style-name="ro1">
          <table:table-cell office:value-type="float" office:value="1734" table:style-name="ce2">
            <text:p>1734</text:p>
          </table:table-cell>
          <table:table-cell office:value-type="float" office:value="4248" table:style-name="ce2">
            <text:p>4248</text:p>
          </table:table-cell>
          <table:table-cell office:value-type="float" office:value="1528" table:style-name="ce2">
            <text:p>1528</text:p>
          </table:table-cell>
          <table:table-cell office:value-type="float" office:value="259452" table:style-name="ce2">
            <text:p>259452</text:p>
          </table:table-cell>
          <table:table-cell office:value-type="float" office:value="-26368" table:style-name="ce2">
            <text:p>-26368</text:p>
          </table:table-cell>
          <table:table-cell office:value-type="float" office:value="-11630" table:style-name="ce2">
            <text:p>-11630</text:p>
          </table:table-cell>
          <table:table-cell office:value-type="float" office:value="13367" table:style-name="ce2">
            <text:p>13367</text:p>
          </table:table-cell>
          <table:table-cell table:number-columns-repeated="16377"/>
        </table:table-row>
        <table:table-row table:style-name="ro1">
          <table:table-cell office:value-type="float" office:value="2050" table:style-name="ce2">
            <text:p>2050</text:p>
          </table:table-cell>
          <table:table-cell office:value-type="float" office:value="4188" table:style-name="ce2">
            <text:p>4188</text:p>
          </table:table-cell>
          <table:table-cell office:value-type="float" office:value="1436" table:style-name="ce2">
            <text:p>1436</text:p>
          </table:table-cell>
          <table:table-cell office:value-type="float" office:value="259460" table:style-name="ce2">
            <text:p>259460</text:p>
          </table:table-cell>
          <table:table-cell office:value-type="float" office:value="-27004" table:style-name="ce2">
            <text:p>-27004</text:p>
          </table:table-cell>
          <table:table-cell office:value-type="float" office:value="-10799" table:style-name="ce2">
            <text:p>-10799</text:p>
          </table:table-cell>
          <table:table-cell office:value-type="float" office:value="13903" table:style-name="ce2">
            <text:p>13903</text:p>
          </table:table-cell>
          <table:table-cell table:number-columns-repeated="16377"/>
        </table:table-row>
        <table:table-row table:style-name="ro1">
          <table:table-cell office:value-type="float" office:value="2122" table:style-name="ce2">
            <text:p>2122</text:p>
          </table:table-cell>
          <table:table-cell office:value-type="float" office:value="4072" table:style-name="ce2">
            <text:p>4072</text:p>
          </table:table-cell>
          <table:table-cell office:value-type="float" office:value="1508" table:style-name="ce2">
            <text:p>1508</text:p>
          </table:table-cell>
          <table:table-cell office:value-type="float" office:value="259469" table:style-name="ce2">
            <text:p>259469</text:p>
          </table:table-cell>
          <table:table-cell office:value-type="float" office:value="-27494" table:style-name="ce2">
            <text:p>-27494</text:p>
          </table:table-cell>
          <table:table-cell office:value-type="float" office:value="-9949" table:style-name="ce2">
            <text:p>-9949</text:p>
          </table:table-cell>
          <table:table-cell office:value-type="float" office:value="14230" table:style-name="ce2">
            <text:p>14230</text:p>
          </table:table-cell>
          <table:table-cell table:number-columns-repeated="16377"/>
        </table:table-row>
        <table:table-row table:style-name="ro1">
          <table:table-cell office:value-type="float" office:value="2218" table:style-name="ce2">
            <text:p>2218</text:p>
          </table:table-cell>
          <table:table-cell office:value-type="float" office:value="3936" table:style-name="ce2">
            <text:p>3936</text:p>
          </table:table-cell>
          <table:table-cell office:value-type="float" office:value="1420" table:style-name="ce2">
            <text:p>1420</text:p>
          </table:table-cell>
          <table:table-cell office:value-type="float" office:value="259477" table:style-name="ce2">
            <text:p>259477</text:p>
          </table:table-cell>
          <table:table-cell office:value-type="float" office:value="-27719" table:style-name="ce2">
            <text:p>-27719</text:p>
          </table:table-cell>
          <table:table-cell office:value-type="float" office:value="-9137" table:style-name="ce2">
            <text:p>-9137</text:p>
          </table:table-cell>
          <table:table-cell office:value-type="float" office:value="14376" table:style-name="ce2">
            <text:p>14376</text:p>
          </table:table-cell>
          <table:table-cell table:number-columns-repeated="16377"/>
        </table:table-row>
        <table:table-row table:style-name="ro1">
          <table:table-cell office:value-type="float" office:value="2490" table:style-name="ce2">
            <text:p>2490</text:p>
          </table:table-cell>
          <table:table-cell office:value-type="float" office:value="3824" table:style-name="ce2">
            <text:p>3824</text:p>
          </table:table-cell>
          <table:table-cell office:value-type="float" office:value="1820" table:style-name="ce2">
            <text:p>1820</text:p>
          </table:table-cell>
          <table:table-cell office:value-type="float" office:value="259486" table:style-name="ce2">
            <text:p>259486</text:p>
          </table:table-cell>
          <table:table-cell office:value-type="float" office:value="-28010" table:style-name="ce2">
            <text:p>-28010</text:p>
          </table:table-cell>
          <table:table-cell office:value-type="float" office:value="-8280" table:style-name="ce2">
            <text:p>-8280</text:p>
          </table:table-cell>
          <table:table-cell office:value-type="float" office:value="14444" table:style-name="ce2">
            <text:p>14444</text:p>
          </table:table-cell>
          <table:table-cell table:number-columns-repeated="16377"/>
        </table:table-row>
        <table:table-row table:style-name="ro1">
          <table:table-cell office:value-type="float" office:value="2618" table:style-name="ce2">
            <text:p>2618</text:p>
          </table:table-cell>
          <table:table-cell office:value-type="float" office:value="3804" table:style-name="ce2">
            <text:p>3804</text:p>
          </table:table-cell>
          <table:table-cell office:value-type="float" office:value="1868" table:style-name="ce2">
            <text:p>1868</text:p>
          </table:table-cell>
          <table:table-cell office:value-type="float" office:value="259494" table:style-name="ce2">
            <text:p>259494</text:p>
          </table:table-cell>
          <table:table-cell office:value-type="float" office:value="-28429" table:style-name="ce2">
            <text:p>-28429</text:p>
          </table:table-cell>
          <table:table-cell office:value-type="float" office:value="-7514" table:style-name="ce2">
            <text:p>-7514</text:p>
          </table:table-cell>
          <table:table-cell office:value-type="float" office:value="14455" table:style-name="ce2">
            <text:p>14455</text:p>
          </table:table-cell>
          <table:table-cell table:number-columns-repeated="16377"/>
        </table:table-row>
        <table:table-row table:style-name="ro1">
          <table:table-cell office:value-type="float" office:value="2778" table:style-name="ce2">
            <text:p>2778</text:p>
          </table:table-cell>
          <table:table-cell office:value-type="float" office:value="3552" table:style-name="ce2">
            <text:p>3552</text:p>
          </table:table-cell>
          <table:table-cell office:value-type="float" office:value="1880" table:style-name="ce2">
            <text:p>1880</text:p>
          </table:table-cell>
          <table:table-cell office:value-type="float" office:value="259502" table:style-name="ce2">
            <text:p>259502</text:p>
          </table:table-cell>
          <table:table-cell office:value-type="float" office:value="-28625" table:style-name="ce2">
            <text:p>-28625</text:p>
          </table:table-cell>
          <table:table-cell office:value-type="float" office:value="-6790" table:style-name="ce2">
            <text:p>-6790</text:p>
          </table:table-cell>
          <table:table-cell office:value-type="float" office:value="14453" table:style-name="ce2">
            <text:p>14453</text:p>
          </table:table-cell>
          <table:table-cell table:number-columns-repeated="16377"/>
        </table:table-row>
        <table:table-row table:style-name="ro1">
          <table:table-cell office:value-type="float" office:value="2994" table:style-name="ce2">
            <text:p>2994</text:p>
          </table:table-cell>
          <table:table-cell office:value-type="float" office:value="3540" table:style-name="ce2">
            <text:p>3540</text:p>
          </table:table-cell>
          <table:table-cell office:value-type="float" office:value="1932" table:style-name="ce2">
            <text:p>1932</text:p>
          </table:table-cell>
          <table:table-cell office:value-type="float" office:value="259511" table:style-name="ce2">
            <text:p>259511</text:p>
          </table:table-cell>
          <table:table-cell office:value-type="float" office:value="-28768" table:style-name="ce2">
            <text:p>-28768</text:p>
          </table:table-cell>
          <table:table-cell office:value-type="float" office:value="-6026" table:style-name="ce2">
            <text:p>-6026</text:p>
          </table:table-cell>
          <table:table-cell office:value-type="float" office:value="14489" table:style-name="ce2">
            <text:p>14489</text:p>
          </table:table-cell>
          <table:table-cell table:number-columns-repeated="16377"/>
        </table:table-row>
        <table:table-row table:style-name="ro1">
          <table:table-cell office:value-type="float" office:value="3226" table:style-name="ce2">
            <text:p>3226</text:p>
          </table:table-cell>
          <table:table-cell office:value-type="float" office:value="3748" table:style-name="ce2">
            <text:p>3748</text:p>
          </table:table-cell>
          <table:table-cell office:value-type="float" office:value="2136" table:style-name="ce2">
            <text:p>2136</text:p>
          </table:table-cell>
          <table:table-cell office:value-type="float" office:value="259519" table:style-name="ce2">
            <text:p>259519</text:p>
          </table:table-cell>
          <table:table-cell office:value-type="float" office:value="-28993" table:style-name="ce2">
            <text:p>-28993</text:p>
          </table:table-cell>
          <table:table-cell office:value-type="float" office:value="-5323" table:style-name="ce2">
            <text:p>-5323</text:p>
          </table:table-cell>
          <table:table-cell office:value-type="float" office:value="14425" table:style-name="ce2">
            <text:p>14425</text:p>
          </table:table-cell>
          <table:table-cell table:number-columns-repeated="16377"/>
        </table:table-row>
        <table:table-row table:style-name="ro1">
          <table:table-cell office:value-type="float" office:value="3458" table:style-name="ce2">
            <text:p>3458</text:p>
          </table:table-cell>
          <table:table-cell office:value-type="float" office:value="3792" table:style-name="ce2">
            <text:p>3792</text:p>
          </table:table-cell>
          <table:table-cell office:value-type="float" office:value="2140" table:style-name="ce2">
            <text:p>2140</text:p>
          </table:table-cell>
          <table:table-cell office:value-type="float" office:value="259527" table:style-name="ce2">
            <text:p>259527</text:p>
          </table:table-cell>
          <table:table-cell office:value-type="float" office:value="-29089" table:style-name="ce2">
            <text:p>-29089</text:p>
          </table:table-cell>
          <table:table-cell office:value-type="float" office:value="-4607" table:style-name="ce2">
            <text:p>-4607</text:p>
          </table:table-cell>
          <table:table-cell office:value-type="float" office:value="14505" table:style-name="ce2">
            <text:p>14505</text:p>
          </table:table-cell>
          <table:table-cell table:number-columns-repeated="16377"/>
        </table:table-row>
        <table:table-row table:style-name="ro1">
          <table:table-cell office:value-type="float" office:value="3622" table:style-name="ce2">
            <text:p>3622</text:p>
          </table:table-cell>
          <table:table-cell office:value-type="float" office:value="4076" table:style-name="ce2">
            <text:p>4076</text:p>
          </table:table-cell>
          <table:table-cell office:value-type="float" office:value="2124" table:style-name="ce2">
            <text:p>2124</text:p>
          </table:table-cell>
          <table:table-cell office:value-type="float" office:value="259536" table:style-name="ce2">
            <text:p>259536</text:p>
          </table:table-cell>
          <table:table-cell office:value-type="float" office:value="-29215" table:style-name="ce2">
            <text:p>-29215</text:p>
          </table:table-cell>
          <table:table-cell office:value-type="float" office:value="-3799" table:style-name="ce2">
            <text:p>-3799</text:p>
          </table:table-cell>
          <table:table-cell office:value-type="float" office:value="14672" table:style-name="ce2">
            <text:p>14672</text:p>
          </table:table-cell>
          <table:table-cell table:number-columns-repeated="16377"/>
        </table:table-row>
        <table:table-row table:style-name="ro1">
          <table:table-cell office:value-type="float" office:value="3730" table:style-name="ce2">
            <text:p>3730</text:p>
          </table:table-cell>
          <table:table-cell office:value-type="float" office:value="4256" table:style-name="ce2">
            <text:p>4256</text:p>
          </table:table-cell>
          <table:table-cell office:value-type="float" office:value="2200" table:style-name="ce2">
            <text:p>2200</text:p>
          </table:table-cell>
          <table:table-cell office:value-type="float" office:value="259546" table:style-name="ce2">
            <text:p>259546</text:p>
          </table:table-cell>
          <table:table-cell office:value-type="float" office:value="-29393" table:style-name="ce2">
            <text:p>-29393</text:p>
          </table:table-cell>
          <table:table-cell office:value-type="float" office:value="-2972" table:style-name="ce2">
            <text:p>-2972</text:p>
          </table:table-cell>
          <table:table-cell office:value-type="float" office:value="14902" table:style-name="ce2">
            <text:p>14902</text:p>
          </table:table-cell>
          <table:table-cell table:number-columns-repeated="16377"/>
        </table:table-row>
        <table:table-row table:style-name="ro1">
          <table:table-cell office:value-type="float" office:value="3830" table:style-name="ce2">
            <text:p>3830</text:p>
          </table:table-cell>
          <table:table-cell office:value-type="float" office:value="4148" table:style-name="ce2">
            <text:p>4148</text:p>
          </table:table-cell>
          <table:table-cell office:value-type="float" office:value="2304" table:style-name="ce2">
            <text:p>2304</text:p>
          </table:table-cell>
          <table:table-cell office:value-type="float" office:value="259554" table:style-name="ce2">
            <text:p>259554</text:p>
          </table:table-cell>
          <table:table-cell office:value-type="float" office:value="-29376" table:style-name="ce2">
            <text:p>-29376</text:p>
          </table:table-cell>
          <table:table-cell office:value-type="float" office:value="-2178" table:style-name="ce2">
            <text:p>-2178</text:p>
          </table:table-cell>
          <table:table-cell office:value-type="float" office:value="14956" table:style-name="ce2">
            <text:p>14956</text:p>
          </table:table-cell>
          <table:table-cell table:number-columns-repeated="16377"/>
        </table:table-row>
        <table:table-row table:style-name="ro1">
          <table:table-cell office:value-type="float" office:value="3922" table:style-name="ce2">
            <text:p>3922</text:p>
          </table:table-cell>
          <table:table-cell office:value-type="float" office:value="3940" table:style-name="ce2">
            <text:p>3940</text:p>
          </table:table-cell>
          <table:table-cell office:value-type="float" office:value="2328" table:style-name="ce2">
            <text:p>2328</text:p>
          </table:table-cell>
          <table:table-cell office:value-type="float" office:value="259562" table:style-name="ce2">
            <text:p>259562</text:p>
          </table:table-cell>
          <table:table-cell office:value-type="float" office:value="-29383" table:style-name="ce2">
            <text:p>-29383</text:p>
          </table:table-cell>
          <table:table-cell office:value-type="float" office:value="-1335" table:style-name="ce2">
            <text:p>-1335</text:p>
          </table:table-cell>
          <table:table-cell office:value-type="float" office:value="14800" table:style-name="ce2">
            <text:p>14800</text:p>
          </table:table-cell>
          <table:table-cell table:number-columns-repeated="16377"/>
        </table:table-row>
        <table:table-row table:style-name="ro1">
          <table:table-cell office:value-type="float" office:value="4050" table:style-name="ce2">
            <text:p>4050</text:p>
          </table:table-cell>
          <table:table-cell office:value-type="float" office:value="3944" table:style-name="ce2">
            <text:p>3944</text:p>
          </table:table-cell>
          <table:table-cell office:value-type="float" office:value="2436" table:style-name="ce2">
            <text:p>2436</text:p>
          </table:table-cell>
          <table:table-cell office:value-type="float" office:value="259570" table:style-name="ce2">
            <text:p>259570</text:p>
          </table:table-cell>
          <table:table-cell office:value-type="float" office:value="-29379" table:style-name="ce2">
            <text:p>-29379</text:p>
          </table:table-cell>
          <table:table-cell office:value-type="float" office:value="-609" table:style-name="ce2">
            <text:p>-609</text:p>
          </table:table-cell>
          <table:table-cell office:value-type="float" office:value="14496" table:style-name="ce2">
            <text:p>14496</text:p>
          </table:table-cell>
          <table:table-cell table:number-columns-repeated="16377"/>
        </table:table-row>
        <table:table-row table:style-name="ro1">
          <table:table-cell office:value-type="float" office:value="4058" table:style-name="ce2">
            <text:p>4058</text:p>
          </table:table-cell>
          <table:table-cell office:value-type="float" office:value="3892" table:style-name="ce2">
            <text:p>3892</text:p>
          </table:table-cell>
          <table:table-cell office:value-type="float" office:value="2636" table:style-name="ce2">
            <text:p>2636</text:p>
          </table:table-cell>
          <table:table-cell office:value-type="float" office:value="259578" table:style-name="ce2">
            <text:p>259578</text:p>
          </table:table-cell>
          <table:table-cell office:value-type="float" office:value="-29498" table:style-name="ce2">
            <text:p>-29498</text:p>
          </table:table-cell>
          <table:table-cell office:value-type="float" office:value="44" table:style-name="ce2">
            <text:p>44</text:p>
          </table:table-cell>
          <table:table-cell office:value-type="float" office:value="14010" table:style-name="ce2">
            <text:p>14010</text:p>
          </table:table-cell>
          <table:table-cell table:number-columns-repeated="16377"/>
        </table:table-row>
        <table:table-row table:style-name="ro1">
          <table:table-cell office:value-type="float" office:value="4294" table:style-name="ce2">
            <text:p>4294</text:p>
          </table:table-cell>
          <table:table-cell office:value-type="float" office:value="3772" table:style-name="ce2">
            <text:p>3772</text:p>
          </table:table-cell>
          <table:table-cell office:value-type="float" office:value="2672" table:style-name="ce2">
            <text:p>2672</text:p>
          </table:table-cell>
          <table:table-cell office:value-type="float" office:value="259587" table:style-name="ce2">
            <text:p>259587</text:p>
          </table:table-cell>
          <table:table-cell office:value-type="float" office:value="-29757" table:style-name="ce2">
            <text:p>-29757</text:p>
          </table:table-cell>
          <table:table-cell office:value-type="float" office:value="685" table:style-name="ce2">
            <text:p>685</text:p>
          </table:table-cell>
          <table:table-cell office:value-type="float" office:value="13543" table:style-name="ce2">
            <text:p>13543</text:p>
          </table:table-cell>
          <table:table-cell table:number-columns-repeated="16377"/>
        </table:table-row>
        <table:table-row table:style-name="ro1">
          <table:table-cell office:value-type="float" office:value="4194" table:style-name="ce2">
            <text:p>4194</text:p>
          </table:table-cell>
          <table:table-cell office:value-type="float" office:value="3896" table:style-name="ce2">
            <text:p>3896</text:p>
          </table:table-cell>
          <table:table-cell office:value-type="float" office:value="2804" table:style-name="ce2">
            <text:p>2804</text:p>
          </table:table-cell>
          <table:table-cell office:value-type="float" office:value="259595" table:style-name="ce2">
            <text:p>259595</text:p>
          </table:table-cell>
          <table:table-cell office:value-type="float" office:value="-29940" table:style-name="ce2">
            <text:p>-29940</text:p>
          </table:table-cell>
          <table:table-cell office:value-type="float" office:value="1346" table:style-name="ce2">
            <text:p>1346</text:p>
          </table:table-cell>
          <table:table-cell office:value-type="float" office:value="13353" table:style-name="ce2">
            <text:p>13353</text:p>
          </table:table-cell>
          <table:table-cell table:number-columns-repeated="16377"/>
        </table:table-row>
        <table:table-row table:style-name="ro1">
          <table:table-cell office:value-type="float" office:value="4254" table:style-name="ce2">
            <text:p>4254</text:p>
          </table:table-cell>
          <table:table-cell office:value-type="float" office:value="3888" table:style-name="ce2">
            <text:p>3888</text:p>
          </table:table-cell>
          <table:table-cell office:value-type="float" office:value="3156" table:style-name="ce2">
            <text:p>3156</text:p>
          </table:table-cell>
          <table:table-cell office:value-type="float" office:value="259603" table:style-name="ce2">
            <text:p>259603</text:p>
          </table:table-cell>
          <table:table-cell office:value-type="float" office:value="-30186" table:style-name="ce2">
            <text:p>-30186</text:p>
          </table:table-cell>
          <table:table-cell office:value-type="float" office:value="1878" table:style-name="ce2">
            <text:p>1878</text:p>
          </table:table-cell>
          <table:table-cell office:value-type="float" office:value="13307" table:style-name="ce2">
            <text:p>13307</text:p>
          </table:table-cell>
          <table:table-cell table:number-columns-repeated="16377"/>
        </table:table-row>
        <table:table-row table:style-name="ro1">
          <table:table-cell office:value-type="float" office:value="4226" table:style-name="ce2">
            <text:p>4226</text:p>
          </table:table-cell>
          <table:table-cell office:value-type="float" office:value="3908" table:style-name="ce2">
            <text:p>3908</text:p>
          </table:table-cell>
          <table:table-cell office:value-type="float" office:value="3060" table:style-name="ce2">
            <text:p>3060</text:p>
          </table:table-cell>
          <table:table-cell office:value-type="float" office:value="259611" table:style-name="ce2">
            <text:p>259611</text:p>
          </table:table-cell>
          <table:table-cell office:value-type="float" office:value="-30318" table:style-name="ce2">
            <text:p>-30318</text:p>
          </table:table-cell>
          <table:table-cell office:value-type="float" office:value="2681" table:style-name="ce2">
            <text:p>2681</text:p>
          </table:table-cell>
          <table:table-cell office:value-type="float" office:value="13424" table:style-name="ce2">
            <text:p>13424</text:p>
          </table:table-cell>
          <table:table-cell table:number-columns-repeated="16377"/>
        </table:table-row>
        <table:table-row table:style-name="ro1">
          <table:table-cell office:value-type="float" office:value="4078" table:style-name="ce2">
            <text:p>4078</text:p>
          </table:table-cell>
          <table:table-cell office:value-type="float" office:value="3780" table:style-name="ce2">
            <text:p>3780</text:p>
          </table:table-cell>
          <table:table-cell office:value-type="float" office:value="3436" table:style-name="ce2">
            <text:p>3436</text:p>
          </table:table-cell>
          <table:table-cell office:value-type="float" office:value="259620" table:style-name="ce2">
            <text:p>259620</text:p>
          </table:table-cell>
          <table:table-cell office:value-type="float" office:value="-30236" table:style-name="ce2">
            <text:p>-30236</text:p>
          </table:table-cell>
          <table:table-cell office:value-type="float" office:value="3318" table:style-name="ce2">
            <text:p>3318</text:p>
          </table:table-cell>
          <table:table-cell office:value-type="float" office:value="13465" table:style-name="ce2">
            <text:p>13465</text:p>
          </table:table-cell>
          <table:table-cell table:number-columns-repeated="16377"/>
        </table:table-row>
        <table:table-row table:style-name="ro1">
          <table:table-cell office:value-type="float" office:value="3878" table:style-name="ce2">
            <text:p>3878</text:p>
          </table:table-cell>
          <table:table-cell office:value-type="float" office:value="3672" table:style-name="ce2">
            <text:p>3672</text:p>
          </table:table-cell>
          <table:table-cell office:value-type="float" office:value="3264" table:style-name="ce2">
            <text:p>3264</text:p>
          </table:table-cell>
          <table:table-cell office:value-type="float" office:value="259628" table:style-name="ce2">
            <text:p>259628</text:p>
          </table:table-cell>
          <table:table-cell office:value-type="float" office:value="-30426" table:style-name="ce2">
            <text:p>-30426</text:p>
          </table:table-cell>
          <table:table-cell office:value-type="float" office:value="3869" table:style-name="ce2">
            <text:p>3869</text:p>
          </table:table-cell>
          <table:table-cell office:value-type="float" office:value="13247" table:style-name="ce2">
            <text:p>13247</text:p>
          </table:table-cell>
          <table:table-cell table:number-columns-repeated="16377"/>
        </table:table-row>
        <table:table-row table:style-name="ro1">
          <table:table-cell office:value-type="float" office:value="3622" table:style-name="ce2">
            <text:p>3622</text:p>
          </table:table-cell>
          <table:table-cell office:value-type="float" office:value="3216" table:style-name="ce2">
            <text:p>3216</text:p>
          </table:table-cell>
          <table:table-cell office:value-type="float" office:value="3388" table:style-name="ce2">
            <text:p>3388</text:p>
          </table:table-cell>
          <table:table-cell office:value-type="float" office:value="259636" table:style-name="ce2">
            <text:p>259636</text:p>
          </table:table-cell>
          <table:table-cell office:value-type="float" office:value="-30579" table:style-name="ce2">
            <text:p>-30579</text:p>
          </table:table-cell>
          <table:table-cell office:value-type="float" office:value="4468" table:style-name="ce2">
            <text:p>4468</text:p>
          </table:table-cell>
          <table:table-cell office:value-type="float" office:value="12618" table:style-name="ce2">
            <text:p>12618</text:p>
          </table:table-cell>
          <table:table-cell table:number-columns-repeated="16377"/>
        </table:table-row>
        <table:table-row table:style-name="ro1">
          <table:table-cell office:value-type="float" office:value="3926" table:style-name="ce2">
            <text:p>3926</text:p>
          </table:table-cell>
          <table:table-cell office:value-type="float" office:value="2784" table:style-name="ce2">
            <text:p>2784</text:p>
          </table:table-cell>
          <table:table-cell office:value-type="float" office:value="3500" table:style-name="ce2">
            <text:p>3500</text:p>
          </table:table-cell>
          <table:table-cell office:value-type="float" office:value="259645" table:style-name="ce2">
            <text:p>259645</text:p>
          </table:table-cell>
          <table:table-cell office:value-type="float" office:value="-30631" table:style-name="ce2">
            <text:p>-30631</text:p>
          </table:table-cell>
          <table:table-cell office:value-type="float" office:value="5099" table:style-name="ce2">
            <text:p>5099</text:p>
          </table:table-cell>
          <table:table-cell office:value-type="float" office:value="11824" table:style-name="ce2">
            <text:p>11824</text:p>
          </table:table-cell>
          <table:table-cell table:number-columns-repeated="16377"/>
        </table:table-row>
        <table:table-row table:style-name="ro1">
          <table:table-cell office:value-type="float" office:value="3746" table:style-name="ce2">
            <text:p>3746</text:p>
          </table:table-cell>
          <table:table-cell office:value-type="float" office:value="2452" table:style-name="ce2">
            <text:p>2452</text:p>
          </table:table-cell>
          <table:table-cell office:value-type="float" office:value="3744" table:style-name="ce2">
            <text:p>3744</text:p>
          </table:table-cell>
          <table:table-cell office:value-type="float" office:value="259654" table:style-name="ce2">
            <text:p>259654</text:p>
          </table:table-cell>
          <table:table-cell office:value-type="float" office:value="-30581" table:style-name="ce2">
            <text:p>-30581</text:p>
          </table:table-cell>
          <table:table-cell office:value-type="float" office:value="5756" table:style-name="ce2">
            <text:p>5756</text:p>
          </table:table-cell>
          <table:table-cell office:value-type="float" office:value="10492" table:style-name="ce2">
            <text:p>10492</text:p>
          </table:table-cell>
          <table:table-cell table:number-columns-repeated="16377"/>
        </table:table-row>
        <table:table-row table:style-name="ro1">
          <table:table-cell office:value-type="float" office:value="3846" table:style-name="ce2">
            <text:p>3846</text:p>
          </table:table-cell>
          <table:table-cell office:value-type="float" office:value="2324" table:style-name="ce2">
            <text:p>2324</text:p>
          </table:table-cell>
          <table:table-cell office:value-type="float" office:value="3960" table:style-name="ce2">
            <text:p>3960</text:p>
          </table:table-cell>
          <table:table-cell office:value-type="float" office:value="259663" table:style-name="ce2">
            <text:p>259663</text:p>
          </table:table-cell>
          <table:table-cell office:value-type="float" office:value="-30606" table:style-name="ce2">
            <text:p>-30606</text:p>
          </table:table-cell>
          <table:table-cell office:value-type="float" office:value="6349" table:style-name="ce2">
            <text:p>6349</text:p>
          </table:table-cell>
          <table:table-cell office:value-type="float" office:value="9324" table:style-name="ce2">
            <text:p>9324</text:p>
          </table:table-cell>
          <table:table-cell table:number-columns-repeated="16377"/>
        </table:table-row>
        <table:table-row table:style-name="ro1">
          <table:table-cell office:value-type="float" office:value="4058" table:style-name="ce2">
            <text:p>4058</text:p>
          </table:table-cell>
          <table:table-cell office:value-type="float" office:value="2048" table:style-name="ce2">
            <text:p>2048</text:p>
          </table:table-cell>
          <table:table-cell office:value-type="float" office:value="4448" table:style-name="ce2">
            <text:p>4448</text:p>
          </table:table-cell>
          <table:table-cell office:value-type="float" office:value="259671" table:style-name="ce2">
            <text:p>259671</text:p>
          </table:table-cell>
          <table:table-cell office:value-type="float" office:value="-30664" table:style-name="ce2">
            <text:p>-30664</text:p>
          </table:table-cell>
          <table:table-cell office:value-type="float" office:value="6914" table:style-name="ce2">
            <text:p>6914</text:p>
          </table:table-cell>
          <table:table-cell office:value-type="float" office:value="8486" table:style-name="ce2">
            <text:p>8486</text:p>
          </table:table-cell>
          <table:table-cell table:number-columns-repeated="16377"/>
        </table:table-row>
        <table:table-row table:style-name="ro1">
          <table:table-cell office:value-type="float" office:value="4110" table:style-name="ce2">
            <text:p>4110</text:p>
          </table:table-cell>
          <table:table-cell office:value-type="float" office:value="1860" table:style-name="ce2">
            <text:p>1860</text:p>
          </table:table-cell>
          <table:table-cell office:value-type="float" office:value="4412" table:style-name="ce2">
            <text:p>4412</text:p>
          </table:table-cell>
          <table:table-cell office:value-type="float" office:value="259679" table:style-name="ce2">
            <text:p>259679</text:p>
          </table:table-cell>
          <table:table-cell office:value-type="float" office:value="-30632" table:style-name="ce2">
            <text:p>-30632</text:p>
          </table:table-cell>
          <table:table-cell office:value-type="float" office:value="7318" table:style-name="ce2">
            <text:p>7318</text:p>
          </table:table-cell>
          <table:table-cell office:value-type="float" office:value="7757" table:style-name="ce2">
            <text:p>7757</text:p>
          </table:table-cell>
          <table:table-cell table:number-columns-repeated="16377"/>
        </table:table-row>
        <table:table-row table:style-name="ro1">
          <table:table-cell office:value-type="float" office:value="3854" table:style-name="ce2">
            <text:p>3854</text:p>
          </table:table-cell>
          <table:table-cell office:value-type="float" office:value="1544" table:style-name="ce2">
            <text:p>1544</text:p>
          </table:table-cell>
          <table:table-cell office:value-type="float" office:value="4564" table:style-name="ce2">
            <text:p>4564</text:p>
          </table:table-cell>
          <table:table-cell office:value-type="float" office:value="259687" table:style-name="ce2">
            <text:p>259687</text:p>
          </table:table-cell>
          <table:table-cell office:value-type="float" office:value="-30327" table:style-name="ce2">
            <text:p>-30327</text:p>
          </table:table-cell>
          <table:table-cell office:value-type="float" office:value="7668" table:style-name="ce2">
            <text:p>7668</text:p>
          </table:table-cell>
          <table:table-cell office:value-type="float" office:value="7280" table:style-name="ce2">
            <text:p>7280</text:p>
          </table:table-cell>
          <table:table-cell table:number-columns-repeated="16377"/>
        </table:table-row>
        <table:table-row table:style-name="ro1">
          <table:table-cell office:value-type="float" office:value="3902" table:style-name="ce2">
            <text:p>3902</text:p>
          </table:table-cell>
          <table:table-cell office:value-type="float" office:value="1392" table:style-name="ce2">
            <text:p>1392</text:p>
          </table:table-cell>
          <table:table-cell office:value-type="float" office:value="4492" table:style-name="ce2">
            <text:p>4492</text:p>
          </table:table-cell>
          <table:table-cell office:value-type="float" office:value="259695" table:style-name="ce2">
            <text:p>259695</text:p>
          </table:table-cell>
          <table:table-cell office:value-type="float" office:value="-30162" table:style-name="ce2">
            <text:p>-30162</text:p>
          </table:table-cell>
          <table:table-cell office:value-type="float" office:value="8182" table:style-name="ce2">
            <text:p>8182</text:p>
          </table:table-cell>
          <table:table-cell office:value-type="float" office:value="6808" table:style-name="ce2">
            <text:p>6808</text:p>
          </table:table-cell>
          <table:table-cell table:number-columns-repeated="16377"/>
        </table:table-row>
        <table:table-row table:style-name="ro1">
          <table:table-cell office:value-type="float" office:value="3270" table:style-name="ce2">
            <text:p>3270</text:p>
          </table:table-cell>
          <table:table-cell office:value-type="float" office:value="1196" table:style-name="ce2">
            <text:p>1196</text:p>
          </table:table-cell>
          <table:table-cell office:value-type="float" office:value="4888" table:style-name="ce2">
            <text:p>4888</text:p>
          </table:table-cell>
          <table:table-cell office:value-type="float" office:value="259703" table:style-name="ce2">
            <text:p>259703</text:p>
          </table:table-cell>
          <table:table-cell office:value-type="float" office:value="-29979" table:style-name="ce2">
            <text:p>-29979</text:p>
          </table:table-cell>
          <table:table-cell office:value-type="float" office:value="8651" table:style-name="ce2">
            <text:p>8651</text:p>
          </table:table-cell>
          <table:table-cell office:value-type="float" office:value="6337" table:style-name="ce2">
            <text:p>6337</text:p>
          </table:table-cell>
          <table:table-cell table:number-columns-repeated="16377"/>
        </table:table-row>
        <table:table-row table:style-name="ro1">
          <table:table-cell office:value-type="float" office:value="3218" table:style-name="ce2">
            <text:p>3218</text:p>
          </table:table-cell>
          <table:table-cell office:value-type="float" office:value="804" table:style-name="ce2">
            <text:p>804</text:p>
          </table:table-cell>
          <table:table-cell office:value-type="float" office:value="4956" table:style-name="ce2">
            <text:p>4956</text:p>
          </table:table-cell>
          <table:table-cell office:value-type="float" office:value="259712" table:style-name="ce2">
            <text:p>259712</text:p>
          </table:table-cell>
          <table:table-cell office:value-type="float" office:value="-29967" table:style-name="ce2">
            <text:p>-29967</text:p>
          </table:table-cell>
          <table:table-cell office:value-type="float" office:value="8926" table:style-name="ce2">
            <text:p>8926</text:p>
          </table:table-cell>
          <table:table-cell office:value-type="float" office:value="5747" table:style-name="ce2">
            <text:p>5747</text:p>
          </table:table-cell>
          <table:table-cell table:number-columns-repeated="16377"/>
        </table:table-row>
        <table:table-row table:style-name="ro1">
          <table:table-cell office:value-type="float" office:value="2850" table:style-name="ce2">
            <text:p>2850</text:p>
          </table:table-cell>
          <table:table-cell office:value-type="float" office:value="1060" table:style-name="ce2">
            <text:p>1060</text:p>
          </table:table-cell>
          <table:table-cell office:value-type="float" office:value="4568" table:style-name="ce2">
            <text:p>4568</text:p>
          </table:table-cell>
          <table:table-cell office:value-type="float" office:value="259720" table:style-name="ce2">
            <text:p>259720</text:p>
          </table:table-cell>
          <table:table-cell office:value-type="float" office:value="-29764" table:style-name="ce2">
            <text:p>-29764</text:p>
          </table:table-cell>
          <table:table-cell office:value-type="float" office:value="9450" table:style-name="ce2">
            <text:p>9450</text:p>
          </table:table-cell>
          <table:table-cell office:value-type="float" office:value="5005" table:style-name="ce2">
            <text:p>5005</text:p>
          </table:table-cell>
          <table:table-cell table:number-columns-repeated="16377"/>
        </table:table-row>
        <table:table-row table:style-name="ro1">
          <table:table-cell office:value-type="float" office:value="2454" table:style-name="ce2">
            <text:p>2454</text:p>
          </table:table-cell>
          <table:table-cell office:value-type="float" office:value="1052" table:style-name="ce2">
            <text:p>1052</text:p>
          </table:table-cell>
          <table:table-cell office:value-type="float" office:value="4552" table:style-name="ce2">
            <text:p>4552</text:p>
          </table:table-cell>
          <table:table-cell office:value-type="float" office:value="259728" table:style-name="ce2">
            <text:p>259728</text:p>
          </table:table-cell>
          <table:table-cell office:value-type="float" office:value="-29323" table:style-name="ce2">
            <text:p>-29323</text:p>
          </table:table-cell>
          <table:table-cell office:value-type="float" office:value="9817" table:style-name="ce2">
            <text:p>9817</text:p>
          </table:table-cell>
          <table:table-cell office:value-type="float" office:value="4299" table:style-name="ce2">
            <text:p>4299</text:p>
          </table:table-cell>
          <table:table-cell table:number-columns-repeated="16377"/>
        </table:table-row>
        <table:table-row table:style-name="ro1">
          <table:table-cell office:value-type="float" office:value="1942" table:style-name="ce2">
            <text:p>1942</text:p>
          </table:table-cell>
          <table:table-cell office:value-type="float" office:value="1532" table:style-name="ce2">
            <text:p>1532</text:p>
          </table:table-cell>
          <table:table-cell office:value-type="float" office:value="5080" table:style-name="ce2">
            <text:p>5080</text:p>
          </table:table-cell>
          <table:table-cell office:value-type="float" office:value="259736" table:style-name="ce2">
            <text:p>259736</text:p>
          </table:table-cell>
          <table:table-cell office:value-type="float" office:value="-29116" table:style-name="ce2">
            <text:p>-29116</text:p>
          </table:table-cell>
          <table:table-cell office:value-type="float" office:value="10342" table:style-name="ce2">
            <text:p>10342</text:p>
          </table:table-cell>
          <table:table-cell office:value-type="float" office:value="3533" table:style-name="ce2">
            <text:p>3533</text:p>
          </table:table-cell>
          <table:table-cell table:number-columns-repeated="16377"/>
        </table:table-row>
        <table:table-row table:style-name="ro1">
          <table:table-cell office:value-type="float" office:value="1862" table:style-name="ce2">
            <text:p>1862</text:p>
          </table:table-cell>
          <table:table-cell office:value-type="float" office:value="1320" table:style-name="ce2">
            <text:p>1320</text:p>
          </table:table-cell>
          <table:table-cell office:value-type="float" office:value="4912" table:style-name="ce2">
            <text:p>4912</text:p>
          </table:table-cell>
          <table:table-cell office:value-type="float" office:value="259744" table:style-name="ce2">
            <text:p>259744</text:p>
          </table:table-cell>
          <table:table-cell office:value-type="float" office:value="-28933" table:style-name="ce2">
            <text:p>-28933</text:p>
          </table:table-cell>
          <table:table-cell office:value-type="float" office:value="10928" table:style-name="ce2">
            <text:p>10928</text:p>
          </table:table-cell>
          <table:table-cell office:value-type="float" office:value="2903" table:style-name="ce2">
            <text:p>2903</text:p>
          </table:table-cell>
          <table:table-cell table:number-columns-repeated="16377"/>
        </table:table-row>
        <table:table-row table:style-name="ro1">
          <table:table-cell office:value-type="float" office:value="1742" table:style-name="ce2">
            <text:p>1742</text:p>
          </table:table-cell>
          <table:table-cell office:value-type="float" office:value="612" table:style-name="ce2">
            <text:p>612</text:p>
          </table:table-cell>
          <table:table-cell office:value-type="float" office:value="4840" table:style-name="ce2">
            <text:p>4840</text:p>
          </table:table-cell>
          <table:table-cell office:value-type="float" office:value="259753" table:style-name="ce2">
            <text:p>259753</text:p>
          </table:table-cell>
          <table:table-cell office:value-type="float" office:value="-28427" table:style-name="ce2">
            <text:p>-28427</text:p>
          </table:table-cell>
          <table:table-cell office:value-type="float" office:value="11250" table:style-name="ce2">
            <text:p>11250</text:p>
          </table:table-cell>
          <table:table-cell office:value-type="float" office:value="2349" table:style-name="ce2">
            <text:p>2349</text:p>
          </table:table-cell>
          <table:table-cell table:number-columns-repeated="16377"/>
        </table:table-row>
        <table:table-row table:style-name="ro1">
          <table:table-cell office:value-type="float" office:value="1630" table:style-name="ce2">
            <text:p>1630</text:p>
          </table:table-cell>
          <table:table-cell office:value-type="float" office:value="84" table:style-name="ce2">
            <text:p>84</text:p>
          </table:table-cell>
          <table:table-cell office:value-type="float" office:value="5080" table:style-name="ce2">
            <text:p>5080</text:p>
          </table:table-cell>
          <table:table-cell office:value-type="float" office:value="259761" table:style-name="ce2">
            <text:p>259761</text:p>
          </table:table-cell>
          <table:table-cell office:value-type="float" office:value="-28142" table:style-name="ce2">
            <text:p>-28142</text:p>
          </table:table-cell>
          <table:table-cell office:value-type="float" office:value="11546" table:style-name="ce2">
            <text:p>11546</text:p>
          </table:table-cell>
          <table:table-cell office:value-type="float" office:value="1328" table:style-name="ce2">
            <text:p>1328</text:p>
          </table:table-cell>
          <table:table-cell table:number-columns-repeated="16377"/>
        </table:table-row>
        <table:table-row table:style-name="ro1">
          <table:table-cell office:value-type="float" office:value="1606" table:style-name="ce2">
            <text:p>1606</text:p>
          </table:table-cell>
          <table:table-cell office:value-type="float" office:value="-376" table:style-name="ce2">
            <text:p>-376</text:p>
          </table:table-cell>
          <table:table-cell office:value-type="float" office:value="5792" table:style-name="ce2">
            <text:p>5792</text:p>
          </table:table-cell>
          <table:table-cell office:value-type="float" office:value="259769" table:style-name="ce2">
            <text:p>259769</text:p>
          </table:table-cell>
          <table:table-cell office:value-type="float" office:value="-28291" table:style-name="ce2">
            <text:p>-28291</text:p>
          </table:table-cell>
          <table:table-cell office:value-type="float" office:value="12022" table:style-name="ce2">
            <text:p>12022</text:p>
          </table:table-cell>
          <table:table-cell office:value-type="float" office:value="264" table:style-name="ce2">
            <text:p>264</text:p>
          </table:table-cell>
          <table:table-cell table:number-columns-repeated="16377"/>
        </table:table-row>
        <table:table-row table:style-name="ro1">
          <table:table-cell office:value-type="float" office:value="1626" table:style-name="ce2">
            <text:p>1626</text:p>
          </table:table-cell>
          <table:table-cell office:value-type="float" office:value="-832" table:style-name="ce2">
            <text:p>-832</text:p>
          </table:table-cell>
          <table:table-cell office:value-type="float" office:value="5852" table:style-name="ce2">
            <text:p>5852</text:p>
          </table:table-cell>
          <table:table-cell office:value-type="float" office:value="259777" table:style-name="ce2">
            <text:p>259777</text:p>
          </table:table-cell>
          <table:table-cell office:value-type="float" office:value="-28606" table:style-name="ce2">
            <text:p>-28606</text:p>
          </table:table-cell>
          <table:table-cell office:value-type="float" office:value="11963" table:style-name="ce2">
            <text:p>11963</text:p>
          </table:table-cell>
          <table:table-cell office:value-type="float" office:value="-734" table:style-name="ce2">
            <text:p>-734</text:p>
          </table:table-cell>
          <table:table-cell table:number-columns-repeated="16377"/>
        </table:table-row>
        <table:table-row table:style-name="ro1">
          <table:table-cell office:value-type="float" office:value="1666" table:style-name="ce2">
            <text:p>1666</text:p>
          </table:table-cell>
          <table:table-cell office:value-type="float" office:value="-1088" table:style-name="ce2">
            <text:p>-1088</text:p>
          </table:table-cell>
          <table:table-cell office:value-type="float" office:value="5796" table:style-name="ce2">
            <text:p>5796</text:p>
          </table:table-cell>
          <table:table-cell office:value-type="float" office:value="259785" table:style-name="ce2">
            <text:p>259785</text:p>
          </table:table-cell>
          <table:table-cell office:value-type="float" office:value="-28648" table:style-name="ce2">
            <text:p>-28648</text:p>
          </table:table-cell>
          <table:table-cell office:value-type="float" office:value="11952" table:style-name="ce2">
            <text:p>11952</text:p>
          </table:table-cell>
          <table:table-cell office:value-type="float" office:value="-1704" table:style-name="ce2">
            <text:p>-1704</text:p>
          </table:table-cell>
          <table:table-cell table:number-columns-repeated="16377"/>
        </table:table-row>
        <table:table-row table:style-name="ro1">
          <table:table-cell office:value-type="float" office:value="1586" table:style-name="ce2">
            <text:p>1586</text:p>
          </table:table-cell>
          <table:table-cell office:value-type="float" office:value="-1004" table:style-name="ce2">
            <text:p>-1004</text:p>
          </table:table-cell>
          <table:table-cell office:value-type="float" office:value="5904" table:style-name="ce2">
            <text:p>5904</text:p>
          </table:table-cell>
          <table:table-cell office:value-type="float" office:value="259793" table:style-name="ce2">
            <text:p>259793</text:p>
          </table:table-cell>
          <table:table-cell office:value-type="float" office:value="-28493" table:style-name="ce2">
            <text:p>-28493</text:p>
          </table:table-cell>
          <table:table-cell office:value-type="float" office:value="11931" table:style-name="ce2">
            <text:p>11931</text:p>
          </table:table-cell>
          <table:table-cell office:value-type="float" office:value="-2228" table:style-name="ce2">
            <text:p>-2228</text:p>
          </table:table-cell>
          <table:table-cell table:number-columns-repeated="16377"/>
        </table:table-row>
        <table:table-row table:style-name="ro1">
          <table:table-cell office:value-type="float" office:value="1842" table:style-name="ce2">
            <text:p>1842</text:p>
          </table:table-cell>
          <table:table-cell office:value-type="float" office:value="-1276" table:style-name="ce2">
            <text:p>-1276</text:p>
          </table:table-cell>
          <table:table-cell office:value-type="float" office:value="5952" table:style-name="ce2">
            <text:p>5952</text:p>
          </table:table-cell>
          <table:table-cell office:value-type="float" office:value="259802" table:style-name="ce2">
            <text:p>259802</text:p>
          </table:table-cell>
          <table:table-cell office:value-type="float" office:value="-28266" table:style-name="ce2">
            <text:p>-28266</text:p>
          </table:table-cell>
          <table:table-cell office:value-type="float" office:value="11998" table:style-name="ce2">
            <text:p>11998</text:p>
          </table:table-cell>
          <table:table-cell office:value-type="float" office:value="-2255" table:style-name="ce2">
            <text:p>-2255</text:p>
          </table:table-cell>
          <table:table-cell table:number-columns-repeated="16377"/>
        </table:table-row>
        <table:table-row table:style-name="ro1">
          <table:table-cell office:value-type="float" office:value="1358" table:style-name="ce2">
            <text:p>1358</text:p>
          </table:table-cell>
          <table:table-cell office:value-type="float" office:value="-1704" table:style-name="ce2">
            <text:p>-1704</text:p>
          </table:table-cell>
          <table:table-cell office:value-type="float" office:value="6536" table:style-name="ce2">
            <text:p>6536</text:p>
          </table:table-cell>
          <table:table-cell office:value-type="float" office:value="259810" table:style-name="ce2">
            <text:p>259810</text:p>
          </table:table-cell>
          <table:table-cell office:value-type="float" office:value="-28261" table:style-name="ce2">
            <text:p>-28261</text:p>
          </table:table-cell>
          <table:table-cell office:value-type="float" office:value="11914" table:style-name="ce2">
            <text:p>11914</text:p>
          </table:table-cell>
          <table:table-cell office:value-type="float" office:value="-2374" table:style-name="ce2">
            <text:p>-2374</text:p>
          </table:table-cell>
          <table:table-cell table:number-columns-repeated="16377"/>
        </table:table-row>
        <table:table-row table:style-name="ro1">
          <table:table-cell office:value-type="float" office:value="1142" table:style-name="ce2">
            <text:p>1142</text:p>
          </table:table-cell>
          <table:table-cell office:value-type="float" office:value="-1748" table:style-name="ce2">
            <text:p>-1748</text:p>
          </table:table-cell>
          <table:table-cell office:value-type="float" office:value="6200" table:style-name="ce2">
            <text:p>6200</text:p>
          </table:table-cell>
          <table:table-cell office:value-type="float" office:value="259818" table:style-name="ce2">
            <text:p>259818</text:p>
          </table:table-cell>
          <table:table-cell office:value-type="float" office:value="-28264" table:style-name="ce2">
            <text:p>-28264</text:p>
          </table:table-cell>
          <table:table-cell office:value-type="float" office:value="11971" table:style-name="ce2">
            <text:p>11971</text:p>
          </table:table-cell>
          <table:table-cell office:value-type="float" office:value="-2366" table:style-name="ce2">
            <text:p>-2366</text:p>
          </table:table-cell>
          <table:table-cell table:number-columns-repeated="16377"/>
        </table:table-row>
        <table:table-row table:style-name="ro1">
          <table:table-cell office:value-type="float" office:value="1014" table:style-name="ce2">
            <text:p>1014</text:p>
          </table:table-cell>
          <table:table-cell office:value-type="float" office:value="-1916" table:style-name="ce2">
            <text:p>-1916</text:p>
          </table:table-cell>
          <table:table-cell office:value-type="float" office:value="6112" table:style-name="ce2">
            <text:p>6112</text:p>
          </table:table-cell>
          <table:table-cell office:value-type="float" office:value="259826" table:style-name="ce2">
            <text:p>259826</text:p>
          </table:table-cell>
          <table:table-cell office:value-type="float" office:value="-27873" table:style-name="ce2">
            <text:p>-27873</text:p>
          </table:table-cell>
          <table:table-cell office:value-type="float" office:value="12137" table:style-name="ce2">
            <text:p>12137</text:p>
          </table:table-cell>
          <table:table-cell office:value-type="float" office:value="-2510" table:style-name="ce2">
            <text:p>-2510</text:p>
          </table:table-cell>
          <table:table-cell table:number-columns-repeated="16377"/>
        </table:table-row>
        <table:table-row table:style-name="ro1">
          <table:table-cell office:value-type="float" office:value="970" table:style-name="ce2">
            <text:p>970</text:p>
          </table:table-cell>
          <table:table-cell office:value-type="float" office:value="-2092" table:style-name="ce2">
            <text:p>-2092</text:p>
          </table:table-cell>
          <table:table-cell office:value-type="float" office:value="5796" table:style-name="ce2">
            <text:p>5796</text:p>
          </table:table-cell>
          <table:table-cell office:value-type="float" office:value="259834" table:style-name="ce2">
            <text:p>259834</text:p>
          </table:table-cell>
          <table:table-cell office:value-type="float" office:value="-27131" table:style-name="ce2">
            <text:p>-27131</text:p>
          </table:table-cell>
          <table:table-cell office:value-type="float" office:value="12354" table:style-name="ce2">
            <text:p>12354</text:p>
          </table:table-cell>
          <table:table-cell office:value-type="float" office:value="-2603" table:style-name="ce2">
            <text:p>-2603</text:p>
          </table:table-cell>
          <table:table-cell table:number-columns-repeated="16377"/>
        </table:table-row>
        <table:table-row table:style-name="ro1">
          <table:table-cell office:value-type="float" office:value="502" table:style-name="ce2">
            <text:p>502</text:p>
          </table:table-cell>
          <table:table-cell office:value-type="float" office:value="-2400" table:style-name="ce2">
            <text:p>-2400</text:p>
          </table:table-cell>
          <table:table-cell office:value-type="float" office:value="6260" table:style-name="ce2">
            <text:p>6260</text:p>
          </table:table-cell>
          <table:table-cell office:value-type="float" office:value="259843" table:style-name="ce2">
            <text:p>259843</text:p>
          </table:table-cell>
          <table:table-cell office:value-type="float" office:value="-26860" table:style-name="ce2">
            <text:p>-26860</text:p>
          </table:table-cell>
          <table:table-cell office:value-type="float" office:value="12642" table:style-name="ce2">
            <text:p>12642</text:p>
          </table:table-cell>
          <table:table-cell office:value-type="float" office:value="-2749" table:style-name="ce2">
            <text:p>-2749</text:p>
          </table:table-cell>
          <table:table-cell table:number-columns-repeated="16377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-3064" table:style-name="ce2">
            <text:p>-3064</text:p>
          </table:table-cell>
          <table:table-cell office:value-type="float" office:value="6280" table:style-name="ce2">
            <text:p>6280</text:p>
          </table:table-cell>
          <table:table-cell office:value-type="float" office:value="259853" table:style-name="ce2">
            <text:p>259853</text:p>
          </table:table-cell>
          <table:table-cell office:value-type="float" office:value="-26803" table:style-name="ce2">
            <text:p>-26803</text:p>
          </table:table-cell>
          <table:table-cell office:value-type="float" office:value="12869" table:style-name="ce2">
            <text:p>12869</text:p>
          </table:table-cell>
          <table:table-cell office:value-type="float" office:value="-3225" table:style-name="ce2">
            <text:p>-3225</text:p>
          </table:table-cell>
          <table:table-cell table:number-columns-repeated="16377"/>
        </table:table-row>
        <table:table-row table:style-name="ro1">
          <table:table-cell office:value-type="float" office:value="-126" table:style-name="ce2">
            <text:p>-126</text:p>
          </table:table-cell>
          <table:table-cell office:value-type="float" office:value="-3268" table:style-name="ce2">
            <text:p>-3268</text:p>
          </table:table-cell>
          <table:table-cell office:value-type="float" office:value="5820" table:style-name="ce2">
            <text:p>5820</text:p>
          </table:table-cell>
          <table:table-cell office:value-type="float" office:value="259862" table:style-name="ce2">
            <text:p>259862</text:p>
          </table:table-cell>
          <table:table-cell office:value-type="float" office:value="-26250" table:style-name="ce2">
            <text:p>-26250</text:p>
          </table:table-cell>
          <table:table-cell office:value-type="float" office:value="13164" table:style-name="ce2">
            <text:p>13164</text:p>
          </table:table-cell>
          <table:table-cell office:value-type="float" office:value="-3853" table:style-name="ce2">
            <text:p>-3853</text:p>
          </table:table-cell>
          <table:table-cell table:number-columns-repeated="16377"/>
        </table:table-row>
        <table:table-row table:style-name="ro1">
          <table:table-cell office:value-type="float" office:value="-330" table:style-name="ce2">
            <text:p>-330</text:p>
          </table:table-cell>
          <table:table-cell office:value-type="float" office:value="-3300" table:style-name="ce2">
            <text:p>-3300</text:p>
          </table:table-cell>
          <table:table-cell office:value-type="float" office:value="5600" table:style-name="ce2">
            <text:p>5600</text:p>
          </table:table-cell>
          <table:table-cell office:value-type="float" office:value="259870" table:style-name="ce2">
            <text:p>259870</text:p>
          </table:table-cell>
          <table:table-cell office:value-type="float" office:value="-25630" table:style-name="ce2">
            <text:p>-25630</text:p>
          </table:table-cell>
          <table:table-cell office:value-type="float" office:value="13552" table:style-name="ce2">
            <text:p>13552</text:p>
          </table:table-cell>
          <table:table-cell office:value-type="float" office:value="-4363" table:style-name="ce2">
            <text:p>-4363</text:p>
          </table:table-cell>
          <table:table-cell table:number-columns-repeated="16377"/>
        </table:table-row>
        <table:table-row table:style-name="ro1">
          <table:table-cell office:value-type="float" office:value="-82" table:style-name="ce2">
            <text:p>-82</text:p>
          </table:table-cell>
          <table:table-cell office:value-type="float" office:value="-3744" table:style-name="ce2">
            <text:p>-3744</text:p>
          </table:table-cell>
          <table:table-cell office:value-type="float" office:value="5312" table:style-name="ce2">
            <text:p>5312</text:p>
          </table:table-cell>
          <table:table-cell office:value-type="float" office:value="259878" table:style-name="ce2">
            <text:p>259878</text:p>
          </table:table-cell>
          <table:table-cell office:value-type="float" office:value="-24506" table:style-name="ce2">
            <text:p>-24506</text:p>
          </table:table-cell>
          <table:table-cell office:value-type="float" office:value="13589" table:style-name="ce2">
            <text:p>13589</text:p>
          </table:table-cell>
          <table:table-cell office:value-type="float" office:value="-4457" table:style-name="ce2">
            <text:p>-4457</text:p>
          </table:table-cell>
          <table:table-cell table:number-columns-repeated="16377"/>
        </table:table-row>
        <table:table-row table:style-name="ro1">
          <table:table-cell office:value-type="float" office:value="-534" table:style-name="ce2">
            <text:p>-534</text:p>
          </table:table-cell>
          <table:table-cell office:value-type="float" office:value="-4148" table:style-name="ce2">
            <text:p>-4148</text:p>
          </table:table-cell>
          <table:table-cell office:value-type="float" office:value="6012" table:style-name="ce2">
            <text:p>6012</text:p>
          </table:table-cell>
          <table:table-cell office:value-type="float" office:value="259886" table:style-name="ce2">
            <text:p>259886</text:p>
          </table:table-cell>
          <table:table-cell office:value-type="float" office:value="-23795" table:style-name="ce2">
            <text:p>-23795</text:p>
          </table:table-cell>
          <table:table-cell office:value-type="float" office:value="13257" table:style-name="ce2">
            <text:p>13257</text:p>
          </table:table-cell>
          <table:table-cell office:value-type="float" office:value="-4809" table:style-name="ce2">
            <text:p>-4809</text:p>
          </table:table-cell>
          <table:table-cell table:number-columns-repeated="16377"/>
        </table:table-row>
        <table:table-row table:style-name="ro1">
          <table:table-cell office:value-type="float" office:value="-450" table:style-name="ce2">
            <text:p>-450</text:p>
          </table:table-cell>
          <table:table-cell office:value-type="float" office:value="-4180" table:style-name="ce2">
            <text:p>-4180</text:p>
          </table:table-cell>
          <table:table-cell office:value-type="float" office:value="5496" table:style-name="ce2">
            <text:p>5496</text:p>
          </table:table-cell>
          <table:table-cell office:value-type="float" office:value="259895" table:style-name="ce2">
            <text:p>259895</text:p>
          </table:table-cell>
          <table:table-cell office:value-type="float" office:value="-23541" table:style-name="ce2">
            <text:p>-23541</text:p>
          </table:table-cell>
          <table:table-cell office:value-type="float" office:value="13314" table:style-name="ce2">
            <text:p>13314</text:p>
          </table:table-cell>
          <table:table-cell office:value-type="float" office:value="-5058" table:style-name="ce2">
            <text:p>-5058</text:p>
          </table:table-cell>
          <table:table-cell table:number-columns-repeated="16377"/>
        </table:table-row>
        <table:table-row table:style-name="ro1">
          <table:table-cell office:value-type="float" office:value="-606" table:style-name="ce2">
            <text:p>-606</text:p>
          </table:table-cell>
          <table:table-cell office:value-type="float" office:value="-3780" table:style-name="ce2">
            <text:p>-3780</text:p>
          </table:table-cell>
          <table:table-cell office:value-type="float" office:value="5608" table:style-name="ce2">
            <text:p>5608</text:p>
          </table:table-cell>
          <table:table-cell office:value-type="float" office:value="259903" table:style-name="ce2">
            <text:p>259903</text:p>
          </table:table-cell>
          <table:table-cell office:value-type="float" office:value="-22687" table:style-name="ce2">
            <text:p>-22687</text:p>
          </table:table-cell>
          <table:table-cell office:value-type="float" office:value="13177" table:style-name="ce2">
            <text:p>13177</text:p>
          </table:table-cell>
          <table:table-cell office:value-type="float" office:value="-5090" table:style-name="ce2">
            <text:p>-5090</text:p>
          </table:table-cell>
          <table:table-cell table:number-columns-repeated="16377"/>
        </table:table-row>
        <table:table-row table:style-name="ro1">
          <table:table-cell office:value-type="float" office:value="-402" table:style-name="ce2">
            <text:p>-402</text:p>
          </table:table-cell>
          <table:table-cell office:value-type="float" office:value="-3624" table:style-name="ce2">
            <text:p>-3624</text:p>
          </table:table-cell>
          <table:table-cell office:value-type="float" office:value="5440" table:style-name="ce2">
            <text:p>5440</text:p>
          </table:table-cell>
          <table:table-cell office:value-type="float" office:value="259911" table:style-name="ce2">
            <text:p>259911</text:p>
          </table:table-cell>
          <table:table-cell office:value-type="float" office:value="-21487" table:style-name="ce2">
            <text:p>-21487</text:p>
          </table:table-cell>
          <table:table-cell office:value-type="float" office:value="12851" table:style-name="ce2">
            <text:p>12851</text:p>
          </table:table-cell>
          <table:table-cell office:value-type="float" office:value="-5367" table:style-name="ce2">
            <text:p>-5367</text:p>
          </table:table-cell>
          <table:table-cell table:number-columns-repeated="16377"/>
        </table:table-row>
        <table:table-row table:style-name="ro1">
          <table:table-cell office:value-type="float" office:value="-86" table:style-name="ce2">
            <text:p>-86</text:p>
          </table:table-cell>
          <table:table-cell office:value-type="float" office:value="-3480" table:style-name="ce2">
            <text:p>-3480</text:p>
          </table:table-cell>
          <table:table-cell office:value-type="float" office:value="5484" table:style-name="ce2">
            <text:p>5484</text:p>
          </table:table-cell>
          <table:table-cell office:value-type="float" office:value="259919" table:style-name="ce2">
            <text:p>259919</text:p>
          </table:table-cell>
          <table:table-cell office:value-type="float" office:value="-20382" table:style-name="ce2">
            <text:p>-20382</text:p>
          </table:table-cell>
          <table:table-cell office:value-type="float" office:value="12492" table:style-name="ce2">
            <text:p>12492</text:p>
          </table:table-cell>
          <table:table-cell office:value-type="float" office:value="-5402" table:style-name="ce2">
            <text:p>-5402</text:p>
          </table:table-cell>
          <table:table-cell table:number-columns-repeated="16377"/>
        </table:table-row>
        <table:table-row table:style-name="ro1">
          <table:table-cell office:value-type="float" office:value="-210" table:style-name="ce2">
            <text:p>-210</text:p>
          </table:table-cell>
          <table:table-cell office:value-type="float" office:value="-4240" table:style-name="ce2">
            <text:p>-4240</text:p>
          </table:table-cell>
          <table:table-cell office:value-type="float" office:value="5436" table:style-name="ce2">
            <text:p>5436</text:p>
          </table:table-cell>
          <table:table-cell office:value-type="float" office:value="259927" table:style-name="ce2">
            <text:p>259927</text:p>
          </table:table-cell>
          <table:table-cell office:value-type="float" office:value="-18831" table:style-name="ce2">
            <text:p>-18831</text:p>
          </table:table-cell>
          <table:table-cell office:value-type="float" office:value="11788" table:style-name="ce2">
            <text:p>11788</text:p>
          </table:table-cell>
          <table:table-cell office:value-type="float" office:value="-5712" table:style-name="ce2">
            <text:p>-5712</text:p>
          </table:table-cell>
          <table:table-cell table:number-columns-repeated="16377"/>
        </table:table-row>
        <table:table-row table:style-name="ro1">
          <table:table-cell office:value-type="float" office:value="394" table:style-name="ce2">
            <text:p>394</text:p>
          </table:table-cell>
          <table:table-cell office:value-type="float" office:value="-4052" table:style-name="ce2">
            <text:p>-4052</text:p>
          </table:table-cell>
          <table:table-cell office:value-type="float" office:value="4936" table:style-name="ce2">
            <text:p>4936</text:p>
          </table:table-cell>
          <table:table-cell office:value-type="float" office:value="259936" table:style-name="ce2">
            <text:p>259936</text:p>
          </table:table-cell>
          <table:table-cell office:value-type="float" office:value="-17708" table:style-name="ce2">
            <text:p>-17708</text:p>
          </table:table-cell>
          <table:table-cell office:value-type="float" office:value="12048" table:style-name="ce2">
            <text:p>12048</text:p>
          </table:table-cell>
          <table:table-cell office:value-type="float" office:value="-6239" table:style-name="ce2">
            <text:p>-6239</text:p>
          </table:table-cell>
          <table:table-cell table:number-columns-repeated="16377"/>
        </table:table-row>
        <table:table-row table:style-name="ro1">
          <table:table-cell office:value-type="float" office:value="654" table:style-name="ce2">
            <text:p>654</text:p>
          </table:table-cell>
          <table:table-cell office:value-type="float" office:value="-4580" table:style-name="ce2">
            <text:p>-4580</text:p>
          </table:table-cell>
          <table:table-cell office:value-type="float" office:value="4296" table:style-name="ce2">
            <text:p>4296</text:p>
          </table:table-cell>
          <table:table-cell office:value-type="float" office:value="259944" table:style-name="ce2">
            <text:p>259944</text:p>
          </table:table-cell>
          <table:table-cell office:value-type="float" office:value="-16400" table:style-name="ce2">
            <text:p>-16400</text:p>
          </table:table-cell>
          <table:table-cell office:value-type="float" office:value="11930" table:style-name="ce2">
            <text:p>11930</text:p>
          </table:table-cell>
          <table:table-cell office:value-type="float" office:value="-6897" table:style-name="ce2">
            <text:p>-6897</text:p>
          </table:table-cell>
          <table:table-cell table:number-columns-repeated="16377"/>
        </table:table-row>
        <table:table-row table:style-name="ro1">
          <table:table-cell office:value-type="float" office:value="1638" table:style-name="ce2">
            <text:p>1638</text:p>
          </table:table-cell>
          <table:table-cell office:value-type="float" office:value="-4552" table:style-name="ce2">
            <text:p>-4552</text:p>
          </table:table-cell>
          <table:table-cell office:value-type="float" office:value="4824" table:style-name="ce2">
            <text:p>4824</text:p>
          </table:table-cell>
          <table:table-cell office:value-type="float" office:value="259952" table:style-name="ce2">
            <text:p>259952</text:p>
          </table:table-cell>
          <table:table-cell office:value-type="float" office:value="-14644" table:style-name="ce2">
            <text:p>-14644</text:p>
          </table:table-cell>
          <table:table-cell office:value-type="float" office:value="11858" table:style-name="ce2">
            <text:p>11858</text:p>
          </table:table-cell>
          <table:table-cell office:value-type="float" office:value="-7700" table:style-name="ce2">
            <text:p>-7700</text:p>
          </table:table-cell>
          <table:table-cell table:number-columns-repeated="16377"/>
        </table:table-row>
        <table:table-row table:style-name="ro1">
          <table:table-cell office:value-type="float" office:value="2686" table:style-name="ce2">
            <text:p>2686</text:p>
          </table:table-cell>
          <table:table-cell office:value-type="float" office:value="-3624" table:style-name="ce2">
            <text:p>-3624</text:p>
          </table:table-cell>
          <table:table-cell office:value-type="float" office:value="5184" table:style-name="ce2">
            <text:p>5184</text:p>
          </table:table-cell>
          <table:table-cell office:value-type="float" office:value="259960" table:style-name="ce2">
            <text:p>259960</text:p>
          </table:table-cell>
          <table:table-cell office:value-type="float" office:value="-13611" table:style-name="ce2">
            <text:p>-13611</text:p>
          </table:table-cell>
          <table:table-cell office:value-type="float" office:value="11281" table:style-name="ce2">
            <text:p>11281</text:p>
          </table:table-cell>
          <table:table-cell office:value-type="float" office:value="-8328" table:style-name="ce2">
            <text:p>-8328</text:p>
          </table:table-cell>
          <table:table-cell table:number-columns-repeated="16377"/>
        </table:table-row>
        <table:table-row table:style-name="ro1">
          <table:table-cell office:value-type="float" office:value="3034" table:style-name="ce2">
            <text:p>3034</text:p>
          </table:table-cell>
          <table:table-cell office:value-type="float" office:value="-4264" table:style-name="ce2">
            <text:p>-4264</text:p>
          </table:table-cell>
          <table:table-cell office:value-type="float" office:value="4720" table:style-name="ce2">
            <text:p>4720</text:p>
          </table:table-cell>
          <table:table-cell office:value-type="float" office:value="259968" table:style-name="ce2">
            <text:p>259968</text:p>
          </table:table-cell>
          <table:table-cell office:value-type="float" office:value="-12126" table:style-name="ce2">
            <text:p>-12126</text:p>
          </table:table-cell>
          <table:table-cell office:value-type="float" office:value="11058" table:style-name="ce2">
            <text:p>11058</text:p>
          </table:table-cell>
          <table:table-cell office:value-type="float" office:value="-8741" table:style-name="ce2">
            <text:p>-8741</text:p>
          </table:table-cell>
          <table:table-cell table:number-columns-repeated="16377"/>
        </table:table-row>
        <table:table-row table:style-name="ro1">
          <table:table-cell office:value-type="float" office:value="1830" table:style-name="ce2">
            <text:p>1830</text:p>
          </table:table-cell>
          <table:table-cell office:value-type="float" office:value="-4288" table:style-name="ce2">
            <text:p>-4288</text:p>
          </table:table-cell>
          <table:table-cell office:value-type="float" office:value="5408" table:style-name="ce2">
            <text:p>5408</text:p>
          </table:table-cell>
          <table:table-cell office:value-type="float" office:value="259977" table:style-name="ce2">
            <text:p>259977</text:p>
          </table:table-cell>
          <table:table-cell office:value-type="float" office:value="-10856" table:style-name="ce2">
            <text:p>-10856</text:p>
          </table:table-cell>
          <table:table-cell office:value-type="float" office:value="9574" table:style-name="ce2">
            <text:p>9574</text:p>
          </table:table-cell>
          <table:table-cell office:value-type="float" office:value="-9221" table:style-name="ce2">
            <text:p>-9221</text:p>
          </table:table-cell>
          <table:table-cell table:number-columns-repeated="16377"/>
        </table:table-row>
        <table:table-row table:style-name="ro1">
          <table:table-cell office:value-type="float" office:value="1134" table:style-name="ce2">
            <text:p>1134</text:p>
          </table:table-cell>
          <table:table-cell office:value-type="float" office:value="-4824" table:style-name="ce2">
            <text:p>-4824</text:p>
          </table:table-cell>
          <table:table-cell office:value-type="float" office:value="5596" table:style-name="ce2">
            <text:p>5596</text:p>
          </table:table-cell>
          <table:table-cell office:value-type="float" office:value="259985" table:style-name="ce2">
            <text:p>259985</text:p>
          </table:table-cell>
          <table:table-cell office:value-type="float" office:value="-10135" table:style-name="ce2">
            <text:p>-10135</text:p>
          </table:table-cell>
          <table:table-cell office:value-type="float" office:value="9627" table:style-name="ce2">
            <text:p>9627</text:p>
          </table:table-cell>
          <table:table-cell office:value-type="float" office:value="-9774" table:style-name="ce2">
            <text:p>-9774</text:p>
          </table:table-cell>
          <table:table-cell table:number-columns-repeated="16377"/>
        </table:table-row>
        <table:table-row table:style-name="ro1">
          <table:table-cell office:value-type="float" office:value="-27398" table:style-name="ce2">
            <text:p>-27398</text:p>
          </table:table-cell>
          <table:table-cell office:value-type="float" office:value="-32468" table:style-name="ce2">
            <text:p>-32468</text:p>
          </table:table-cell>
          <table:table-cell office:value-type="float" office:value="32767" table:style-name="ce2">
            <text:p>32767</text:p>
          </table:table-cell>
          <table:table-cell office:value-type="float" office:value="259993" table:style-name="ce2">
            <text:p>259993</text:p>
          </table:table-cell>
          <table:table-cell office:value-type="float" office:value="28495" table:style-name="ce2">
            <text:p>28495</text:p>
          </table:table-cell>
          <table:table-cell office:value-type="float" office:value="-20150" table:style-name="ce2">
            <text:p>-20150</text:p>
          </table:table-cell>
          <table:table-cell office:value-type="float" office:value="-28629" table:style-name="ce2">
            <text:p>-28629</text:p>
          </table:table-cell>
          <table:table-cell table:number-columns-repeated="16377"/>
        </table:table-row>
        <table:table-row table:style-name="ro1">
          <table:table-cell office:value-type="float" office:value="-33718" table:style-name="ce2">
            <text:p>-33718</text:p>
          </table:table-cell>
          <table:table-cell office:value-type="float" office:value="-32468" table:style-name="ce2">
            <text:p>-32468</text:p>
          </table:table-cell>
          <table:table-cell office:value-type="float" office:value="-32768" table:style-name="ce2">
            <text:p>-32768</text:p>
          </table:table-cell>
          <table:table-cell office:value-type="float" office:value="260001" table:style-name="ce2">
            <text:p>260001</text:p>
          </table:table-cell>
          <table:table-cell office:value-type="float" office:value="-9198" table:style-name="ce2">
            <text:p>-9198</text:p>
          </table:table-cell>
          <table:table-cell office:value-type="float" office:value="32682" table:style-name="ce2">
            <text:p>32682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2450" table:style-name="ce2">
            <text:p>-2450</text:p>
          </table:table-cell>
          <table:table-cell office:value-type="float" office:value="2608" table:style-name="ce2">
            <text:p>2608</text:p>
          </table:table-cell>
          <table:table-cell office:value-type="float" office:value="-3796" table:style-name="ce2">
            <text:p>-3796</text:p>
          </table:table-cell>
          <table:table-cell office:value-type="float" office:value="260163" table:style-name="ce2">
            <text:p>260163</text:p>
          </table:table-cell>
          <table:table-cell office:value-type="float" office:value="33367" table:style-name="ce2">
            <text:p>33367</text:p>
          </table:table-cell>
          <table:table-cell office:value-type="float" office:value="-18638" table:style-name="ce2">
            <text:p>-18638</text:p>
          </table:table-cell>
          <table:table-cell office:value-type="float" office:value="-20704" table:style-name="ce2">
            <text:p>-20704</text:p>
          </table:table-cell>
          <table:table-cell table:number-columns-repeated="16377"/>
        </table:table-row>
        <table:table-row table:style-name="ro1">
          <table:table-cell office:value-type="float" office:value="-2658" table:style-name="ce2">
            <text:p>-2658</text:p>
          </table:table-cell>
          <table:table-cell office:value-type="float" office:value="3144" table:style-name="ce2">
            <text:p>3144</text:p>
          </table:table-cell>
          <table:table-cell office:value-type="float" office:value="-4028" table:style-name="ce2">
            <text:p>-4028</text:p>
          </table:table-cell>
          <table:table-cell office:value-type="float" office:value="260171" table:style-name="ce2">
            <text:p>260171</text:p>
          </table:table-cell>
          <table:table-cell office:value-type="float" office:value="33367" table:style-name="ce2">
            <text:p>33367</text:p>
          </table:table-cell>
          <table:table-cell office:value-type="float" office:value="-20402" table:style-name="ce2">
            <text:p>-20402</text:p>
          </table:table-cell>
          <table:table-cell office:value-type="float" office:value="-21404" table:style-name="ce2">
            <text:p>-21404</text:p>
          </table:table-cell>
          <table:table-cell table:number-columns-repeated="16377"/>
        </table:table-row>
        <table:table-row table:style-name="ro1">
          <table:table-cell office:value-type="float" office:value="-33718" table:style-name="ce2">
            <text:p>-33718</text:p>
          </table:table-cell>
          <table:table-cell office:value-type="float" office:value="31840" table:style-name="ce2">
            <text:p>31840</text:p>
          </table:table-cell>
          <table:table-cell office:value-type="float" office:value="-32768" table:style-name="ce2">
            <text:p>-32768</text:p>
          </table:table-cell>
          <table:table-cell office:value-type="float" office:value="260194" table:style-name="ce2">
            <text:p>260194</text:p>
          </table:table-cell>
          <table:table-cell office:value-type="float" office:value="33367" table:style-name="ce2">
            <text:p>33367</text:p>
          </table:table-cell>
          <table:table-cell office:value-type="float" office:value="-27760" table:style-name="ce2">
            <text:p>-27760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7094" table:style-name="ce2">
            <text:p>-7094</text:p>
          </table:table-cell>
          <table:table-cell office:value-type="float" office:value="8796" table:style-name="ce2">
            <text:p>8796</text:p>
          </table:table-cell>
          <table:table-cell office:value-type="float" office:value="-19600" table:style-name="ce2">
            <text:p>-19600</text:p>
          </table:table-cell>
          <table:table-cell office:value-type="float" office:value="260289" table:style-name="ce2">
            <text:p>260289</text:p>
          </table:table-cell>
          <table:table-cell office:value-type="float" office:value="33367" table:style-name="ce2">
            <text:p>33367</text:p>
          </table:table-cell>
          <table:table-cell office:value-type="float" office:value="-5499" table:style-name="ce2">
            <text:p>-5499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7594" table:style-name="ce2">
            <text:p>-7594</text:p>
          </table:table-cell>
          <table:table-cell office:value-type="float" office:value="8836" table:style-name="ce2">
            <text:p>8836</text:p>
          </table:table-cell>
          <table:table-cell office:value-type="float" office:value="-18912" table:style-name="ce2">
            <text:p>-18912</text:p>
          </table:table-cell>
          <table:table-cell office:value-type="float" office:value="260297" table:style-name="ce2">
            <text:p>260297</text:p>
          </table:table-cell>
          <table:table-cell office:value-type="float" office:value="33367" table:style-name="ce2">
            <text:p>33367</text:p>
          </table:table-cell>
          <table:table-cell office:value-type="float" office:value="-8067" table:style-name="ce2">
            <text:p>-8067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7582" table:style-name="ce2">
            <text:p>-7582</text:p>
          </table:table-cell>
          <table:table-cell office:value-type="float" office:value="8728" table:style-name="ce2">
            <text:p>8728</text:p>
          </table:table-cell>
          <table:table-cell office:value-type="float" office:value="-18732" table:style-name="ce2">
            <text:p>-18732</text:p>
          </table:table-cell>
          <table:table-cell office:value-type="float" office:value="260305" table:style-name="ce2">
            <text:p>260305</text:p>
          </table:table-cell>
          <table:table-cell office:value-type="float" office:value="33367" table:style-name="ce2">
            <text:p>33367</text:p>
          </table:table-cell>
          <table:table-cell office:value-type="float" office:value="-10805" table:style-name="ce2">
            <text:p>-10805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7490" table:style-name="ce2">
            <text:p>-7490</text:p>
          </table:table-cell>
          <table:table-cell office:value-type="float" office:value="8752" table:style-name="ce2">
            <text:p>8752</text:p>
          </table:table-cell>
          <table:table-cell office:value-type="float" office:value="-18452" table:style-name="ce2">
            <text:p>-18452</text:p>
          </table:table-cell>
          <table:table-cell office:value-type="float" office:value="260313" table:style-name="ce2">
            <text:p>260313</text:p>
          </table:table-cell>
          <table:table-cell office:value-type="float" office:value="33367" table:style-name="ce2">
            <text:p>33367</text:p>
          </table:table-cell>
          <table:table-cell office:value-type="float" office:value="-13306" table:style-name="ce2">
            <text:p>-13306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7638" table:style-name="ce2">
            <text:p>-7638</text:p>
          </table:table-cell>
          <table:table-cell office:value-type="float" office:value="8780" table:style-name="ce2">
            <text:p>8780</text:p>
          </table:table-cell>
          <table:table-cell office:value-type="float" office:value="-18420" table:style-name="ce2">
            <text:p>-18420</text:p>
          </table:table-cell>
          <table:table-cell office:value-type="float" office:value="260322" table:style-name="ce2">
            <text:p>260322</text:p>
          </table:table-cell>
          <table:table-cell office:value-type="float" office:value="33367" table:style-name="ce2">
            <text:p>33367</text:p>
          </table:table-cell>
          <table:table-cell office:value-type="float" office:value="-15809" table:style-name="ce2">
            <text:p>-15809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7850" table:style-name="ce2">
            <text:p>-7850</text:p>
          </table:table-cell>
          <table:table-cell office:value-type="float" office:value="8696" table:style-name="ce2">
            <text:p>8696</text:p>
          </table:table-cell>
          <table:table-cell office:value-type="float" office:value="-17992" table:style-name="ce2">
            <text:p>-17992</text:p>
          </table:table-cell>
          <table:table-cell office:value-type="float" office:value="260330" table:style-name="ce2">
            <text:p>260330</text:p>
          </table:table-cell>
          <table:table-cell office:value-type="float" office:value="33367" table:style-name="ce2">
            <text:p>33367</text:p>
          </table:table-cell>
          <table:table-cell office:value-type="float" office:value="-18463" table:style-name="ce2">
            <text:p>-1846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8206" table:style-name="ce2">
            <text:p>-8206</text:p>
          </table:table-cell>
          <table:table-cell office:value-type="float" office:value="8732" table:style-name="ce2">
            <text:p>8732</text:p>
          </table:table-cell>
          <table:table-cell office:value-type="float" office:value="-17448" table:style-name="ce2">
            <text:p>-17448</text:p>
          </table:table-cell>
          <table:table-cell office:value-type="float" office:value="260338" table:style-name="ce2">
            <text:p>260338</text:p>
          </table:table-cell>
          <table:table-cell office:value-type="float" office:value="33367" table:style-name="ce2">
            <text:p>33367</text:p>
          </table:table-cell>
          <table:table-cell office:value-type="float" office:value="-21564" table:style-name="ce2">
            <text:p>-21564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8334" table:style-name="ce2">
            <text:p>-8334</text:p>
          </table:table-cell>
          <table:table-cell office:value-type="float" office:value="8712" table:style-name="ce2">
            <text:p>8712</text:p>
          </table:table-cell>
          <table:table-cell office:value-type="float" office:value="-17132" table:style-name="ce2">
            <text:p>-17132</text:p>
          </table:table-cell>
          <table:table-cell office:value-type="float" office:value="260346" table:style-name="ce2">
            <text:p>260346</text:p>
          </table:table-cell>
          <table:table-cell office:value-type="float" office:value="33367" table:style-name="ce2">
            <text:p>33367</text:p>
          </table:table-cell>
          <table:table-cell office:value-type="float" office:value="-24836" table:style-name="ce2">
            <text:p>-24836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8702" table:style-name="ce2">
            <text:p>-8702</text:p>
          </table:table-cell>
          <table:table-cell office:value-type="float" office:value="8372" table:style-name="ce2">
            <text:p>8372</text:p>
          </table:table-cell>
          <table:table-cell office:value-type="float" office:value="-16968" table:style-name="ce2">
            <text:p>-16968</text:p>
          </table:table-cell>
          <table:table-cell office:value-type="float" office:value="260354" table:style-name="ce2">
            <text:p>260354</text:p>
          </table:table-cell>
          <table:table-cell office:value-type="float" office:value="33367" table:style-name="ce2">
            <text:p>33367</text:p>
          </table:table-cell>
          <table:table-cell office:value-type="float" office:value="-28456" table:style-name="ce2">
            <text:p>-28456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8874" table:style-name="ce2">
            <text:p>-8874</text:p>
          </table:table-cell>
          <table:table-cell office:value-type="float" office:value="8336" table:style-name="ce2">
            <text:p>8336</text:p>
          </table:table-cell>
          <table:table-cell office:value-type="float" office:value="-16652" table:style-name="ce2">
            <text:p>-16652</text:p>
          </table:table-cell>
          <table:table-cell office:value-type="float" office:value="260362" table:style-name="ce2">
            <text:p>260362</text:p>
          </table:table-cell>
          <table:table-cell office:value-type="float" office:value="33367" table:style-name="ce2">
            <text:p>33367</text:p>
          </table:table-cell>
          <table:table-cell office:value-type="float" office:value="-32209" table:style-name="ce2">
            <text:p>-32209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9218" table:style-name="ce2">
            <text:p>-9218</text:p>
          </table:table-cell>
          <table:table-cell office:value-type="float" office:value="8416" table:style-name="ce2">
            <text:p>8416</text:p>
          </table:table-cell>
          <table:table-cell office:value-type="float" office:value="-16476" table:style-name="ce2">
            <text:p>-16476</text:p>
          </table:table-cell>
          <table:table-cell office:value-type="float" office:value="260371" table:style-name="ce2">
            <text:p>260371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9418" table:style-name="ce2">
            <text:p>-9418</text:p>
          </table:table-cell>
          <table:table-cell office:value-type="float" office:value="8452" table:style-name="ce2">
            <text:p>8452</text:p>
          </table:table-cell>
          <table:table-cell office:value-type="float" office:value="-16076" table:style-name="ce2">
            <text:p>-16076</text:p>
          </table:table-cell>
          <table:table-cell office:value-type="float" office:value="260379" table:style-name="ce2">
            <text:p>260379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9678" table:style-name="ce2">
            <text:p>-9678</text:p>
          </table:table-cell>
          <table:table-cell office:value-type="float" office:value="8484" table:style-name="ce2">
            <text:p>8484</text:p>
          </table:table-cell>
          <table:table-cell office:value-type="float" office:value="-15776" table:style-name="ce2">
            <text:p>-15776</text:p>
          </table:table-cell>
          <table:table-cell office:value-type="float" office:value="260387" table:style-name="ce2">
            <text:p>260387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9746" table:style-name="ce2">
            <text:p>-9746</text:p>
          </table:table-cell>
          <table:table-cell office:value-type="float" office:value="8364" table:style-name="ce2">
            <text:p>8364</text:p>
          </table:table-cell>
          <table:table-cell office:value-type="float" office:value="-15516" table:style-name="ce2">
            <text:p>-15516</text:p>
          </table:table-cell>
          <table:table-cell office:value-type="float" office:value="260395" table:style-name="ce2">
            <text:p>260395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9866" table:style-name="ce2">
            <text:p>-9866</text:p>
          </table:table-cell>
          <table:table-cell office:value-type="float" office:value="8168" table:style-name="ce2">
            <text:p>8168</text:p>
          </table:table-cell>
          <table:table-cell office:value-type="float" office:value="-15448" table:style-name="ce2">
            <text:p>-15448</text:p>
          </table:table-cell>
          <table:table-cell office:value-type="float" office:value="260404" table:style-name="ce2">
            <text:p>260404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10098" table:style-name="ce2">
            <text:p>-10098</text:p>
          </table:table-cell>
          <table:table-cell office:value-type="float" office:value="7864" table:style-name="ce2">
            <text:p>7864</text:p>
          </table:table-cell>
          <table:table-cell office:value-type="float" office:value="-15020" table:style-name="ce2">
            <text:p>-15020</text:p>
          </table:table-cell>
          <table:table-cell office:value-type="float" office:value="260412" table:style-name="ce2">
            <text:p>260412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10122" table:style-name="ce2">
            <text:p>-10122</text:p>
          </table:table-cell>
          <table:table-cell office:value-type="float" office:value="7940" table:style-name="ce2">
            <text:p>7940</text:p>
          </table:table-cell>
          <table:table-cell office:value-type="float" office:value="-14732" table:style-name="ce2">
            <text:p>-14732</text:p>
          </table:table-cell>
          <table:table-cell office:value-type="float" office:value="260420" table:style-name="ce2">
            <text:p>260420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10242" table:style-name="ce2">
            <text:p>-10242</text:p>
          </table:table-cell>
          <table:table-cell office:value-type="float" office:value="7912" table:style-name="ce2">
            <text:p>7912</text:p>
          </table:table-cell>
          <table:table-cell office:value-type="float" office:value="-14548" table:style-name="ce2">
            <text:p>-14548</text:p>
          </table:table-cell>
          <table:table-cell office:value-type="float" office:value="260428" table:style-name="ce2">
            <text:p>260428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10282" table:style-name="ce2">
            <text:p>-10282</text:p>
          </table:table-cell>
          <table:table-cell office:value-type="float" office:value="7732" table:style-name="ce2">
            <text:p>7732</text:p>
          </table:table-cell>
          <table:table-cell office:value-type="float" office:value="-14252" table:style-name="ce2">
            <text:p>-14252</text:p>
          </table:table-cell>
          <table:table-cell office:value-type="float" office:value="260437" table:style-name="ce2">
            <text:p>260437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10346" table:style-name="ce2">
            <text:p>-10346</text:p>
          </table:table-cell>
          <table:table-cell office:value-type="float" office:value="7680" table:style-name="ce2">
            <text:p>7680</text:p>
          </table:table-cell>
          <table:table-cell office:value-type="float" office:value="-13928" table:style-name="ce2">
            <text:p>-13928</text:p>
          </table:table-cell>
          <table:table-cell office:value-type="float" office:value="260445" table:style-name="ce2">
            <text:p>260445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10354" table:style-name="ce2">
            <text:p>-10354</text:p>
          </table:table-cell>
          <table:table-cell office:value-type="float" office:value="7468" table:style-name="ce2">
            <text:p>7468</text:p>
          </table:table-cell>
          <table:table-cell office:value-type="float" office:value="-13668" table:style-name="ce2">
            <text:p>-13668</text:p>
          </table:table-cell>
          <table:table-cell office:value-type="float" office:value="260453" table:style-name="ce2">
            <text:p>260453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9294" table:style-name="ce2">
            <text:p>-9294</text:p>
          </table:table-cell>
          <table:table-cell office:value-type="float" office:value="22916" table:style-name="ce2">
            <text:p>22916</text:p>
          </table:table-cell>
          <table:table-cell office:value-type="float" office:value="-32768" table:style-name="ce2">
            <text:p>-32768</text:p>
          </table:table-cell>
          <table:table-cell office:value-type="float" office:value="260463" table:style-name="ce2">
            <text:p>260463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33718" table:style-name="ce2">
            <text:p>-33718</text:p>
          </table:table-cell>
          <table:table-cell office:value-type="float" office:value="33067" table:style-name="ce2">
            <text:p>33067</text:p>
          </table:table-cell>
          <table:table-cell office:value-type="float" office:value="-32768" table:style-name="ce2">
            <text:p>-32768</text:p>
          </table:table-cell>
          <table:table-cell office:value-type="float" office:value="260472" table:style-name="ce2">
            <text:p>260472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15674" table:style-name="ce2">
            <text:p>15674</text:p>
          </table:table-cell>
          <table:table-cell office:value-type="float" office:value="-30220" table:style-name="ce2">
            <text:p>-30220</text:p>
          </table:table-cell>
          <table:table-cell office:value-type="float" office:value="-8248" table:style-name="ce2">
            <text:p>-8248</text:p>
          </table:table-cell>
          <table:table-cell office:value-type="float" office:value="260480" table:style-name="ce2">
            <text:p>260480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21730" table:style-name="ce2">
            <text:p>-21730</text:p>
          </table:table-cell>
          <table:table-cell office:value-type="float" office:value="-1684" table:style-name="ce2">
            <text:p>-1684</text:p>
          </table:table-cell>
          <table:table-cell office:value-type="float" office:value="-4016" table:style-name="ce2">
            <text:p>-4016</text:p>
          </table:table-cell>
          <table:table-cell office:value-type="float" office:value="260489" table:style-name="ce2">
            <text:p>260489</text:p>
          </table:table-cell>
          <table:table-cell office:value-type="float" office:value="33367" table:style-name="ce2">
            <text:p>33367</text:p>
          </table:table-cell>
          <table:table-cell office:value-type="float" office:value="-26852" table:style-name="ce2">
            <text:p>-26852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9946" table:style-name="ce2">
            <text:p>-9946</text:p>
          </table:table-cell>
          <table:table-cell office:value-type="float" office:value="2728" table:style-name="ce2">
            <text:p>2728</text:p>
          </table:table-cell>
          <table:table-cell office:value-type="float" office:value="-5540" table:style-name="ce2">
            <text:p>-5540</text:p>
          </table:table-cell>
          <table:table-cell office:value-type="float" office:value="260497" table:style-name="ce2">
            <text:p>260497</text:p>
          </table:table-cell>
          <table:table-cell office:value-type="float" office:value="33367" table:style-name="ce2">
            <text:p>33367</text:p>
          </table:table-cell>
          <table:table-cell office:value-type="float" office:value="-28396" table:style-name="ce2">
            <text:p>-28396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7826" table:style-name="ce2">
            <text:p>-7826</text:p>
          </table:table-cell>
          <table:table-cell office:value-type="float" office:value="4628" table:style-name="ce2">
            <text:p>4628</text:p>
          </table:table-cell>
          <table:table-cell office:value-type="float" office:value="-8036" table:style-name="ce2">
            <text:p>-8036</text:p>
          </table:table-cell>
          <table:table-cell office:value-type="float" office:value="260505" table:style-name="ce2">
            <text:p>260505</text:p>
          </table:table-cell>
          <table:table-cell office:value-type="float" office:value="33367" table:style-name="ce2">
            <text:p>33367</text:p>
          </table:table-cell>
          <table:table-cell office:value-type="float" office:value="-31958" table:style-name="ce2">
            <text:p>-31958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7930" table:style-name="ce2">
            <text:p>-7930</text:p>
          </table:table-cell>
          <table:table-cell office:value-type="float" office:value="3340" table:style-name="ce2">
            <text:p>3340</text:p>
          </table:table-cell>
          <table:table-cell office:value-type="float" office:value="-8432" table:style-name="ce2">
            <text:p>-8432</text:p>
          </table:table-cell>
          <table:table-cell office:value-type="float" office:value="260513" table:style-name="ce2">
            <text:p>260513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7926" table:style-name="ce2">
            <text:p>-7926</text:p>
          </table:table-cell>
          <table:table-cell office:value-type="float" office:value="4012" table:style-name="ce2">
            <text:p>4012</text:p>
          </table:table-cell>
          <table:table-cell office:value-type="float" office:value="-8792" table:style-name="ce2">
            <text:p>-8792</text:p>
          </table:table-cell>
          <table:table-cell office:value-type="float" office:value="260522" table:style-name="ce2">
            <text:p>260522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7554" table:style-name="ce2">
            <text:p>-7554</text:p>
          </table:table-cell>
          <table:table-cell office:value-type="float" office:value="4232" table:style-name="ce2">
            <text:p>4232</text:p>
          </table:table-cell>
          <table:table-cell office:value-type="float" office:value="-8596" table:style-name="ce2">
            <text:p>-8596</text:p>
          </table:table-cell>
          <table:table-cell office:value-type="float" office:value="260530" table:style-name="ce2">
            <text:p>260530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6862" table:style-name="ce2">
            <text:p>-6862</text:p>
          </table:table-cell>
          <table:table-cell office:value-type="float" office:value="3848" table:style-name="ce2">
            <text:p>3848</text:p>
          </table:table-cell>
          <table:table-cell office:value-type="float" office:value="-8520" table:style-name="ce2">
            <text:p>-8520</text:p>
          </table:table-cell>
          <table:table-cell office:value-type="float" office:value="260538" table:style-name="ce2">
            <text:p>260538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6958" table:style-name="ce2">
            <text:p>-6958</text:p>
          </table:table-cell>
          <table:table-cell office:value-type="float" office:value="3932" table:style-name="ce2">
            <text:p>3932</text:p>
          </table:table-cell>
          <table:table-cell office:value-type="float" office:value="-8188" table:style-name="ce2">
            <text:p>-8188</text:p>
          </table:table-cell>
          <table:table-cell office:value-type="float" office:value="260546" table:style-name="ce2">
            <text:p>260546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7230" table:style-name="ce2">
            <text:p>-7230</text:p>
          </table:table-cell>
          <table:table-cell office:value-type="float" office:value="4000" table:style-name="ce2">
            <text:p>4000</text:p>
          </table:table-cell>
          <table:table-cell office:value-type="float" office:value="-8080" table:style-name="ce2">
            <text:p>-8080</text:p>
          </table:table-cell>
          <table:table-cell office:value-type="float" office:value="260555" table:style-name="ce2">
            <text:p>260555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7258" table:style-name="ce2">
            <text:p>-7258</text:p>
          </table:table-cell>
          <table:table-cell office:value-type="float" office:value="4212" table:style-name="ce2">
            <text:p>4212</text:p>
          </table:table-cell>
          <table:table-cell office:value-type="float" office:value="-7956" table:style-name="ce2">
            <text:p>-7956</text:p>
          </table:table-cell>
          <table:table-cell office:value-type="float" office:value="260563" table:style-name="ce2">
            <text:p>260563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7334" table:style-name="ce2">
            <text:p>-7334</text:p>
          </table:table-cell>
          <table:table-cell office:value-type="float" office:value="4180" table:style-name="ce2">
            <text:p>4180</text:p>
          </table:table-cell>
          <table:table-cell office:value-type="float" office:value="-7724" table:style-name="ce2">
            <text:p>-7724</text:p>
          </table:table-cell>
          <table:table-cell office:value-type="float" office:value="260571" table:style-name="ce2">
            <text:p>260571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7114" table:style-name="ce2">
            <text:p>-7114</text:p>
          </table:table-cell>
          <table:table-cell office:value-type="float" office:value="4220" table:style-name="ce2">
            <text:p>4220</text:p>
          </table:table-cell>
          <table:table-cell office:value-type="float" office:value="-7696" table:style-name="ce2">
            <text:p>-7696</text:p>
          </table:table-cell>
          <table:table-cell office:value-type="float" office:value="260579" table:style-name="ce2">
            <text:p>260579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7074" table:style-name="ce2">
            <text:p>-7074</text:p>
          </table:table-cell>
          <table:table-cell office:value-type="float" office:value="4268" table:style-name="ce2">
            <text:p>4268</text:p>
          </table:table-cell>
          <table:table-cell office:value-type="float" office:value="-7388" table:style-name="ce2">
            <text:p>-7388</text:p>
          </table:table-cell>
          <table:table-cell office:value-type="float" office:value="260588" table:style-name="ce2">
            <text:p>260588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6994" table:style-name="ce2">
            <text:p>-6994</text:p>
          </table:table-cell>
          <table:table-cell office:value-type="float" office:value="4348" table:style-name="ce2">
            <text:p>4348</text:p>
          </table:table-cell>
          <table:table-cell office:value-type="float" office:value="-7340" table:style-name="ce2">
            <text:p>-7340</text:p>
          </table:table-cell>
          <table:table-cell office:value-type="float" office:value="260596" table:style-name="ce2">
            <text:p>260596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6994" table:style-name="ce2">
            <text:p>-6994</text:p>
          </table:table-cell>
          <table:table-cell office:value-type="float" office:value="4484" table:style-name="ce2">
            <text:p>4484</text:p>
          </table:table-cell>
          <table:table-cell office:value-type="float" office:value="-7060" table:style-name="ce2">
            <text:p>-7060</text:p>
          </table:table-cell>
          <table:table-cell office:value-type="float" office:value="260604" table:style-name="ce2">
            <text:p>260604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6926" table:style-name="ce2">
            <text:p>-6926</text:p>
          </table:table-cell>
          <table:table-cell office:value-type="float" office:value="4680" table:style-name="ce2">
            <text:p>4680</text:p>
          </table:table-cell>
          <table:table-cell office:value-type="float" office:value="-6896" table:style-name="ce2">
            <text:p>-6896</text:p>
          </table:table-cell>
          <table:table-cell office:value-type="float" office:value="260613" table:style-name="ce2">
            <text:p>260613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6718" table:style-name="ce2">
            <text:p>-6718</text:p>
          </table:table-cell>
          <table:table-cell office:value-type="float" office:value="4636" table:style-name="ce2">
            <text:p>4636</text:p>
          </table:table-cell>
          <table:table-cell office:value-type="float" office:value="-6768" table:style-name="ce2">
            <text:p>-6768</text:p>
          </table:table-cell>
          <table:table-cell office:value-type="float" office:value="260621" table:style-name="ce2">
            <text:p>260621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6638" table:style-name="ce2">
            <text:p>-6638</text:p>
          </table:table-cell>
          <table:table-cell office:value-type="float" office:value="4736" table:style-name="ce2">
            <text:p>4736</text:p>
          </table:table-cell>
          <table:table-cell office:value-type="float" office:value="-6632" table:style-name="ce2">
            <text:p>-6632</text:p>
          </table:table-cell>
          <table:table-cell office:value-type="float" office:value="260629" table:style-name="ce2">
            <text:p>260629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6478" table:style-name="ce2">
            <text:p>-6478</text:p>
          </table:table-cell>
          <table:table-cell office:value-type="float" office:value="4736" table:style-name="ce2">
            <text:p>4736</text:p>
          </table:table-cell>
          <table:table-cell office:value-type="float" office:value="-6632" table:style-name="ce2">
            <text:p>-6632</text:p>
          </table:table-cell>
          <table:table-cell office:value-type="float" office:value="260637" table:style-name="ce2">
            <text:p>260637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6482" table:style-name="ce2">
            <text:p>-6482</text:p>
          </table:table-cell>
          <table:table-cell office:value-type="float" office:value="4764" table:style-name="ce2">
            <text:p>4764</text:p>
          </table:table-cell>
          <table:table-cell office:value-type="float" office:value="-6380" table:style-name="ce2">
            <text:p>-6380</text:p>
          </table:table-cell>
          <table:table-cell office:value-type="float" office:value="260646" table:style-name="ce2">
            <text:p>260646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6306" table:style-name="ce2">
            <text:p>-6306</text:p>
          </table:table-cell>
          <table:table-cell office:value-type="float" office:value="5144" table:style-name="ce2">
            <text:p>5144</text:p>
          </table:table-cell>
          <table:table-cell office:value-type="float" office:value="-6268" table:style-name="ce2">
            <text:p>-6268</text:p>
          </table:table-cell>
          <table:table-cell office:value-type="float" office:value="260654" table:style-name="ce2">
            <text:p>260654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6434" table:style-name="ce2">
            <text:p>-6434</text:p>
          </table:table-cell>
          <table:table-cell office:value-type="float" office:value="5400" table:style-name="ce2">
            <text:p>5400</text:p>
          </table:table-cell>
          <table:table-cell office:value-type="float" office:value="-6188" table:style-name="ce2">
            <text:p>-6188</text:p>
          </table:table-cell>
          <table:table-cell office:value-type="float" office:value="260662" table:style-name="ce2">
            <text:p>260662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6254" table:style-name="ce2">
            <text:p>-6254</text:p>
          </table:table-cell>
          <table:table-cell office:value-type="float" office:value="5552" table:style-name="ce2">
            <text:p>5552</text:p>
          </table:table-cell>
          <table:table-cell office:value-type="float" office:value="-6120" table:style-name="ce2">
            <text:p>-6120</text:p>
          </table:table-cell>
          <table:table-cell office:value-type="float" office:value="260673" table:style-name="ce2">
            <text:p>260673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6146" table:style-name="ce2">
            <text:p>-6146</text:p>
          </table:table-cell>
          <table:table-cell office:value-type="float" office:value="5952" table:style-name="ce2">
            <text:p>5952</text:p>
          </table:table-cell>
          <table:table-cell office:value-type="float" office:value="-6072" table:style-name="ce2">
            <text:p>-6072</text:p>
          </table:table-cell>
          <table:table-cell office:value-type="float" office:value="260681" table:style-name="ce2">
            <text:p>260681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6030" table:style-name="ce2">
            <text:p>-6030</text:p>
          </table:table-cell>
          <table:table-cell office:value-type="float" office:value="6092" table:style-name="ce2">
            <text:p>6092</text:p>
          </table:table-cell>
          <table:table-cell office:value-type="float" office:value="-6204" table:style-name="ce2">
            <text:p>-6204</text:p>
          </table:table-cell>
          <table:table-cell office:value-type="float" office:value="260690" table:style-name="ce2">
            <text:p>260690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16762" table:style-name="ce2">
            <text:p>16762</text:p>
          </table:table-cell>
          <table:table-cell office:value-type="float" office:value="-28864" table:style-name="ce2">
            <text:p>-28864</text:p>
          </table:table-cell>
          <table:table-cell office:value-type="float" office:value="32767" table:style-name="ce2">
            <text:p>32767</text:p>
          </table:table-cell>
          <table:table-cell office:value-type="float" office:value="260698" table:style-name="ce2">
            <text:p>260698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31817" table:style-name="ce2">
            <text:p>31817</text:p>
          </table:table-cell>
          <table:table-cell office:value-type="float" office:value="33067" table:style-name="ce2">
            <text:p>33067</text:p>
          </table:table-cell>
          <table:table-cell office:value-type="float" office:value="32767" table:style-name="ce2">
            <text:p>32767</text:p>
          </table:table-cell>
          <table:table-cell office:value-type="float" office:value="260706" table:style-name="ce2">
            <text:p>260706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2678" table:style-name="ce2">
            <text:p>2678</text:p>
          </table:table-cell>
          <table:table-cell office:value-type="float" office:value="19516" table:style-name="ce2">
            <text:p>19516</text:p>
          </table:table-cell>
          <table:table-cell office:value-type="float" office:value="8960" table:style-name="ce2">
            <text:p>8960</text:p>
          </table:table-cell>
          <table:table-cell office:value-type="float" office:value="260714" table:style-name="ce2">
            <text:p>260714</text:p>
          </table:table-cell>
          <table:table-cell office:value-type="float" office:value="10980" table:style-name="ce2">
            <text:p>10980</text:p>
          </table:table-cell>
          <table:table-cell office:value-type="float" office:value="-32853" table:style-name="ce2">
            <text:p>-32853</text:p>
          </table:table-cell>
          <table:table-cell office:value-type="float" office:value="-21443" table:style-name="ce2">
            <text:p>-21443</text:p>
          </table:table-cell>
          <table:table-cell table:number-columns-repeated="16377"/>
        </table:table-row>
        <table:table-row table:style-name="ro1">
          <table:table-cell office:value-type="float" office:value="-24462" table:style-name="ce2">
            <text:p>-24462</text:p>
          </table:table-cell>
          <table:table-cell office:value-type="float" office:value="-4088" table:style-name="ce2">
            <text:p>-4088</text:p>
          </table:table-cell>
          <table:table-cell office:value-type="float" office:value="-9524" table:style-name="ce2">
            <text:p>-9524</text:p>
          </table:table-cell>
          <table:table-cell office:value-type="float" office:value="260723" table:style-name="ce2">
            <text:p>260723</text:p>
          </table:table-cell>
          <table:table-cell office:value-type="float" office:value="19442" table:style-name="ce2">
            <text:p>19442</text:p>
          </table:table-cell>
          <table:table-cell office:value-type="float" office:value="-32853" table:style-name="ce2">
            <text:p>-32853</text:p>
          </table:table-cell>
          <table:table-cell office:value-type="float" office:value="-30211" table:style-name="ce2">
            <text:p>-30211</text:p>
          </table:table-cell>
          <table:table-cell table:number-columns-repeated="16377"/>
        </table:table-row>
        <table:table-row table:style-name="ro1">
          <table:table-cell office:value-type="float" office:value="-12026" table:style-name="ce2">
            <text:p>-12026</text:p>
          </table:table-cell>
          <table:table-cell office:value-type="float" office:value="12340" table:style-name="ce2">
            <text:p>12340</text:p>
          </table:table-cell>
          <table:table-cell office:value-type="float" office:value="-3980" table:style-name="ce2">
            <text:p>-3980</text:p>
          </table:table-cell>
          <table:table-cell office:value-type="float" office:value="260731" table:style-name="ce2">
            <text:p>260731</text:p>
          </table:table-cell>
          <table:table-cell office:value-type="float" office:value="15150" table:style-name="ce2">
            <text:p>15150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4426" table:style-name="ce2">
            <text:p>-4426</text:p>
          </table:table-cell>
          <table:table-cell office:value-type="float" office:value="416" table:style-name="ce2">
            <text:p>416</text:p>
          </table:table-cell>
          <table:table-cell office:value-type="float" office:value="-10192" table:style-name="ce2">
            <text:p>-10192</text:p>
          </table:table-cell>
          <table:table-cell office:value-type="float" office:value="260739" table:style-name="ce2">
            <text:p>260739</text:p>
          </table:table-cell>
          <table:table-cell office:value-type="float" office:value="13377" table:style-name="ce2">
            <text:p>1337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5386" table:style-name="ce2">
            <text:p>5386</text:p>
          </table:table-cell>
          <table:table-cell office:value-type="float" office:value="18480" table:style-name="ce2">
            <text:p>18480</text:p>
          </table:table-cell>
          <table:table-cell office:value-type="float" office:value="-11772" table:style-name="ce2">
            <text:p>-11772</text:p>
          </table:table-cell>
          <table:table-cell office:value-type="float" office:value="260748" table:style-name="ce2">
            <text:p>260748</text:p>
          </table:table-cell>
          <table:table-cell office:value-type="float" office:value="6974" table:style-name="ce2">
            <text:p>6974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31817" table:style-name="ce2">
            <text:p>31817</text:p>
          </table:table-cell>
          <table:table-cell office:value-type="float" office:value="33067" table:style-name="ce2">
            <text:p>33067</text:p>
          </table:table-cell>
          <table:table-cell office:value-type="float" office:value="-32768" table:style-name="ce2">
            <text:p>-32768</text:p>
          </table:table-cell>
          <table:table-cell office:value-type="float" office:value="260756" table:style-name="ce2">
            <text:p>260756</text:p>
          </table:table-cell>
          <table:table-cell office:value-type="float" office:value="-30213" table:style-name="ce2">
            <text:p>-30213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3130" table:style-name="ce2">
            <text:p>3130</text:p>
          </table:table-cell>
          <table:table-cell office:value-type="float" office:value="17364" table:style-name="ce2">
            <text:p>17364</text:p>
          </table:table-cell>
          <table:table-cell office:value-type="float" office:value="-12016" table:style-name="ce2">
            <text:p>-12016</text:p>
          </table:table-cell>
          <table:table-cell office:value-type="float" office:value="260764" table:style-name="ce2">
            <text:p>260764</text:p>
          </table:table-cell>
          <table:table-cell office:value-type="float" office:value="-14555" table:style-name="ce2">
            <text:p>-14555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7054" table:style-name="ce2">
            <text:p>-7054</text:p>
          </table:table-cell>
          <table:table-cell office:value-type="float" office:value="5624" table:style-name="ce2">
            <text:p>5624</text:p>
          </table:table-cell>
          <table:table-cell office:value-type="float" office:value="-7488" table:style-name="ce2">
            <text:p>-7488</text:p>
          </table:table-cell>
          <table:table-cell office:value-type="float" office:value="260772" table:style-name="ce2">
            <text:p>260772</text:p>
          </table:table-cell>
          <table:table-cell office:value-type="float" office:value="-18274" table:style-name="ce2">
            <text:p>-18274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3774" table:style-name="ce2">
            <text:p>-3774</text:p>
          </table:table-cell>
          <table:table-cell office:value-type="float" office:value="3092" table:style-name="ce2">
            <text:p>3092</text:p>
          </table:table-cell>
          <table:table-cell office:value-type="float" office:value="-7384" table:style-name="ce2">
            <text:p>-7384</text:p>
          </table:table-cell>
          <table:table-cell office:value-type="float" office:value="260781" table:style-name="ce2">
            <text:p>260781</text:p>
          </table:table-cell>
          <table:table-cell office:value-type="float" office:value="-18776" table:style-name="ce2">
            <text:p>-18776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4102" table:style-name="ce2">
            <text:p>-4102</text:p>
          </table:table-cell>
          <table:table-cell office:value-type="float" office:value="3796" table:style-name="ce2">
            <text:p>3796</text:p>
          </table:table-cell>
          <table:table-cell office:value-type="float" office:value="-7532" table:style-name="ce2">
            <text:p>-7532</text:p>
          </table:table-cell>
          <table:table-cell office:value-type="float" office:value="260789" table:style-name="ce2">
            <text:p>260789</text:p>
          </table:table-cell>
          <table:table-cell office:value-type="float" office:value="-20340" table:style-name="ce2">
            <text:p>-20340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4594" table:style-name="ce2">
            <text:p>-4594</text:p>
          </table:table-cell>
          <table:table-cell office:value-type="float" office:value="3980" table:style-name="ce2">
            <text:p>3980</text:p>
          </table:table-cell>
          <table:table-cell office:value-type="float" office:value="-7224" table:style-name="ce2">
            <text:p>-7224</text:p>
          </table:table-cell>
          <table:table-cell office:value-type="float" office:value="260797" table:style-name="ce2">
            <text:p>260797</text:p>
          </table:table-cell>
          <table:table-cell office:value-type="float" office:value="-21011" table:style-name="ce2">
            <text:p>-21011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4346" table:style-name="ce2">
            <text:p>-4346</text:p>
          </table:table-cell>
          <table:table-cell office:value-type="float" office:value="3812" table:style-name="ce2">
            <text:p>3812</text:p>
          </table:table-cell>
          <table:table-cell office:value-type="float" office:value="-6664" table:style-name="ce2">
            <text:p>-6664</text:p>
          </table:table-cell>
          <table:table-cell office:value-type="float" office:value="260805" table:style-name="ce2">
            <text:p>260805</text:p>
          </table:table-cell>
          <table:table-cell office:value-type="float" office:value="-22063" table:style-name="ce2">
            <text:p>-22063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4538" table:style-name="ce2">
            <text:p>-4538</text:p>
          </table:table-cell>
          <table:table-cell office:value-type="float" office:value="4464" table:style-name="ce2">
            <text:p>4464</text:p>
          </table:table-cell>
          <table:table-cell office:value-type="float" office:value="-6332" table:style-name="ce2">
            <text:p>-6332</text:p>
          </table:table-cell>
          <table:table-cell office:value-type="float" office:value="260814" table:style-name="ce2">
            <text:p>260814</text:p>
          </table:table-cell>
          <table:table-cell office:value-type="float" office:value="-23213" table:style-name="ce2">
            <text:p>-23213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4774" table:style-name="ce2">
            <text:p>-4774</text:p>
          </table:table-cell>
          <table:table-cell office:value-type="float" office:value="4204" table:style-name="ce2">
            <text:p>4204</text:p>
          </table:table-cell>
          <table:table-cell office:value-type="float" office:value="-6204" table:style-name="ce2">
            <text:p>-6204</text:p>
          </table:table-cell>
          <table:table-cell office:value-type="float" office:value="260822" table:style-name="ce2">
            <text:p>260822</text:p>
          </table:table-cell>
          <table:table-cell office:value-type="float" office:value="-24166" table:style-name="ce2">
            <text:p>-24166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5010" table:style-name="ce2">
            <text:p>-5010</text:p>
          </table:table-cell>
          <table:table-cell office:value-type="float" office:value="4052" table:style-name="ce2">
            <text:p>4052</text:p>
          </table:table-cell>
          <table:table-cell office:value-type="float" office:value="-6072" table:style-name="ce2">
            <text:p>-6072</text:p>
          </table:table-cell>
          <table:table-cell office:value-type="float" office:value="260830" table:style-name="ce2">
            <text:p>260830</text:p>
          </table:table-cell>
          <table:table-cell office:value-type="float" office:value="-25104" table:style-name="ce2">
            <text:p>-25104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4986" table:style-name="ce2">
            <text:p>-4986</text:p>
          </table:table-cell>
          <table:table-cell office:value-type="float" office:value="4232" table:style-name="ce2">
            <text:p>4232</text:p>
          </table:table-cell>
          <table:table-cell office:value-type="float" office:value="-6076" table:style-name="ce2">
            <text:p>-6076</text:p>
          </table:table-cell>
          <table:table-cell office:value-type="float" office:value="260839" table:style-name="ce2">
            <text:p>260839</text:p>
          </table:table-cell>
          <table:table-cell office:value-type="float" office:value="-26042" table:style-name="ce2">
            <text:p>-26042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106" table:style-name="ce2">
            <text:p>-106</text:p>
          </table:table-cell>
          <table:table-cell office:value-type="float" office:value="33067" table:style-name="ce2">
            <text:p>33067</text:p>
          </table:table-cell>
          <table:table-cell office:value-type="float" office:value="-32768" table:style-name="ce2">
            <text:p>-32768</text:p>
          </table:table-cell>
          <table:table-cell office:value-type="float" office:value="260847" table:style-name="ce2">
            <text:p>260847</text:p>
          </table:table-cell>
          <table:table-cell office:value-type="float" office:value="-15523" table:style-name="ce2">
            <text:p>-15523</text:p>
          </table:table-cell>
          <table:table-cell office:value-type="float" office:value="-32853" table:style-name="ce2">
            <text:p>-32853</text:p>
          </table:table-cell>
          <table:table-cell office:value-type="float" office:value="-17661" table:style-name="ce2">
            <text:p>-17661</text:p>
          </table:table-cell>
          <table:table-cell table:number-columns-repeated="16377"/>
        </table:table-row>
        <table:table-row table:style-name="ro1">
          <table:table-cell office:value-type="float" office:value="-33718" table:style-name="ce2">
            <text:p>-33718</text:p>
          </table:table-cell>
          <table:table-cell office:value-type="float" office:value="-8976" table:style-name="ce2">
            <text:p>-8976</text:p>
          </table:table-cell>
          <table:table-cell office:value-type="float" office:value="-32472" table:style-name="ce2">
            <text:p>-32472</text:p>
          </table:table-cell>
          <table:table-cell office:value-type="float" office:value="260855" table:style-name="ce2">
            <text:p>260855</text:p>
          </table:table-cell>
          <table:table-cell office:value-type="float" office:value="-21127" table:style-name="ce2">
            <text:p>-2112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698" table:style-name="ce2">
            <text:p>698</text:p>
          </table:table-cell>
          <table:table-cell office:value-type="float" office:value="13752" table:style-name="ce2">
            <text:p>13752</text:p>
          </table:table-cell>
          <table:table-cell office:value-type="float" office:value="-9624" table:style-name="ce2">
            <text:p>-9624</text:p>
          </table:table-cell>
          <table:table-cell office:value-type="float" office:value="260863" table:style-name="ce2">
            <text:p>260863</text:p>
          </table:table-cell>
          <table:table-cell office:value-type="float" office:value="-9092" table:style-name="ce2">
            <text:p>-9092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7990" table:style-name="ce2">
            <text:p>-7990</text:p>
          </table:table-cell>
          <table:table-cell office:value-type="float" office:value="4528" table:style-name="ce2">
            <text:p>4528</text:p>
          </table:table-cell>
          <table:table-cell office:value-type="float" office:value="-328" table:style-name="ce2">
            <text:p>-328</text:p>
          </table:table-cell>
          <table:table-cell office:value-type="float" office:value="260873" table:style-name="ce2">
            <text:p>260873</text:p>
          </table:table-cell>
          <table:table-cell office:value-type="float" office:value="-10142" table:style-name="ce2">
            <text:p>-10142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5194" table:style-name="ce2">
            <text:p>-5194</text:p>
          </table:table-cell>
          <table:table-cell office:value-type="float" office:value="4616" table:style-name="ce2">
            <text:p>4616</text:p>
          </table:table-cell>
          <table:table-cell office:value-type="float" office:value="-3288" table:style-name="ce2">
            <text:p>-3288</text:p>
          </table:table-cell>
          <table:table-cell office:value-type="float" office:value="260882" table:style-name="ce2">
            <text:p>260882</text:p>
          </table:table-cell>
          <table:table-cell office:value-type="float" office:value="-10758" table:style-name="ce2">
            <text:p>-10758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2690" table:style-name="ce2">
            <text:p>-2690</text:p>
          </table:table-cell>
          <table:table-cell office:value-type="float" office:value="2964" table:style-name="ce2">
            <text:p>2964</text:p>
          </table:table-cell>
          <table:table-cell office:value-type="float" office:value="-3812" table:style-name="ce2">
            <text:p>-3812</text:p>
          </table:table-cell>
          <table:table-cell office:value-type="float" office:value="260890" table:style-name="ce2">
            <text:p>260890</text:p>
          </table:table-cell>
          <table:table-cell office:value-type="float" office:value="-11172" table:style-name="ce2">
            <text:p>-11172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2134" table:style-name="ce2">
            <text:p>-2134</text:p>
          </table:table-cell>
          <table:table-cell office:value-type="float" office:value="2416" table:style-name="ce2">
            <text:p>2416</text:p>
          </table:table-cell>
          <table:table-cell office:value-type="float" office:value="-3700" table:style-name="ce2">
            <text:p>-3700</text:p>
          </table:table-cell>
          <table:table-cell office:value-type="float" office:value="260899" table:style-name="ce2">
            <text:p>260899</text:p>
          </table:table-cell>
          <table:table-cell office:value-type="float" office:value="-11566" table:style-name="ce2">
            <text:p>-11566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3070" table:style-name="ce2">
            <text:p>-3070</text:p>
          </table:table-cell>
          <table:table-cell office:value-type="float" office:value="2300" table:style-name="ce2">
            <text:p>2300</text:p>
          </table:table-cell>
          <table:table-cell office:value-type="float" office:value="-3596" table:style-name="ce2">
            <text:p>-3596</text:p>
          </table:table-cell>
          <table:table-cell office:value-type="float" office:value="260907" table:style-name="ce2">
            <text:p>260907</text:p>
          </table:table-cell>
          <table:table-cell office:value-type="float" office:value="-12203" table:style-name="ce2">
            <text:p>-12203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3410" table:style-name="ce2">
            <text:p>-3410</text:p>
          </table:table-cell>
          <table:table-cell office:value-type="float" office:value="2404" table:style-name="ce2">
            <text:p>2404</text:p>
          </table:table-cell>
          <table:table-cell office:value-type="float" office:value="-3420" table:style-name="ce2">
            <text:p>-3420</text:p>
          </table:table-cell>
          <table:table-cell office:value-type="float" office:value="260915" table:style-name="ce2">
            <text:p>260915</text:p>
          </table:table-cell>
          <table:table-cell office:value-type="float" office:value="-12926" table:style-name="ce2">
            <text:p>-12926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3254" table:style-name="ce2">
            <text:p>-3254</text:p>
          </table:table-cell>
          <table:table-cell office:value-type="float" office:value="2560" table:style-name="ce2">
            <text:p>2560</text:p>
          </table:table-cell>
          <table:table-cell office:value-type="float" office:value="-3360" table:style-name="ce2">
            <text:p>-3360</text:p>
          </table:table-cell>
          <table:table-cell office:value-type="float" office:value="260924" table:style-name="ce2">
            <text:p>260924</text:p>
          </table:table-cell>
          <table:table-cell office:value-type="float" office:value="-13605" table:style-name="ce2">
            <text:p>-13605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3158" table:style-name="ce2">
            <text:p>-3158</text:p>
          </table:table-cell>
          <table:table-cell office:value-type="float" office:value="2600" table:style-name="ce2">
            <text:p>2600</text:p>
          </table:table-cell>
          <table:table-cell office:value-type="float" office:value="-3328" table:style-name="ce2">
            <text:p>-3328</text:p>
          </table:table-cell>
          <table:table-cell office:value-type="float" office:value="260932" table:style-name="ce2">
            <text:p>260932</text:p>
          </table:table-cell>
          <table:table-cell office:value-type="float" office:value="-14219" table:style-name="ce2">
            <text:p>-14219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3118" table:style-name="ce2">
            <text:p>-3118</text:p>
          </table:table-cell>
          <table:table-cell office:value-type="float" office:value="2600" table:style-name="ce2">
            <text:p>2600</text:p>
          </table:table-cell>
          <table:table-cell office:value-type="float" office:value="-3312" table:style-name="ce2">
            <text:p>-3312</text:p>
          </table:table-cell>
          <table:table-cell office:value-type="float" office:value="260940" table:style-name="ce2">
            <text:p>260940</text:p>
          </table:table-cell>
          <table:table-cell office:value-type="float" office:value="-14899" table:style-name="ce2">
            <text:p>-14899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3098" table:style-name="ce2">
            <text:p>-3098</text:p>
          </table:table-cell>
          <table:table-cell office:value-type="float" office:value="2460" table:style-name="ce2">
            <text:p>2460</text:p>
          </table:table-cell>
          <table:table-cell office:value-type="float" office:value="-3352" table:style-name="ce2">
            <text:p>-3352</text:p>
          </table:table-cell>
          <table:table-cell office:value-type="float" office:value="260948" table:style-name="ce2">
            <text:p>260948</text:p>
          </table:table-cell>
          <table:table-cell office:value-type="float" office:value="-15607" table:style-name="ce2">
            <text:p>-1560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2938" table:style-name="ce2">
            <text:p>-2938</text:p>
          </table:table-cell>
          <table:table-cell office:value-type="float" office:value="2444" table:style-name="ce2">
            <text:p>2444</text:p>
          </table:table-cell>
          <table:table-cell office:value-type="float" office:value="-3324" table:style-name="ce2">
            <text:p>-3324</text:p>
          </table:table-cell>
          <table:table-cell office:value-type="float" office:value="260957" table:style-name="ce2">
            <text:p>260957</text:p>
          </table:table-cell>
          <table:table-cell office:value-type="float" office:value="-16302" table:style-name="ce2">
            <text:p>-16302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2898" table:style-name="ce2">
            <text:p>-2898</text:p>
          </table:table-cell>
          <table:table-cell office:value-type="float" office:value="2432" table:style-name="ce2">
            <text:p>2432</text:p>
          </table:table-cell>
          <table:table-cell office:value-type="float" office:value="-3124" table:style-name="ce2">
            <text:p>-3124</text:p>
          </table:table-cell>
          <table:table-cell office:value-type="float" office:value="260965" table:style-name="ce2">
            <text:p>260965</text:p>
          </table:table-cell>
          <table:table-cell office:value-type="float" office:value="-16920" table:style-name="ce2">
            <text:p>-16920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2802" table:style-name="ce2">
            <text:p>-2802</text:p>
          </table:table-cell>
          <table:table-cell office:value-type="float" office:value="2284" table:style-name="ce2">
            <text:p>2284</text:p>
          </table:table-cell>
          <table:table-cell office:value-type="float" office:value="-3152" table:style-name="ce2">
            <text:p>-3152</text:p>
          </table:table-cell>
          <table:table-cell office:value-type="float" office:value="260973" table:style-name="ce2">
            <text:p>260973</text:p>
          </table:table-cell>
          <table:table-cell office:value-type="float" office:value="-17510" table:style-name="ce2">
            <text:p>-17510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2778" table:style-name="ce2">
            <text:p>-2778</text:p>
          </table:table-cell>
          <table:table-cell office:value-type="float" office:value="2312" table:style-name="ce2">
            <text:p>2312</text:p>
          </table:table-cell>
          <table:table-cell office:value-type="float" office:value="-2908" table:style-name="ce2">
            <text:p>-2908</text:p>
          </table:table-cell>
          <table:table-cell office:value-type="float" office:value="260982" table:style-name="ce2">
            <text:p>260982</text:p>
          </table:table-cell>
          <table:table-cell office:value-type="float" office:value="-18004" table:style-name="ce2">
            <text:p>-18004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33718" table:style-name="ce2">
            <text:p>-33718</text:p>
          </table:table-cell>
          <table:table-cell office:value-type="float" office:value="11216" table:style-name="ce2">
            <text:p>11216</text:p>
          </table:table-cell>
          <table:table-cell office:value-type="float" office:value="32767" table:style-name="ce2">
            <text:p>32767</text:p>
          </table:table-cell>
          <table:table-cell office:value-type="float" office:value="260990" table:style-name="ce2">
            <text:p>260990</text:p>
          </table:table-cell>
          <table:table-cell office:value-type="float" office:value="-25416" table:style-name="ce2">
            <text:p>-25416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33718" table:style-name="ce2">
            <text:p>-33718</text:p>
          </table:table-cell>
          <table:table-cell office:value-type="float" office:value="-32468" table:style-name="ce2">
            <text:p>-32468</text:p>
          </table:table-cell>
          <table:table-cell office:value-type="float" office:value="32767" table:style-name="ce2">
            <text:p>32767</text:p>
          </table:table-cell>
          <table:table-cell office:value-type="float" office:value="260998" table:style-name="ce2">
            <text:p>260998</text:p>
          </table:table-cell>
          <table:table-cell office:value-type="float" office:value="-9878" table:style-name="ce2">
            <text:p>-9878</text:p>
          </table:table-cell>
          <table:table-cell office:value-type="float" office:value="-32853" table:style-name="ce2">
            <text:p>-32853</text:p>
          </table:table-cell>
          <table:table-cell office:value-type="float" office:value="-14427" table:style-name="ce2">
            <text:p>-14427</text:p>
          </table:table-cell>
          <table:table-cell table:number-columns-repeated="16377"/>
        </table:table-row>
        <table:table-row table:style-name="ro1">
          <table:table-cell office:value-type="float" office:value="-6022" table:style-name="ce2">
            <text:p>-6022</text:p>
          </table:table-cell>
          <table:table-cell office:value-type="float" office:value="-3824" table:style-name="ce2">
            <text:p>-3824</text:p>
          </table:table-cell>
          <table:table-cell office:value-type="float" office:value="-6840" table:style-name="ce2">
            <text:p>-6840</text:p>
          </table:table-cell>
          <table:table-cell office:value-type="float" office:value="261007" table:style-name="ce2">
            <text:p>261007</text:p>
          </table:table-cell>
          <table:table-cell office:value-type="float" office:value="-24512" table:style-name="ce2">
            <text:p>-24512</text:p>
          </table:table-cell>
          <table:table-cell office:value-type="float" office:value="-32853" table:style-name="ce2">
            <text:p>-32853</text:p>
          </table:table-cell>
          <table:table-cell office:value-type="float" office:value="-16125" table:style-name="ce2">
            <text:p>-16125</text:p>
          </table:table-cell>
          <table:table-cell table:number-columns-repeated="16377"/>
        </table:table-row>
        <table:table-row table:style-name="ro1">
          <table:table-cell office:value-type="float" office:value="-2550" table:style-name="ce2">
            <text:p>-2550</text:p>
          </table:table-cell>
          <table:table-cell office:value-type="float" office:value="-4532" table:style-name="ce2">
            <text:p>-4532</text:p>
          </table:table-cell>
          <table:table-cell office:value-type="float" office:value="-8100" table:style-name="ce2">
            <text:p>-8100</text:p>
          </table:table-cell>
          <table:table-cell office:value-type="float" office:value="261015" table:style-name="ce2">
            <text:p>261015</text:p>
          </table:table-cell>
          <table:table-cell office:value-type="float" office:value="-12111" table:style-name="ce2">
            <text:p>-12111</text:p>
          </table:table-cell>
          <table:table-cell office:value-type="float" office:value="-32853" table:style-name="ce2">
            <text:p>-32853</text:p>
          </table:table-cell>
          <table:table-cell office:value-type="float" office:value="-8149" table:style-name="ce2">
            <text:p>-8149</text:p>
          </table:table-cell>
          <table:table-cell table:number-columns-repeated="16377"/>
        </table:table-row>
        <table:table-row table:style-name="ro1">
          <table:table-cell office:value-type="float" office:value="-6294" table:style-name="ce2">
            <text:p>-6294</text:p>
          </table:table-cell>
          <table:table-cell office:value-type="float" office:value="2816" table:style-name="ce2">
            <text:p>2816</text:p>
          </table:table-cell>
          <table:table-cell office:value-type="float" office:value="-4232" table:style-name="ce2">
            <text:p>-4232</text:p>
          </table:table-cell>
          <table:table-cell office:value-type="float" office:value="261023" table:style-name="ce2">
            <text:p>261023</text:p>
          </table:table-cell>
          <table:table-cell office:value-type="float" office:value="-12810" table:style-name="ce2">
            <text:p>-12810</text:p>
          </table:table-cell>
          <table:table-cell office:value-type="float" office:value="-32853" table:style-name="ce2">
            <text:p>-32853</text:p>
          </table:table-cell>
          <table:table-cell office:value-type="float" office:value="-8765" table:style-name="ce2">
            <text:p>-8765</text:p>
          </table:table-cell>
          <table:table-cell table:number-columns-repeated="16377"/>
        </table:table-row>
        <table:table-row table:style-name="ro1">
          <table:table-cell office:value-type="float" office:value="-3850" table:style-name="ce2">
            <text:p>-3850</text:p>
          </table:table-cell>
          <table:table-cell office:value-type="float" office:value="1224" table:style-name="ce2">
            <text:p>1224</text:p>
          </table:table-cell>
          <table:table-cell office:value-type="float" office:value="-4004" table:style-name="ce2">
            <text:p>-4004</text:p>
          </table:table-cell>
          <table:table-cell office:value-type="float" office:value="261039" table:style-name="ce2">
            <text:p>261039</text:p>
          </table:table-cell>
          <table:table-cell office:value-type="float" office:value="-12642" table:style-name="ce2">
            <text:p>-12642</text:p>
          </table:table-cell>
          <table:table-cell office:value-type="float" office:value="-32853" table:style-name="ce2">
            <text:p>-32853</text:p>
          </table:table-cell>
          <table:table-cell office:value-type="float" office:value="-7748" table:style-name="ce2">
            <text:p>-7748</text:p>
          </table:table-cell>
          <table:table-cell table:number-columns-repeated="16377"/>
        </table:table-row>
        <table:table-row table:style-name="ro1">
          <table:table-cell office:value-type="float" office:value="-3222" table:style-name="ce2">
            <text:p>-3222</text:p>
          </table:table-cell>
          <table:table-cell office:value-type="float" office:value="776" table:style-name="ce2">
            <text:p>776</text:p>
          </table:table-cell>
          <table:table-cell office:value-type="float" office:value="-4128" table:style-name="ce2">
            <text:p>-4128</text:p>
          </table:table-cell>
          <table:table-cell office:value-type="float" office:value="261048" table:style-name="ce2">
            <text:p>261048</text:p>
          </table:table-cell>
          <table:table-cell office:value-type="float" office:value="-12376" table:style-name="ce2">
            <text:p>-12376</text:p>
          </table:table-cell>
          <table:table-cell office:value-type="float" office:value="-32853" table:style-name="ce2">
            <text:p>-32853</text:p>
          </table:table-cell>
          <table:table-cell office:value-type="float" office:value="-7222" table:style-name="ce2">
            <text:p>-7222</text:p>
          </table:table-cell>
          <table:table-cell table:number-columns-repeated="16377"/>
        </table:table-row>
        <table:table-row table:style-name="ro1">
          <table:table-cell office:value-type="float" office:value="-2838" table:style-name="ce2">
            <text:p>-2838</text:p>
          </table:table-cell>
          <table:table-cell office:value-type="float" office:value="568" table:style-name="ce2">
            <text:p>568</text:p>
          </table:table-cell>
          <table:table-cell office:value-type="float" office:value="-3896" table:style-name="ce2">
            <text:p>-3896</text:p>
          </table:table-cell>
          <table:table-cell office:value-type="float" office:value="261056" table:style-name="ce2">
            <text:p>261056</text:p>
          </table:table-cell>
          <table:table-cell office:value-type="float" office:value="-12300" table:style-name="ce2">
            <text:p>-12300</text:p>
          </table:table-cell>
          <table:table-cell office:value-type="float" office:value="-32853" table:style-name="ce2">
            <text:p>-32853</text:p>
          </table:table-cell>
          <table:table-cell office:value-type="float" office:value="-6913" table:style-name="ce2">
            <text:p>-6913</text:p>
          </table:table-cell>
          <table:table-cell table:number-columns-repeated="16377"/>
        </table:table-row>
        <table:table-row table:style-name="ro1">
          <table:table-cell office:value-type="float" office:value="-2694" table:style-name="ce2">
            <text:p>-2694</text:p>
          </table:table-cell>
          <table:table-cell office:value-type="float" office:value="636" table:style-name="ce2">
            <text:p>636</text:p>
          </table:table-cell>
          <table:table-cell office:value-type="float" office:value="-3704" table:style-name="ce2">
            <text:p>-3704</text:p>
          </table:table-cell>
          <table:table-cell office:value-type="float" office:value="261064" table:style-name="ce2">
            <text:p>261064</text:p>
          </table:table-cell>
          <table:table-cell office:value-type="float" office:value="-12125" table:style-name="ce2">
            <text:p>-12125</text:p>
          </table:table-cell>
          <table:table-cell office:value-type="float" office:value="-32853" table:style-name="ce2">
            <text:p>-32853</text:p>
          </table:table-cell>
          <table:table-cell office:value-type="float" office:value="-6532" table:style-name="ce2">
            <text:p>-6532</text:p>
          </table:table-cell>
          <table:table-cell table:number-columns-repeated="16377"/>
        </table:table-row>
        <table:table-row table:style-name="ro1">
          <table:table-cell office:value-type="float" office:value="-2450" table:style-name="ce2">
            <text:p>-2450</text:p>
          </table:table-cell>
          <table:table-cell office:value-type="float" office:value="576" table:style-name="ce2">
            <text:p>576</text:p>
          </table:table-cell>
          <table:table-cell office:value-type="float" office:value="-3516" table:style-name="ce2">
            <text:p>-3516</text:p>
          </table:table-cell>
          <table:table-cell office:value-type="float" office:value="261072" table:style-name="ce2">
            <text:p>261072</text:p>
          </table:table-cell>
          <table:table-cell office:value-type="float" office:value="-11831" table:style-name="ce2">
            <text:p>-11831</text:p>
          </table:table-cell>
          <table:table-cell office:value-type="float" office:value="-32853" table:style-name="ce2">
            <text:p>-32853</text:p>
          </table:table-cell>
          <table:table-cell office:value-type="float" office:value="-6034" table:style-name="ce2">
            <text:p>-6034</text:p>
          </table:table-cell>
          <table:table-cell table:number-columns-repeated="16377"/>
        </table:table-row>
        <table:table-row table:style-name="ro1">
          <table:table-cell office:value-type="float" office:value="-2162" table:style-name="ce2">
            <text:p>-2162</text:p>
          </table:table-cell>
          <table:table-cell office:value-type="float" office:value="640" table:style-name="ce2">
            <text:p>640</text:p>
          </table:table-cell>
          <table:table-cell office:value-type="float" office:value="-3608" table:style-name="ce2">
            <text:p>-3608</text:p>
          </table:table-cell>
          <table:table-cell office:value-type="float" office:value="261082" table:style-name="ce2">
            <text:p>261082</text:p>
          </table:table-cell>
          <table:table-cell office:value-type="float" office:value="-11646" table:style-name="ce2">
            <text:p>-11646</text:p>
          </table:table-cell>
          <table:table-cell office:value-type="float" office:value="-32853" table:style-name="ce2">
            <text:p>-32853</text:p>
          </table:table-cell>
          <table:table-cell office:value-type="float" office:value="-5581" table:style-name="ce2">
            <text:p>-5581</text:p>
          </table:table-cell>
          <table:table-cell table:number-columns-repeated="16377"/>
        </table:table-row>
        <table:table-row table:style-name="ro1">
          <table:table-cell office:value-type="float" office:value="-1726" table:style-name="ce2">
            <text:p>-1726</text:p>
          </table:table-cell>
          <table:table-cell office:value-type="float" office:value="460" table:style-name="ce2">
            <text:p>460</text:p>
          </table:table-cell>
          <table:table-cell office:value-type="float" office:value="-3576" table:style-name="ce2">
            <text:p>-3576</text:p>
          </table:table-cell>
          <table:table-cell office:value-type="float" office:value="261091" table:style-name="ce2">
            <text:p>261091</text:p>
          </table:table-cell>
          <table:table-cell office:value-type="float" office:value="-11502" table:style-name="ce2">
            <text:p>-11502</text:p>
          </table:table-cell>
          <table:table-cell office:value-type="float" office:value="-32853" table:style-name="ce2">
            <text:p>-32853</text:p>
          </table:table-cell>
          <table:table-cell office:value-type="float" office:value="-5261" table:style-name="ce2">
            <text:p>-5261</text:p>
          </table:table-cell>
          <table:table-cell table:number-columns-repeated="16377"/>
        </table:table-row>
        <table:table-row table:style-name="ro1">
          <table:table-cell office:value-type="float" office:value="31817" table:style-name="ce2">
            <text:p>31817</text:p>
          </table:table-cell>
          <table:table-cell office:value-type="float" office:value="-32468" table:style-name="ce2">
            <text:p>-32468</text:p>
          </table:table-cell>
          <table:table-cell office:value-type="float" office:value="32767" table:style-name="ce2">
            <text:p>32767</text:p>
          </table:table-cell>
          <table:table-cell office:value-type="float" office:value="261099" table:style-name="ce2">
            <text:p>261099</text:p>
          </table:table-cell>
          <table:table-cell office:value-type="float" office:value="33367" table:style-name="ce2">
            <text:p>33367</text:p>
          </table:table-cell>
          <table:table-cell office:value-type="float" office:value="-32853" table:style-name="ce2">
            <text:p>-32853</text:p>
          </table:table-cell>
          <table:table-cell office:value-type="float" office:value="-32948" table:style-name="ce2">
            <text:p>-32948</text:p>
          </table:table-cell>
          <table:table-cell table:number-columns-repeated="16377"/>
        </table:table-row>
        <table:table-row table:style-name="ro1">
          <table:table-cell office:value-type="float" office:value="-17222" table:style-name="ce2">
            <text:p>-17222</text:p>
          </table:table-cell>
          <table:table-cell office:value-type="float" office:value="-9252" table:style-name="ce2">
            <text:p>-9252</text:p>
          </table:table-cell>
          <table:table-cell office:value-type="float" office:value="32767" table:style-name="ce2">
            <text:p>32767</text:p>
          </table:table-cell>
          <table:table-cell office:value-type="float" office:value="261175" table:style-name="ce2">
            <text:p>261175</text:p>
          </table:table-cell>
          <table:table-cell office:value-type="float" office:value="-32168" table:style-name="ce2">
            <text:p>-32168</text:p>
          </table:table-cell>
          <table:table-cell office:value-type="float" office:value="-16577" table:style-name="ce2">
            <text:p>-16577</text:p>
          </table:table-cell>
          <table:table-cell office:value-type="float" office:value="32587" table:style-name="ce2">
            <text:p>32587</text:p>
          </table:table-cell>
          <table:table-cell table:number-columns-repeated="16377"/>
        </table:table-row>
        <table:table-row table:style-name="ro1">
          <table:table-cell office:value-type="float" office:value="-11154" table:style-name="ce2">
            <text:p>-11154</text:p>
          </table:table-cell>
          <table:table-cell office:value-type="float" office:value="-6880" table:style-name="ce2">
            <text:p>-6880</text:p>
          </table:table-cell>
          <table:table-cell office:value-type="float" office:value="2488" table:style-name="ce2">
            <text:p>2488</text:p>
          </table:table-cell>
          <table:table-cell office:value-type="float" office:value="261183" table:style-name="ce2">
            <text:p>261183</text:p>
          </table:table-cell>
          <table:table-cell office:value-type="float" office:value="-32168" table:style-name="ce2">
            <text:p>-32168</text:p>
          </table:table-cell>
          <table:table-cell office:value-type="float" office:value="-32853" table:style-name="ce2">
            <text:p>-32853</text:p>
          </table:table-cell>
          <table:table-cell office:value-type="float" office:value="32587" table:style-name="ce2">
            <text:p>32587</text:p>
          </table:table-cell>
          <table:table-cell table:number-columns-repeated="16377"/>
        </table:table-row>
        <table:table-row table:style-name="ro1">
          <table:table-cell office:value-type="float" office:value="-3638" table:style-name="ce2">
            <text:p>-3638</text:p>
          </table:table-cell>
          <table:table-cell office:value-type="float" office:value="5188" table:style-name="ce2">
            <text:p>5188</text:p>
          </table:table-cell>
          <table:table-cell office:value-type="float" office:value="-4136" table:style-name="ce2">
            <text:p>-4136</text:p>
          </table:table-cell>
          <table:table-cell office:value-type="float" office:value="261192" table:style-name="ce2">
            <text:p>261192</text:p>
          </table:table-cell>
          <table:table-cell office:value-type="float" office:value="-32168" table:style-name="ce2">
            <text:p>-32168</text:p>
          </table:table-cell>
          <table:table-cell office:value-type="float" office:value="-31633" table:style-name="ce2">
            <text:p>-31633</text:p>
          </table:table-cell>
          <table:table-cell office:value-type="float" office:value="32587" table:style-name="ce2">
            <text:p>32587</text:p>
          </table:table-cell>
          <table:table-cell table:number-columns-repeated="16377"/>
        </table:table-row>
        <table:table-row table:style-name="ro1">
          <table:table-cell office:value-type="float" office:value="-3730" table:style-name="ce2">
            <text:p>-3730</text:p>
          </table:table-cell>
          <table:table-cell office:value-type="float" office:value="-1580" table:style-name="ce2">
            <text:p>-1580</text:p>
          </table:table-cell>
          <table:table-cell office:value-type="float" office:value="-1412" table:style-name="ce2">
            <text:p>-1412</text:p>
          </table:table-cell>
          <table:table-cell office:value-type="float" office:value="261200" table:style-name="ce2">
            <text:p>261200</text:p>
          </table:table-cell>
          <table:table-cell office:value-type="float" office:value="-32168" table:style-name="ce2">
            <text:p>-32168</text:p>
          </table:table-cell>
          <table:table-cell office:value-type="float" office:value="-32649" table:style-name="ce2">
            <text:p>-32649</text:p>
          </table:table-cell>
          <table:table-cell office:value-type="float" office:value="32587" table:style-name="ce2">
            <text:p>32587</text:p>
          </table:table-cell>
          <table:table-cell table:number-columns-repeated="16377"/>
        </table:table-row>
        <table:table-row table:style-name="ro1">
          <table:table-cell office:value-type="float" office:value="-766" table:style-name="ce2">
            <text:p>-766</text:p>
          </table:table-cell>
          <table:table-cell office:value-type="float" office:value="13540" table:style-name="ce2">
            <text:p>13540</text:p>
          </table:table-cell>
          <table:table-cell office:value-type="float" office:value="29040" table:style-name="ce2">
            <text:p>29040</text:p>
          </table:table-cell>
          <table:table-cell office:value-type="float" office:value="261238" table:style-name="ce2">
            <text:p>261238</text:p>
          </table:table-cell>
          <table:table-cell office:value-type="float" office:value="845" table:style-name="ce2">
            <text:p>845</text:p>
          </table:table-cell>
          <table:table-cell office:value-type="float" office:value="-9747" table:style-name="ce2">
            <text:p>-9747</text:p>
          </table:table-cell>
          <table:table-cell office:value-type="float" office:value="-8280" table:style-name="ce2">
            <text:p>-8280</text:p>
          </table:table-cell>
          <table:table-cell table:number-columns-repeated="16377"/>
        </table:table-row>
        <table:table-row table:style-name="ro1">
          <table:table-cell office:value-type="float" office:value="-1834" table:style-name="ce2">
            <text:p>-1834</text:p>
          </table:table-cell>
          <table:table-cell office:value-type="float" office:value="1472" table:style-name="ce2">
            <text:p>1472</text:p>
          </table:table-cell>
          <table:table-cell office:value-type="float" office:value="124" table:style-name="ce2">
            <text:p>124</text:p>
          </table:table-cell>
          <table:table-cell office:value-type="float" office:value="261246" table:style-name="ce2">
            <text:p>261246</text:p>
          </table:table-cell>
          <table:table-cell office:value-type="float" office:value="-1194" table:style-name="ce2">
            <text:p>-1194</text:p>
          </table:table-cell>
          <table:table-cell office:value-type="float" office:value="-14690" table:style-name="ce2">
            <text:p>-14690</text:p>
          </table:table-cell>
          <table:table-cell office:value-type="float" office:value="-7971" table:style-name="ce2">
            <text:p>-7971</text:p>
          </table:table-cell>
          <table:table-cell table:number-columns-repeated="16377"/>
        </table:table-row>
        <table:table-row table:style-name="ro1">
          <table:table-cell office:value-type="float" office:value="738" table:style-name="ce2">
            <text:p>738</text:p>
          </table:table-cell>
          <table:table-cell office:value-type="float" office:value="240" table:style-name="ce2">
            <text:p>240</text:p>
          </table:table-cell>
          <table:table-cell office:value-type="float" office:value="-4" table:style-name="ce2">
            <text:p>-4</text:p>
          </table:table-cell>
          <table:table-cell office:value-type="float" office:value="261254" table:style-name="ce2">
            <text:p>261254</text:p>
          </table:table-cell>
          <table:table-cell office:value-type="float" office:value="-600" table:style-name="ce2">
            <text:p>-600</text:p>
          </table:table-cell>
          <table:table-cell office:value-type="float" office:value="-13844" table:style-name="ce2">
            <text:p>-13844</text:p>
          </table:table-cell>
          <table:table-cell office:value-type="float" office:value="-7835" table:style-name="ce2">
            <text:p>-7835</text:p>
          </table:table-cell>
          <table:table-cell table:number-columns-repeated="16377"/>
        </table:table-row>
        <table:table-row table:style-name="ro1">
          <table:table-cell office:value-type="float" office:value="850" table:style-name="ce2">
            <text:p>850</text:p>
          </table:table-cell>
          <table:table-cell office:value-type="float" office:value="1060" table:style-name="ce2">
            <text:p>1060</text:p>
          </table:table-cell>
          <table:table-cell office:value-type="float" office:value="-396" table:style-name="ce2">
            <text:p>-396</text:p>
          </table:table-cell>
          <table:table-cell office:value-type="float" office:value="261263" table:style-name="ce2">
            <text:p>261263</text:p>
          </table:table-cell>
          <table:table-cell office:value-type="float" office:value="-950" table:style-name="ce2">
            <text:p>-950</text:p>
          </table:table-cell>
          <table:table-cell office:value-type="float" office:value="-13360" table:style-name="ce2">
            <text:p>-13360</text:p>
          </table:table-cell>
          <table:table-cell office:value-type="float" office:value="-7895" table:style-name="ce2">
            <text:p>-7895</text:p>
          </table:table-cell>
          <table:table-cell table:number-columns-repeated="16377"/>
        </table:table-row>
        <table:table-row table:style-name="ro1">
          <table:table-cell office:value-type="float" office:value="-3858" table:style-name="ce2">
            <text:p>-3858</text:p>
          </table:table-cell>
          <table:table-cell office:value-type="float" office:value="7724" table:style-name="ce2">
            <text:p>7724</text:p>
          </table:table-cell>
          <table:table-cell office:value-type="float" office:value="20220" table:style-name="ce2">
            <text:p>20220</text:p>
          </table:table-cell>
          <table:table-cell office:value-type="float" office:value="261271" table:style-name="ce2">
            <text:p>261271</text:p>
          </table:table-cell>
          <table:table-cell office:value-type="float" office:value="-3284" table:style-name="ce2">
            <text:p>-3284</text:p>
          </table:table-cell>
          <table:table-cell office:value-type="float" office:value="-21455" table:style-name="ce2">
            <text:p>-21455</text:p>
          </table:table-cell>
          <table:table-cell office:value-type="float" office:value="-5391" table:style-name="ce2">
            <text:p>-5391</text:p>
          </table:table-cell>
          <table:table-cell table:number-columns-repeated="16377"/>
        </table:table-row>
        <table:table-row table:style-name="ro1">
          <table:table-cell office:value-type="float" office:value="-16034" table:style-name="ce2">
            <text:p>-16034</text:p>
          </table:table-cell>
          <table:table-cell office:value-type="float" office:value="-8252" table:style-name="ce2">
            <text:p>-8252</text:p>
          </table:table-cell>
          <table:table-cell office:value-type="float" office:value="9984" table:style-name="ce2">
            <text:p>9984</text:p>
          </table:table-cell>
          <table:table-cell office:value-type="float" office:value="261290" table:style-name="ce2">
            <text:p>261290</text:p>
          </table:table-cell>
          <table:table-cell office:value-type="float" office:value="-24899" table:style-name="ce2">
            <text:p>-24899</text:p>
          </table:table-cell>
          <table:table-cell office:value-type="float" office:value="-10097" table:style-name="ce2">
            <text:p>-10097</text:p>
          </table:table-cell>
          <table:table-cell office:value-type="float" office:value="6824" table:style-name="ce2">
            <text:p>6824</text:p>
          </table:table-cell>
          <table:table-cell table:number-columns-repeated="16377"/>
        </table:table-row>
        <table:table-row table:style-name="ro1">
          <table:table-cell office:value-type="float" office:value="-466" table:style-name="ce2">
            <text:p>-466</text:p>
          </table:table-cell>
          <table:table-cell office:value-type="float" office:value="1468" table:style-name="ce2">
            <text:p>1468</text:p>
          </table:table-cell>
          <table:table-cell office:value-type="float" office:value="1964" table:style-name="ce2">
            <text:p>1964</text:p>
          </table:table-cell>
          <table:table-cell office:value-type="float" office:value="261298" table:style-name="ce2">
            <text:p>261298</text:p>
          </table:table-cell>
          <table:table-cell office:value-type="float" office:value="-20065" table:style-name="ce2">
            <text:p>-20065</text:p>
          </table:table-cell>
          <table:table-cell office:value-type="float" office:value="-3467" table:style-name="ce2">
            <text:p>-3467</text:p>
          </table:table-cell>
          <table:table-cell office:value-type="float" office:value="5715" table:style-name="ce2">
            <text:p>5715</text:p>
          </table:table-cell>
          <table:table-cell table:number-columns-repeated="16377"/>
        </table:table-row>
        <table:table-row table:style-name="ro1">
          <table:table-cell office:value-type="float" office:value="-2698" table:style-name="ce2">
            <text:p>-2698</text:p>
          </table:table-cell>
          <table:table-cell office:value-type="float" office:value="-1424" table:style-name="ce2">
            <text:p>-1424</text:p>
          </table:table-cell>
          <table:table-cell office:value-type="float" office:value="10060" table:style-name="ce2">
            <text:p>10060</text:p>
          </table:table-cell>
          <table:table-cell office:value-type="float" office:value="261329" table:style-name="ce2">
            <text:p>261329</text:p>
          </table:table-cell>
          <table:table-cell office:value-type="float" office:value="-2748" table:style-name="ce2">
            <text:p>-2748</text:p>
          </table:table-cell>
          <table:table-cell office:value-type="float" office:value="2678" table:style-name="ce2">
            <text:p>2678</text:p>
          </table:table-cell>
          <table:table-cell office:value-type="float" office:value="-6012" table:style-name="ce2">
            <text:p>-6012</text:p>
          </table:table-cell>
          <table:table-cell table:number-columns-repeated="16377"/>
        </table:table-row>
        <table:table-row table:style-name="ro1">
          <table:table-cell office:value-type="float" office:value="-46" table:style-name="ce2">
            <text:p>-46</text:p>
          </table:table-cell>
          <table:table-cell office:value-type="float" office:value="1592" table:style-name="ce2">
            <text:p>1592</text:p>
          </table:table-cell>
          <table:table-cell office:value-type="float" office:value="18296" table:style-name="ce2">
            <text:p>18296</text:p>
          </table:table-cell>
          <table:table-cell office:value-type="float" office:value="261405" table:style-name="ce2">
            <text:p>261405</text:p>
          </table:table-cell>
          <table:table-cell office:value-type="float" office:value="-1656" table:style-name="ce2">
            <text:p>-1656</text:p>
          </table:table-cell>
          <table:table-cell office:value-type="float" office:value="-1463" table:style-name="ce2">
            <text:p>-1463</text:p>
          </table:table-cell>
          <table:table-cell office:value-type="float" office:value="-2160" table:style-name="ce2">
            <text:p>-2160</text:p>
          </table:table-cell>
          <table:table-cell table:number-columns-repeated="16377"/>
        </table:table-row>
        <table:table-row table:number-rows-repeated="10481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928</meta:generator>
    <meta:initial-creator>EinfachFelix</meta:initial-creator>
    <dc:creator>EinfachFelix</dc:creator>
    <meta:creation-date>2023-01-21T14:52:44Z</meta:creation-date>
    <dc:date>2023-01-21T15:15:25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3.75pt" svg:width="360.0pt" chart:style-name="Crt0">
        <chart:title chart:style-name="CT00">
          <text:p text:style-name="a0" text:class-names="" text:cond-style-name="">Diagrammtitel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Tabelle2.$A$1:.$A$403" chart:class="chart:line" chart:attached-axis="primary-y" chart:style-name="G0S0">
            <chart:data-point chart:repeated="403"/>
          </chart:series>
          <chart:series chart:values-cell-range-address="Tabelle2.$B$1:.$B$403" chart:class="chart:line" chart:attached-axis="primary-y" chart:style-name="G0S1">
            <chart:data-point chart:repeated="403"/>
          </chart:series>
          <chart:series chart:values-cell-range-address="Tabelle2.$C$1:.$C$403" chart:class="chart:line" chart:attached-axis="primary-y" chart:style-name="G0S2">
            <chart:data-point chart:repeated="40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3.5769291338583pt" svg:width="360.0pt" chart:style-name="Crt0">
        <chart:title svg:x="272.3549606299212pt" svg:y="118.6538582677165pt" chart:style-name="CT00">
          <text:p text:style-name="a0" text:class-names="" text:cond-style-name="">Diagrammtitel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Tabelle2.$E$1:.$E$403" chart:class="chart:line" chart:attached-axis="primary-y" chart:style-name="G0S0">
            <chart:data-point chart:repeated="403"/>
          </chart:series>
          <chart:series chart:values-cell-range-address="Tabelle2.$F$1:.$F$403" chart:class="chart:line" chart:attached-axis="primary-y" chart:style-name="G0S1">
            <chart:data-point chart:repeated="403"/>
          </chart:series>
          <chart:series chart:values-cell-range-address="Tabelle2.$G$1:.$G$403" chart:class="chart:line" chart:attached-axis="primary-y" chart:style-name="G0S2">
            <chart:data-point chart:repeated="40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